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1.1181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1.4508in"/>
    </style:style>
    <style:style style:name="co13" style:family="table-column">
      <style:table-column-properties fo:break-before="auto" style:column-width="0.8819in"/>
    </style:style>
    <style:style style:name="co14" style:family="table-column">
      <style:table-column-properties fo:break-before="auto" style:column-width="0.9575in"/>
    </style:style>
    <style:style style:name="co15" style:family="table-column">
      <style:table-column-properties fo:break-before="auto" style:column-width="0.8181in"/>
    </style:style>
    <style:style style:name="co16" style:family="table-column">
      <style:table-column-properties fo:break-before="auto" style:column-width="0.7319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3" style:family="table-cell" style:parent-style-name="Default" style:data-style-name="N100"/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Video #7</text:p>
          </table:table-cell>
          <table:table-cell office:value-type="string">
            <text:p>initial positions:</text:p>
          </table:table-cell>
          <table:table-cell table:style-name="ce1" office:value-type="string">
            <text:p>[0, -.25, 0, -.5; 0, -.75, 0, pi-.5]</text:p>
          </table:table-cell>
          <table:table-cell table:number-columns-repeated="16"/>
        </table:table-row>
        <table:table-row table:style-name="ro1">
          <table:table-cell office:value-type="string">
            <text:p>runTime =30</text:p>
          </table:table-cell>
          <table:table-cell office:value-type="string">
            <text:p><text:s/>sigma =0.1</text:p>
          </table:table-cell>
          <table:table-cell office:value-type="string">
            <text:p><text:s/>tau =1</text:p>
          </table:table-cell>
          <table:table-cell office:value-type="string">
            <text:p><text:s/>mu =0.15</text:p>
          </table:table-cell>
          <table:table-cell office:value-type="string">
            <text:p><text:s/>Gamma =0.12</text:p>
          </table:table-cell>
          <table:table-cell office:value-type="string">
            <text:p>timeToDeleteSelf =8</text:p>
          </table:table-cell>
          <table:table-cell table:style-name="ce2" office:value-type="string">
            <text:p><text:span text:style-name="T1">TimeToDeleteOther</text:span> =2</text:p>
          </table:table-cell>
          <table:table-cell office:value-type="string">
            <text:p><text:s/>k1 =1</text:p>
          </table:table-cell>
          <table:table-cell office:value-type="string">
            <text:p><text:s/>k2 =1</text:p>
          </table:table-cell>
          <table:table-cell office:value-type="string">
            <text:p><text:s/>k3 =1</text:p>
          </table:table-cell>
          <table:table-cell office:value-type="string">
            <text:p><text:s/>origin =0 <text:s text:c="7"/>-0.5 <text:s text:c="10"/>0</text:p>
          </table:table-cell>
          <table:table-cell office:value-type="string">
            <text:p><text:s/>space-time average =1</text:p>
          </table:table-cell>
          <table:table-cell office:value-type="string">
            <text:p><text:s/>first step = 0.15</text:p>
          </table:table-cell>
          <table:table-cell office:value-type="string">
            <text:p><text:s/>first step speed =0.2</text:p>
          </table:table-cell>
          <table:table-cell office:value-type="string">
            <text:p>precision =6</text:p>
          </table:table-cell>
          <table:table-cell office:value-type="string">
            <text:p>shape =circle</text:p>
          </table:table-cell>
          <table:table-cell office:value-type="string">
            <text:p>radius =0.5</text:p>
          </table:table-cell>
          <table:table-cell table:number-columns-repeated="2"/>
        </table:table-row>
        <table:table-row table:style-name="ro2">
          <table:table-cell office:value-type="string">
            <text:p>robots running normal control law</text:p>
          </table:table-cell>
          <table:table-cell table:number-columns-repeated="18"/>
        </table:table-row>
        <table:table-row table:style-name="ro2">
          <table:table-cell office:value-type="string">
            <text:p>Robot 1</text:p>
          </table:table-cell>
          <table:table-cell table:number-columns-repeated="9"/>
          <table:table-cell office:value-type="string">
            <text:p>Robot 2</text:p>
          </table:table-cell>
          <table:table-cell table:number-columns-repeated="8"/>
        </table:table-row>
        <table:table-row table:style-name="ro1"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vx</text:p>
          </table:table-cell>
          <table:table-cell office:value-type="string">
            <text:p>vz</text:p>
          </table:table-cell>
          <table:table-cell office:value-type="string">
            <text:p>theta</text:p>
          </table:table-cell>
          <table:table-cell office:value-type="string">
            <text:p>theta_dot</text:p>
          </table:table-cell>
          <table:table-cell office:value-type="string">
            <text:p>information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vx</text:p>
          </table:table-cell>
          <table:table-cell office:value-type="string">
            <text:p>vz</text:p>
          </table:table-cell>
          <table:table-cell office:value-type="string">
            <text:p>theta</text:p>
          </table:table-cell>
          <table:table-cell office:value-type="string">
            <text:p>theta_dot</text:p>
          </table:table-cell>
          <table:table-cell office:value-type="string">
            <text:p>information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71497">
            <text:p>0.071497</text:p>
          </table:table-cell>
          <table:table-cell office:value-type="float" office:value="-0.21271">
            <text:p>-0.21271</text:p>
          </table:table-cell>
          <table:table-cell table:number-columns-repeated="3" office:value-type="float" office:value="0">
            <text:p>0</text:p>
          </table:table-cell>
          <table:table-cell office:value-type="float" office:value="-0.40202">
            <text:p>-0.40202</text:p>
          </table:table-cell>
          <table:table-cell office:value-type="float" office:value="0">
            <text:p>0</text:p>
          </table:table-cell>
          <table:table-cell office:value-type="float" office:value="0.034564">
            <text:p>0.034564</text:p>
          </table:table-cell>
          <table:table-cell/>
          <table:table-cell office:value-type="float" office:value="0">
            <text:p>0</text:p>
          </table:table-cell>
          <table:table-cell office:value-type="float" office:value="-0.067616">
            <text:p>-0.067616</text:p>
          </table:table-cell>
          <table:table-cell office:value-type="float" office:value="-0.78561">
            <text:p>-0.78561</text:p>
          </table:table-cell>
          <table:table-cell table:number-columns-repeated="3" office:value-type="float" office:value="0">
            <text:p>0</text:p>
          </table:table-cell>
          <table:table-cell office:value-type="float" office:value="2.7726">
            <text:p>2.7726</text:p>
          </table:table-cell>
          <table:table-cell office:value-type="float" office:value="0">
            <text:p>0</text:p>
          </table:table-cell>
          <table:table-cell office:value-type="float" office:value="0.034564">
            <text:p>0.034564</text:p>
          </table:table-cell>
        </table:table-row>
        <table:table-row table:style-name="ro2">
          <table:table-cell office:value-type="float" office:value="0.13363">
            <text:p>0.13363</text:p>
          </table:table-cell>
          <table:table-cell office:value-type="float" office:value="0.068393">
            <text:p>0.068393</text:p>
          </table:table-cell>
          <table:table-cell office:value-type="float" office:value="-0.21124">
            <text:p>-0.21124</text:p>
          </table:table-cell>
          <table:table-cell table:number-columns-repeated="3" office:value-type="float" office:value="0">
            <text:p>0</text:p>
          </table:table-cell>
          <table:table-cell office:value-type="float" office:value="-0.37491">
            <text:p>-0.37491</text:p>
          </table:table-cell>
          <table:table-cell office:value-type="float" office:value="0">
            <text:p>0</text:p>
          </table:table-cell>
          <table:table-cell office:value-type="float" office:value="0.03622">
            <text:p>0.03622</text:p>
          </table:table-cell>
          <table:table-cell/>
          <table:table-cell office:value-type="float" office:value="0.13363">
            <text:p>0.13363</text:p>
          </table:table-cell>
          <table:table-cell office:value-type="float" office:value="-0.063182">
            <text:p>-0.063182</text:p>
          </table:table-cell>
          <table:table-cell office:value-type="float" office:value="-0.78712">
            <text:p>-0.78712</text:p>
          </table:table-cell>
          <table:table-cell table:number-columns-repeated="3" office:value-type="float" office:value="0">
            <text:p>0</text:p>
          </table:table-cell>
          <table:table-cell office:value-type="float" office:value="2.7973">
            <text:p>2.7973</text:p>
          </table:table-cell>
          <table:table-cell office:value-type="float" office:value="0">
            <text:p>0</text:p>
          </table:table-cell>
          <table:table-cell office:value-type="float" office:value="0.03622">
            <text:p>0.03622</text:p>
          </table:table-cell>
        </table:table-row>
        <table:table-row table:style-name="ro2">
          <table:table-cell office:value-type="float" office:value="0.26726">
            <text:p>0.26726</text:p>
          </table:table-cell>
          <table:table-cell office:value-type="float" office:value="0.066401">
            <text:p>0.066401</text:p>
          </table:table-cell>
          <table:table-cell office:value-type="float" office:value="-0.21066">
            <text:p>-0.21066</text:p>
          </table:table-cell>
          <table:table-cell table:number-columns-repeated="3" office:value-type="float" office:value="0">
            <text:p>0</text:p>
          </table:table-cell>
          <table:table-cell office:value-type="float" office:value="-0.35341">
            <text:p>-0.35341</text:p>
          </table:table-cell>
          <table:table-cell office:value-type="float" office:value="0">
            <text:p>0</text:p>
          </table:table-cell>
          <table:table-cell office:value-type="float" office:value="0.036414">
            <text:p>0.036414</text:p>
          </table:table-cell>
          <table:table-cell/>
          <table:table-cell office:value-type="float" office:value="0.26726">
            <text:p>0.26726</text:p>
          </table:table-cell>
          <table:table-cell office:value-type="float" office:value="-0.060612">
            <text:p>-0.060612</text:p>
          </table:table-cell>
          <table:table-cell office:value-type="float" office:value="-0.78796">
            <text:p>-0.78796</text:p>
          </table:table-cell>
          <table:table-cell table:number-columns-repeated="3" office:value-type="float" office:value="0">
            <text:p>0</text:p>
          </table:table-cell>
          <table:table-cell office:value-type="float" office:value="2.8117">
            <text:p>2.8117</text:p>
          </table:table-cell>
          <table:table-cell office:value-type="float" office:value="0">
            <text:p>0</text:p>
          </table:table-cell>
          <table:table-cell office:value-type="float" office:value="0.036414">
            <text:p>0.036414</text:p>
          </table:table-cell>
        </table:table-row>
        <table:table-row table:style-name="ro2">
          <table:table-cell office:value-type="float" office:value="0.40088">
            <text:p>0.40088</text:p>
          </table:table-cell>
          <table:table-cell office:value-type="float" office:value="0.065911">
            <text:p>0.065911</text:p>
          </table:table-cell>
          <table:table-cell office:value-type="float" office:value="-0.21059">
            <text:p>-0.21059</text:p>
          </table:table-cell>
          <table:table-cell table:number-columns-repeated="3" office:value-type="float" office:value="0">
            <text:p>0</text:p>
          </table:table-cell>
          <table:table-cell office:value-type="float" office:value="-0.34064">
            <text:p>-0.34064</text:p>
          </table:table-cell>
          <table:table-cell office:value-type="float" office:value="0">
            <text:p>0</text:p>
          </table:table-cell>
          <table:table-cell office:value-type="float" office:value="0.036231">
            <text:p>0.036231</text:p>
          </table:table-cell>
          <table:table-cell/>
          <table:table-cell office:value-type="float" office:value="0.40088">
            <text:p>0.40088</text:p>
          </table:table-cell>
          <table:table-cell office:value-type="float" office:value="-0.059979">
            <text:p>-0.059979</text:p>
          </table:table-cell>
          <table:table-cell office:value-type="float" office:value="-0.7879">
            <text:p>-0.7879</text:p>
          </table:table-cell>
          <table:table-cell table:number-columns-repeated="3" office:value-type="float" office:value="0">
            <text:p>0</text:p>
          </table:table-cell>
          <table:table-cell office:value-type="float" office:value="2.815">
            <text:p>2.815</text:p>
          </table:table-cell>
          <table:table-cell office:value-type="float" office:value="0">
            <text:p>0</text:p>
          </table:table-cell>
          <table:table-cell office:value-type="float" office:value="0.036231">
            <text:p>0.036231</text:p>
          </table:table-cell>
        </table:table-row>
        <table:table-row table:style-name="ro2">
          <table:table-cell office:value-type="float" office:value="0.53451">
            <text:p>0.53451</text:p>
          </table:table-cell>
          <table:table-cell office:value-type="float" office:value="0.065875">
            <text:p>0.065875</text:p>
          </table:table-cell>
          <table:table-cell office:value-type="float" office:value="-0.21059">
            <text:p>-0.21059</text:p>
          </table:table-cell>
          <table:table-cell table:number-columns-repeated="3" office:value-type="float" office:value="0">
            <text:p>0</text:p>
          </table:table-cell>
          <table:table-cell office:value-type="float" office:value="-0.33302">
            <text:p>-0.33302</text:p>
          </table:table-cell>
          <table:table-cell office:value-type="float" office:value="0">
            <text:p>0</text:p>
          </table:table-cell>
          <table:table-cell office:value-type="float" office:value="0.036081">
            <text:p>0.036081</text:p>
          </table:table-cell>
          <table:table-cell/>
          <table:table-cell office:value-type="float" office:value="0.53451">
            <text:p>0.53451</text:p>
          </table:table-cell>
          <table:table-cell office:value-type="float" office:value="-0.060054">
            <text:p>-0.060054</text:p>
          </table:table-cell>
          <table:table-cell office:value-type="float" office:value="-0.78782">
            <text:p>-0.78782</text:p>
          </table:table-cell>
          <table:table-cell table:number-columns-repeated="3" office:value-type="float" office:value="0">
            <text:p>0</text:p>
          </table:table-cell>
          <table:table-cell office:value-type="float" office:value="2.817">
            <text:p>2.817</text:p>
          </table:table-cell>
          <table:table-cell office:value-type="float" office:value="0">
            <text:p>0</text:p>
          </table:table-cell>
          <table:table-cell office:value-type="float" office:value="0.036081">
            <text:p>0.036081</text:p>
          </table:table-cell>
        </table:table-row>
        <table:table-row table:style-name="ro2">
          <table:table-cell office:value-type="float" office:value="0.66814">
            <text:p>0.66814</text:p>
          </table:table-cell>
          <table:table-cell office:value-type="float" office:value="0.06575">
            <text:p>0.06575</text:p>
          </table:table-cell>
          <table:table-cell office:value-type="float" office:value="-0.21043">
            <text:p>-0.21043</text:p>
          </table:table-cell>
          <table:table-cell table:number-columns-repeated="3" office:value-type="float" office:value="0">
            <text:p>0</text:p>
          </table:table-cell>
          <table:table-cell office:value-type="float" office:value="-0.32487">
            <text:p>-0.32487</text:p>
          </table:table-cell>
          <table:table-cell office:value-type="float" office:value="0">
            <text:p>0</text:p>
          </table:table-cell>
          <table:table-cell office:value-type="float" office:value="0.036027">
            <text:p>0.036027</text:p>
          </table:table-cell>
          <table:table-cell/>
          <table:table-cell office:value-type="float" office:value="0.66814">
            <text:p>0.66814</text:p>
          </table:table-cell>
          <table:table-cell office:value-type="float" office:value="-0.06007">
            <text:p>-0.06007</text:p>
          </table:table-cell>
          <table:table-cell office:value-type="float" office:value="-0.78781">
            <text:p>-0.78781</text:p>
          </table:table-cell>
          <table:table-cell table:number-columns-repeated="3" office:value-type="float" office:value="0">
            <text:p>0</text:p>
          </table:table-cell>
          <table:table-cell office:value-type="float" office:value="2.8181">
            <text:p>2.8181</text:p>
          </table:table-cell>
          <table:table-cell office:value-type="float" office:value="0">
            <text:p>0</text:p>
          </table:table-cell>
          <table:table-cell office:value-type="float" office:value="0.036027">
            <text:p>0.036027</text:p>
          </table:table-cell>
        </table:table-row>
        <table:table-row table:style-name="ro2">
          <table:table-cell office:value-type="float" office:value="0.80177">
            <text:p>0.80177</text:p>
          </table:table-cell>
          <table:table-cell office:value-type="float" office:value="0.071604">
            <text:p>0.071604</text:p>
          </table:table-cell>
          <table:table-cell office:value-type="float" office:value="-0.21235">
            <text:p>-0.2123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32366">
            <text:p>-0.32366</text:p>
          </table:table-cell>
          <table:table-cell office:value-type="float" office:value="0">
            <text:p>0</text:p>
          </table:table-cell>
          <table:table-cell office:value-type="float" office:value="0.036656">
            <text:p>0.036656</text:p>
          </table:table-cell>
          <table:table-cell/>
          <table:table-cell office:value-type="float" office:value="0.80177">
            <text:p>0.80177</text:p>
          </table:table-cell>
          <table:table-cell office:value-type="float" office:value="-0.065589">
            <text:p>-0.065589</text:p>
          </table:table-cell>
          <table:table-cell office:value-type="float" office:value="-0.78596">
            <text:p>-0.7859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187">
            <text:p>2.8187</text:p>
          </table:table-cell>
          <table:table-cell office:value-type="float" office:value="0">
            <text:p>0</text:p>
          </table:table-cell>
          <table:table-cell office:value-type="float" office:value="0.036656">
            <text:p>0.036656</text:p>
          </table:table-cell>
        </table:table-row>
        <table:table-row table:style-name="ro2">
          <table:table-cell office:value-type="float" office:value="0.93527">
            <text:p>0.93527</text:p>
          </table:table-cell>
          <table:table-cell office:value-type="float" office:value="0.075324">
            <text:p>0.075324</text:p>
          </table:table-cell>
          <table:table-cell office:value-type="float" office:value="-0.21373">
            <text:p>-0.2137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32308">
            <text:p>-0.32308</text:p>
          </table:table-cell>
          <table:table-cell office:value-type="float" office:value="0">
            <text:p>0</text:p>
          </table:table-cell>
          <table:table-cell office:value-type="float" office:value="0.036779">
            <text:p>0.036779</text:p>
          </table:table-cell>
          <table:table-cell/>
          <table:table-cell office:value-type="float" office:value="0.93527">
            <text:p>0.93527</text:p>
          </table:table-cell>
          <table:table-cell office:value-type="float" office:value="-0.069768">
            <text:p>-0.069768</text:p>
          </table:table-cell>
          <table:table-cell office:value-type="float" office:value="-0.78456">
            <text:p>-0.7845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819">
            <text:p>2.819</text:p>
          </table:table-cell>
          <table:table-cell office:value-type="float" office:value="0">
            <text:p>0</text:p>
          </table:table-cell>
          <table:table-cell office:value-type="float" office:value="0.036779">
            <text:p>0.036779</text:p>
          </table:table-cell>
        </table:table-row>
        <table:table-row table:style-name="ro2">
          <table:table-cell office:value-type="float" office:value="1.0689">
            <text:p>1.0689</text:p>
          </table:table-cell>
          <table:table-cell office:value-type="float" office:value="0.077618">
            <text:p>0.077618</text:p>
          </table:table-cell>
          <table:table-cell office:value-type="float" office:value="-0.21227">
            <text:p>-0.2122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25004">
            <text:p>-0.25004</text:p>
          </table:table-cell>
          <table:table-cell table:style-name="ce3" office:value-type="string">
            <text:p>-1.0106e-15</text:p>
          </table:table-cell>
          <table:table-cell office:value-type="float" office:value="0.036762">
            <text:p>0.036762</text:p>
          </table:table-cell>
          <table:table-cell/>
          <table:table-cell office:value-type="float" office:value="1.0689">
            <text:p>1.0689</text:p>
          </table:table-cell>
          <table:table-cell office:value-type="float" office:value="-0.074211">
            <text:p>-0.074211</text:p>
          </table:table-cell>
          <table:table-cell office:value-type="float" office:value="-0.78368">
            <text:p>-0.7836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2.8261">
            <text:p>2.8261</text:p>
          </table:table-cell>
          <table:table-cell table:style-name="ce3" office:value-type="string">
            <text:p>-8.3225e-16</text:p>
          </table:table-cell>
          <table:table-cell office:value-type="float" office:value="0.036762">
            <text:p>0.036762</text:p>
          </table:table-cell>
        </table:table-row>
        <table:table-row table:style-name="ro2">
          <table:table-cell office:value-type="float" office:value="1.2025">
            <text:p>1.2025</text:p>
          </table:table-cell>
          <table:table-cell office:value-type="float" office:value="0.10014">
            <text:p>0.10014</text:p>
          </table:table-cell>
          <table:table-cell office:value-type="float" office:value="-0.22102">
            <text:p>-0.2210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20502">
            <text:p>-0.20502</text:p>
          </table:table-cell>
          <table:table-cell table:style-name="ce3" office:value-type="string">
            <text:p>-1.2246e-16</text:p>
          </table:table-cell>
          <table:table-cell office:value-type="float" office:value="0.04058">
            <text:p>0.04058</text:p>
          </table:table-cell>
          <table:table-cell/>
          <table:table-cell office:value-type="float" office:value="1.2025">
            <text:p>1.2025</text:p>
          </table:table-cell>
          <table:table-cell office:value-type="float" office:value="-0.097753">
            <text:p>-0.097753</text:p>
          </table:table-cell>
          <table:table-cell office:value-type="float" office:value="-0.77666">
            <text:p>-0.7766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2.8409">
            <text:p>2.8409</text:p>
          </table:table-cell>
          <table:table-cell office:value-type="float" office:value="0">
            <text:p>0</text:p>
          </table:table-cell>
          <table:table-cell office:value-type="float" office:value="0.04058">
            <text:p>0.04058</text:p>
          </table:table-cell>
        </table:table-row>
        <table:table-row table:style-name="ro2">
          <table:table-cell office:value-type="float" office:value="1.3361">
            <text:p>1.3361</text:p>
          </table:table-cell>
          <table:table-cell office:value-type="float" office:value="0.1083">
            <text:p>0.1083</text:p>
          </table:table-cell>
          <table:table-cell office:value-type="float" office:value="-0.22529">
            <text:p>-0.2252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23251">
            <text:p>-0.23251</text:p>
          </table:table-cell>
          <table:table-cell table:style-name="ce3" office:value-type="string">
            <text:p>-2.0806e-15</text:p>
          </table:table-cell>
          <table:table-cell office:value-type="float" office:value="0.040762">
            <text:p>0.040762</text:p>
          </table:table-cell>
          <table:table-cell/>
          <table:table-cell office:value-type="float" office:value="1.3361">
            <text:p>1.3361</text:p>
          </table:table-cell>
          <table:table-cell office:value-type="float" office:value="-0.10905">
            <text:p>-0.10905</text:p>
          </table:table-cell>
          <table:table-cell office:value-type="float" office:value="-0.773">
            <text:p>-0.77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2.8526">
            <text:p>2.8526</text:p>
          </table:table-cell>
          <table:table-cell table:style-name="ce3" office:value-type="string">
            <text:p>-2.0806e-15</text:p>
          </table:table-cell>
          <table:table-cell office:value-type="float" office:value="0.040762">
            <text:p>0.040762</text:p>
          </table:table-cell>
        </table:table-row>
        <table:table-row table:style-name="ro2">
          <table:table-cell office:value-type="float" office:value="1.4698">
            <text:p>1.4698</text:p>
          </table:table-cell>
          <table:table-cell office:value-type="float" office:value="0.092933">
            <text:p>0.092933</text:p>
          </table:table-cell>
          <table:table-cell office:value-type="float" office:value="-0.22034">
            <text:p>-0.2203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222">
            <text:p>-0.222</text:p>
          </table:table-cell>
          <table:table-cell table:style-name="ce3" office:value-type="string">
            <text:p>4.1613e-16</text:p>
          </table:table-cell>
          <table:table-cell office:value-type="float" office:value="0.039894">
            <text:p>0.039894</text:p>
          </table:table-cell>
          <table:table-cell/>
          <table:table-cell office:value-type="float" office:value="1.4698">
            <text:p>1.4698</text:p>
          </table:table-cell>
          <table:table-cell office:value-type="float" office:value="-0.094354">
            <text:p>-0.094354</text:p>
          </table:table-cell>
          <table:table-cell office:value-type="float" office:value="-0.77713">
            <text:p>-0.7771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2.8685">
            <text:p>2.8685</text:p>
          </table:table-cell>
          <table:table-cell table:style-name="ce3" office:value-type="string">
            <text:p>4.1613e-16</text:p>
          </table:table-cell>
          <table:table-cell office:value-type="float" office:value="0.039894">
            <text:p>0.039894</text:p>
          </table:table-cell>
        </table:table-row>
        <table:table-row table:style-name="ro2">
          <table:table-cell office:value-type="float" office:value="1.6034">
            <text:p>1.6034</text:p>
          </table:table-cell>
          <table:table-cell office:value-type="float" office:value="0.088368">
            <text:p>0.088368</text:p>
          </table:table-cell>
          <table:table-cell office:value-type="float" office:value="-0.21907">
            <text:p>-0.2190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57">
            <text:p>-0.257</text:p>
          </table:table-cell>
          <table:table-cell table:style-name="ce3" office:value-type="string">
            <text:p>-1.2484e-15</text:p>
          </table:table-cell>
          <table:table-cell office:value-type="float" office:value="0.039001">
            <text:p>0.039001</text:p>
          </table:table-cell>
          <table:table-cell/>
          <table:table-cell office:value-type="float" office:value="1.6034">
            <text:p>1.6034</text:p>
          </table:table-cell>
          <table:table-cell office:value-type="float" office:value="-0.086759">
            <text:p>-0.086759</text:p>
          </table:table-cell>
          <table:table-cell office:value-type="float" office:value="-0.77928">
            <text:p>-0.7792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749">
            <text:p>2.8749</text:p>
          </table:table-cell>
          <table:table-cell table:style-name="ce3" office:value-type="string">
            <text:p>-1.2484e-15</text:p>
          </table:table-cell>
          <table:table-cell office:value-type="float" office:value="0.039001">
            <text:p>0.039001</text:p>
          </table:table-cell>
        </table:table-row>
        <table:table-row table:style-name="ro2">
          <table:table-cell office:value-type="float" office:value="1.737">
            <text:p>1.737</text:p>
          </table:table-cell>
          <table:table-cell office:value-type="float" office:value="0.076347">
            <text:p>0.076347</text:p>
          </table:table-cell>
          <table:table-cell office:value-type="float" office:value="-0.21529">
            <text:p>-0.2152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8325">
            <text:p>-0.28325</text:p>
          </table:table-cell>
          <table:table-cell table:style-name="ce3" office:value-type="string">
            <text:p>-8.3225e-16</text:p>
          </table:table-cell>
          <table:table-cell office:value-type="float" office:value="0.039437">
            <text:p>0.039437</text:p>
          </table:table-cell>
          <table:table-cell/>
          <table:table-cell office:value-type="float" office:value="1.737">
            <text:p>1.737</text:p>
          </table:table-cell>
          <table:table-cell office:value-type="float" office:value="-0.077264">
            <text:p>-0.077264</text:p>
          </table:table-cell>
          <table:table-cell office:value-type="float" office:value="-0.78162">
            <text:p>-0.7816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701">
            <text:p>2.8701</text:p>
          </table:table-cell>
          <table:table-cell table:style-name="ce3" office:value-type="string">
            <text:p>-8.3225e-16</text:p>
          </table:table-cell>
          <table:table-cell office:value-type="float" office:value="0.039437">
            <text:p>0.039437</text:p>
          </table:table-cell>
        </table:table-row>
        <table:table-row table:style-name="ro2">
          <table:table-cell office:value-type="float" office:value="1.8707">
            <text:p>1.8707</text:p>
          </table:table-cell>
          <table:table-cell office:value-type="float" office:value="0.080401">
            <text:p>0.080401</text:p>
          </table:table-cell>
          <table:table-cell office:value-type="float" office:value="-0.21621">
            <text:p>-0.2162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8894">
            <text:p>-0.28894</text:p>
          </table:table-cell>
          <table:table-cell table:style-name="ce3" office:value-type="string">
            <text:p>8.3225e-16</text:p>
          </table:table-cell>
          <table:table-cell office:value-type="float" office:value="0.038205">
            <text:p>0.038205</text:p>
          </table:table-cell>
          <table:table-cell/>
          <table:table-cell office:value-type="float" office:value="1.8707">
            <text:p>1.8707</text:p>
          </table:table-cell>
          <table:table-cell office:value-type="float" office:value="-0.081972">
            <text:p>-0.081972</text:p>
          </table:table-cell>
          <table:table-cell office:value-type="float" office:value="-0.78039">
            <text:p>-0.7803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678">
            <text:p>2.8678</text:p>
          </table:table-cell>
          <table:table-cell table:style-name="ce3" office:value-type="string">
            <text:p>8.3225e-16</text:p>
          </table:table-cell>
          <table:table-cell office:value-type="float" office:value="0.038205">
            <text:p>0.038205</text:p>
          </table:table-cell>
        </table:table-row>
        <table:table-row table:style-name="ro2">
          <table:table-cell office:value-type="float" office:value="2.0043">
            <text:p>2.0043</text:p>
          </table:table-cell>
          <table:table-cell office:value-type="float" office:value="0.098153">
            <text:p>0.098153</text:p>
          </table:table-cell>
          <table:table-cell office:value-type="float" office:value="-0.22256">
            <text:p>-0.2225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9995">
            <text:p>-0.29995</text:p>
          </table:table-cell>
          <table:table-cell table:style-name="ce3" office:value-type="string">
            <text:p>-4.4409e-16</text:p>
          </table:table-cell>
          <table:table-cell office:value-type="float" office:value="0.039746">
            <text:p>0.039746</text:p>
          </table:table-cell>
          <table:table-cell/>
          <table:table-cell office:value-type="float" office:value="2.0043">
            <text:p>2.0043</text:p>
          </table:table-cell>
          <table:table-cell office:value-type="float" office:value="-0.10004">
            <text:p>-0.10004</text:p>
          </table:table-cell>
          <table:table-cell office:value-type="float" office:value="-0.77477">
            <text:p>-0.7747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63">
            <text:p>2.863</text:p>
          </table:table-cell>
          <table:table-cell table:style-name="ce3" office:value-type="string">
            <text:p>-4.1613e-16</text:p>
          </table:table-cell>
          <table:table-cell office:value-type="float" office:value="0.039746">
            <text:p>0.039746</text:p>
          </table:table-cell>
        </table:table-row>
        <table:table-row table:style-name="ro2">
          <table:table-cell office:value-type="float" office:value="2.1379">
            <text:p>2.1379</text:p>
          </table:table-cell>
          <table:table-cell office:value-type="float" office:value="0.11324">
            <text:p>0.11324</text:p>
          </table:table-cell>
          <table:table-cell office:value-type="float" office:value="-0.22807">
            <text:p>-0.2280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30514">
            <text:p>-0.30514</text:p>
          </table:table-cell>
          <table:table-cell table:style-name="ce3" office:value-type="string">
            <text:p>8.8818e-16</text:p>
          </table:table-cell>
          <table:table-cell office:value-type="float" office:value="0.041148">
            <text:p>0.041148</text:p>
          </table:table-cell>
          <table:table-cell/>
          <table:table-cell office:value-type="float" office:value="2.1379">
            <text:p>2.1379</text:p>
          </table:table-cell>
          <table:table-cell office:value-type="float" office:value="-0.11709">
            <text:p>-0.11709</text:p>
          </table:table-cell>
          <table:table-cell office:value-type="float" office:value="-0.76919">
            <text:p>-0.7691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608">
            <text:p>2.8608</text:p>
          </table:table-cell>
          <table:table-cell table:style-name="ce3" office:value-type="string">
            <text:p>8.3225e-16</text:p>
          </table:table-cell>
          <table:table-cell office:value-type="float" office:value="0.041148">
            <text:p>0.041148</text:p>
          </table:table-cell>
        </table:table-row>
        <table:table-row table:style-name="ro2">
          <table:table-cell office:value-type="float" office:value="2.2715">
            <text:p>2.2715</text:p>
          </table:table-cell>
          <table:table-cell office:value-type="float" office:value="0.12076">
            <text:p>0.12076</text:p>
          </table:table-cell>
          <table:table-cell office:value-type="float" office:value="-0.23114">
            <text:p>-0.2311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26207">
            <text:p>-0.26207</text:p>
          </table:table-cell>
          <table:table-cell office:value-type="float" office:value="0.86603">
            <text:p>0.86603</text:p>
          </table:table-cell>
          <table:table-cell office:value-type="float" office:value="0.04069">
            <text:p>0.04069</text:p>
          </table:table-cell>
          <table:table-cell/>
          <table:table-cell office:value-type="float" office:value="2.2715">
            <text:p>2.2715</text:p>
          </table:table-cell>
          <table:table-cell office:value-type="float" office:value="-0.12441">
            <text:p>-0.12441</text:p>
          </table:table-cell>
          <table:table-cell office:value-type="float" office:value="-0.76691">
            <text:p>-0.76691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9033">
            <text:p>2.9033</text:p>
          </table:table-cell>
          <table:table-cell office:value-type="float" office:value="0.86603">
            <text:p>0.86603</text:p>
          </table:table-cell>
          <table:table-cell office:value-type="float" office:value="0.04069">
            <text:p>0.04069</text:p>
          </table:table-cell>
        </table:table-row>
        <table:table-row table:style-name="ro2">
          <table:table-cell office:value-type="float" office:value="2.4052">
            <text:p>2.4052</text:p>
          </table:table-cell>
          <table:table-cell office:value-type="float" office:value="0.13484">
            <text:p>0.13484</text:p>
          </table:table-cell>
          <table:table-cell office:value-type="float" office:value="-0.23614">
            <text:p>-0.2361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20291">
            <text:p>-0.20291</text:p>
          </table:table-cell>
          <table:table-cell office:value-type="float" office:value="0.86603">
            <text:p>0.86603</text:p>
          </table:table-cell>
          <table:table-cell office:value-type="float" office:value="0.041493">
            <text:p>0.041493</text:p>
          </table:table-cell>
          <table:table-cell/>
          <table:table-cell office:value-type="float" office:value="2.4052">
            <text:p>2.4052</text:p>
          </table:table-cell>
          <table:table-cell office:value-type="float" office:value="-0.13565">
            <text:p>-0.13565</text:p>
          </table:table-cell>
          <table:table-cell office:value-type="float" office:value="-0.76368">
            <text:p>-0.76368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9661">
            <text:p>2.9661</text:p>
          </table:table-cell>
          <table:table-cell office:value-type="float" office:value="0.86603">
            <text:p>0.86603</text:p>
          </table:table-cell>
          <table:table-cell office:value-type="float" office:value="0.041493">
            <text:p>0.041493</text:p>
          </table:table-cell>
        </table:table-row>
        <table:table-row table:style-name="ro2">
          <table:table-cell office:value-type="float" office:value="2.5387">
            <text:p>2.5387</text:p>
          </table:table-cell>
          <table:table-cell office:value-type="float" office:value="0.1378">
            <text:p>0.1378</text:p>
          </table:table-cell>
          <table:table-cell office:value-type="float" office:value="-0.23764">
            <text:p>-0.2376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20196">
            <text:p>-0.20196</text:p>
          </table:table-cell>
          <table:table-cell table:style-name="ce3" office:value-type="string">
            <text:p>-2.0806e-15</text:p>
          </table:table-cell>
          <table:table-cell office:value-type="float" office:value="0.040503">
            <text:p>0.040503</text:p>
          </table:table-cell>
          <table:table-cell/>
          <table:table-cell office:value-type="float" office:value="2.5387">
            <text:p>2.5387</text:p>
          </table:table-cell>
          <table:table-cell office:value-type="float" office:value="-0.14023">
            <text:p>-0.14023</text:p>
          </table:table-cell>
          <table:table-cell office:value-type="float" office:value="-0.76197">
            <text:p>-0.7619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2.9379">
            <text:p>2.9379</text:p>
          </table:table-cell>
          <table:table-cell table:style-name="ce3" office:value-type="string">
            <text:p>-2.0806e-15</text:p>
          </table:table-cell>
          <table:table-cell office:value-type="float" office:value="0.040503">
            <text:p>0.040503</text:p>
          </table:table-cell>
        </table:table-row>
        <table:table-row table:style-name="ro2">
          <table:table-cell office:value-type="float" office:value="2.6723">
            <text:p>2.6723</text:p>
          </table:table-cell>
          <table:table-cell office:value-type="float" office:value="0.1301">
            <text:p>0.1301</text:p>
          </table:table-cell>
          <table:table-cell office:value-type="float" office:value="-0.23609">
            <text:p>-0.2360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22754">
            <text:p>-0.22754</text:p>
          </table:table-cell>
          <table:table-cell office:value-type="float" office:value="-0.86603">
            <text:p>-0.86603</text:p>
          </table:table-cell>
          <table:table-cell office:value-type="float" office:value="0.039425">
            <text:p>0.039425</text:p>
          </table:table-cell>
          <table:table-cell/>
          <table:table-cell office:value-type="float" office:value="2.6723">
            <text:p>2.6723</text:p>
          </table:table-cell>
          <table:table-cell office:value-type="float" office:value="-0.13231">
            <text:p>-0.13231</text:p>
          </table:table-cell>
          <table:table-cell office:value-type="float" office:value="-0.7631">
            <text:p>-0.7631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9268">
            <text:p>2.9268</text:p>
          </table:table-cell>
          <table:table-cell office:value-type="float" office:value="-0.86603">
            <text:p>-0.86603</text:p>
          </table:table-cell>
          <table:table-cell office:value-type="float" office:value="0.039425">
            <text:p>0.039425</text:p>
          </table:table-cell>
        </table:table-row>
        <table:table-row table:style-name="ro2">
          <table:table-cell office:value-type="float" office:value="2.8059">
            <text:p>2.8059</text:p>
          </table:table-cell>
          <table:table-cell office:value-type="float" office:value="0.1224">
            <text:p>0.1224</text:p>
          </table:table-cell>
          <table:table-cell office:value-type="float" office:value="-0.2353">
            <text:p>-0.235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1935">
            <text:p>-0.21935</text:p>
          </table:table-cell>
          <table:table-cell table:style-name="ce3" office:value-type="string">
            <text:p>-1.2484e-15</text:p>
          </table:table-cell>
          <table:table-cell office:value-type="float" office:value="0.038914">
            <text:p>0.038914</text:p>
          </table:table-cell>
          <table:table-cell/>
          <table:table-cell office:value-type="float" office:value="2.8059">
            <text:p>2.8059</text:p>
          </table:table-cell>
          <table:table-cell office:value-type="float" office:value="-0.12761">
            <text:p>-0.12761</text:p>
          </table:table-cell>
          <table:table-cell office:value-type="float" office:value="-0.76325">
            <text:p>-0.7632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787">
            <text:p>2.9787</text:p>
          </table:table-cell>
          <table:table-cell table:style-name="ce3" office:value-type="string">
            <text:p>-1.2484e-15</text:p>
          </table:table-cell>
          <table:table-cell office:value-type="float" office:value="0.038914">
            <text:p>0.038914</text:p>
          </table:table-cell>
        </table:table-row>
        <table:table-row table:style-name="ro2">
          <table:table-cell office:value-type="float" office:value="2.9396">
            <text:p>2.9396</text:p>
          </table:table-cell>
          <table:table-cell office:value-type="float" office:value="0.11677">
            <text:p>0.11677</text:p>
          </table:table-cell>
          <table:table-cell office:value-type="float" office:value="-0.23481">
            <text:p>-0.2348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0616">
            <text:p>-0.20616</text:p>
          </table:table-cell>
          <table:table-cell table:style-name="ce3" office:value-type="string">
            <text:p>-8.3225e-16</text:p>
          </table:table-cell>
          <table:table-cell office:value-type="float" office:value="0.038878">
            <text:p>0.038878</text:p>
          </table:table-cell>
          <table:table-cell/>
          <table:table-cell office:value-type="float" office:value="2.9396">
            <text:p>2.9396</text:p>
          </table:table-cell>
          <table:table-cell office:value-type="float" office:value="-0.11936">
            <text:p>-0.11936</text:p>
          </table:table-cell>
          <table:table-cell office:value-type="float" office:value="-0.76399">
            <text:p>-0.7639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775">
            <text:p>2.9775</text:p>
          </table:table-cell>
          <table:table-cell table:style-name="ce3" office:value-type="string">
            <text:p>-8.3225e-16</text:p>
          </table:table-cell>
          <table:table-cell office:value-type="float" office:value="0.038878">
            <text:p>0.038878</text:p>
          </table:table-cell>
        </table:table-row>
        <table:table-row table:style-name="ro2">
          <table:table-cell office:value-type="float" office:value="3.0732">
            <text:p>3.0732</text:p>
          </table:table-cell>
          <table:table-cell office:value-type="float" office:value="0.12253">
            <text:p>0.12253</text:p>
          </table:table-cell>
          <table:table-cell office:value-type="float" office:value="-0.23713">
            <text:p>-0.2371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4148">
            <text:p>-0.24148</text:p>
          </table:table-cell>
          <table:table-cell table:style-name="ce3" office:value-type="string">
            <text:p>-4.4409e-16</text:p>
          </table:table-cell>
          <table:table-cell office:value-type="float" office:value="0.038137">
            <text:p>0.038137</text:p>
          </table:table-cell>
          <table:table-cell/>
          <table:table-cell office:value-type="float" office:value="3.0732">
            <text:p>3.0732</text:p>
          </table:table-cell>
          <table:table-cell office:value-type="float" office:value="-0.12628">
            <text:p>-0.12628</text:p>
          </table:table-cell>
          <table:table-cell office:value-type="float" office:value="-0.76174">
            <text:p>-0.7617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4">
            <text:p>2.94</text:p>
          </table:table-cell>
          <table:table-cell table:style-name="ce3" office:value-type="string">
            <text:p>-4.1613e-16</text:p>
          </table:table-cell>
          <table:table-cell office:value-type="float" office:value="0.038137">
            <text:p>0.038137</text:p>
          </table:table-cell>
        </table:table-row>
        <table:table-row table:style-name="ro2">
          <table:table-cell office:value-type="float" office:value="3.2068">
            <text:p>3.2068</text:p>
          </table:table-cell>
          <table:table-cell office:value-type="float" office:value="0.13885">
            <text:p>0.13885</text:p>
          </table:table-cell>
          <table:table-cell office:value-type="float" office:value="-0.24273">
            <text:p>-0.2427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7388">
            <text:p>-0.27388</text:p>
          </table:table-cell>
          <table:table-cell table:style-name="ce3" office:value-type="string">
            <text:p>-4.1613e-16</text:p>
          </table:table-cell>
          <table:table-cell office:value-type="float" office:value="0.040434">
            <text:p>0.040434</text:p>
          </table:table-cell>
          <table:table-cell/>
          <table:table-cell office:value-type="float" office:value="3.2068">
            <text:p>3.2068</text:p>
          </table:table-cell>
          <table:table-cell office:value-type="float" office:value="-0.14396">
            <text:p>-0.14396</text:p>
          </table:table-cell>
          <table:table-cell office:value-type="float" office:value="-0.75617">
            <text:p>-0.7561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026">
            <text:p>2.9026</text:p>
          </table:table-cell>
          <table:table-cell table:style-name="ce3" office:value-type="string">
            <text:p>-4.1613e-16</text:p>
          </table:table-cell>
          <table:table-cell office:value-type="float" office:value="0.040434">
            <text:p>0.040434</text:p>
          </table:table-cell>
        </table:table-row>
        <table:table-row table:style-name="ro2">
          <table:table-cell office:value-type="float" office:value="3.3404">
            <text:p>3.3404</text:p>
          </table:table-cell>
          <table:table-cell office:value-type="float" office:value="0.15437">
            <text:p>0.15437</text:p>
          </table:table-cell>
          <table:table-cell office:value-type="float" office:value="-0.24779">
            <text:p>-0.2477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8556">
            <text:p>-0.28556</text:p>
          </table:table-cell>
          <table:table-cell table:style-name="ce3" office:value-type="string">
            <text:p>4.1613e-16</text:p>
          </table:table-cell>
          <table:table-cell office:value-type="float" office:value="0.042091">
            <text:p>0.042091</text:p>
          </table:table-cell>
          <table:table-cell/>
          <table:table-cell office:value-type="float" office:value="3.3404">
            <text:p>3.3404</text:p>
          </table:table-cell>
          <table:table-cell office:value-type="float" office:value="-0.15948">
            <text:p>-0.15948</text:p>
          </table:table-cell>
          <table:table-cell office:value-type="float" office:value="-0.7515">
            <text:p>-0.751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844">
            <text:p>2.8844</text:p>
          </table:table-cell>
          <table:table-cell table:style-name="ce3" office:value-type="string">
            <text:p>4.1613e-16</text:p>
          </table:table-cell>
          <table:table-cell office:value-type="float" office:value="0.042091">
            <text:p>0.042091</text:p>
          </table:table-cell>
        </table:table-row>
        <table:table-row table:style-name="ro2">
          <table:table-cell office:value-type="float" office:value="3.4741">
            <text:p>3.4741</text:p>
          </table:table-cell>
          <table:table-cell office:value-type="float" office:value="0.16617">
            <text:p>0.16617</text:p>
          </table:table-cell>
          <table:table-cell office:value-type="float" office:value="-0.25217">
            <text:p>-0.2521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36697">
            <text:p>-0.36697</text:p>
          </table:table-cell>
          <table:table-cell office:value-type="float" office:value="-0.86603">
            <text:p>-0.86603</text:p>
          </table:table-cell>
          <table:table-cell office:value-type="float" office:value="0.041926">
            <text:p>0.041926</text:p>
          </table:table-cell>
          <table:table-cell/>
          <table:table-cell office:value-type="float" office:value="3.4741">
            <text:p>3.4741</text:p>
          </table:table-cell>
          <table:table-cell office:value-type="float" office:value="-0.16973">
            <text:p>-0.16973</text:p>
          </table:table-cell>
          <table:table-cell office:value-type="float" office:value="-0.74843">
            <text:p>-0.7484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2.7983">
            <text:p>2.7983</text:p>
          </table:table-cell>
          <table:table-cell office:value-type="float" office:value="-0.86603">
            <text:p>-0.86603</text:p>
          </table:table-cell>
          <table:table-cell office:value-type="float" office:value="0.041926">
            <text:p>0.041926</text:p>
          </table:table-cell>
        </table:table-row>
        <table:table-row table:style-name="ro2">
          <table:table-cell office:value-type="float" office:value="3.6077">
            <text:p>3.6077</text:p>
          </table:table-cell>
          <table:table-cell office:value-type="float" office:value="0.17652">
            <text:p>0.17652</text:p>
          </table:table-cell>
          <table:table-cell office:value-type="float" office:value="-0.25549">
            <text:p>-0.2554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25474">
            <text:p>-0.25474</text:p>
          </table:table-cell>
          <table:table-cell office:value-type="float" office:value="0.86603">
            <text:p>0.86603</text:p>
          </table:table-cell>
          <table:table-cell office:value-type="float" office:value="0.041806">
            <text:p>0.041806</text:p>
          </table:table-cell>
          <table:table-cell/>
          <table:table-cell office:value-type="float" office:value="3.6077">
            <text:p>3.6077</text:p>
          </table:table-cell>
          <table:table-cell office:value-type="float" office:value="-0.18031">
            <text:p>-0.18031</text:p>
          </table:table-cell>
          <table:table-cell office:value-type="float" office:value="-0.74528">
            <text:p>-0.74528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9172">
            <text:p>2.9172</text:p>
          </table:table-cell>
          <table:table-cell office:value-type="float" office:value="0.86603">
            <text:p>0.86603</text:p>
          </table:table-cell>
          <table:table-cell office:value-type="float" office:value="0.041806">
            <text:p>0.041806</text:p>
          </table:table-cell>
        </table:table-row>
        <table:table-row table:style-name="ro2">
          <table:table-cell office:value-type="float" office:value="3.7413">
            <text:p>3.7413</text:p>
          </table:table-cell>
          <table:table-cell office:value-type="float" office:value="0.18477">
            <text:p>0.18477</text:p>
          </table:table-cell>
          <table:table-cell office:value-type="float" office:value="-0.25937">
            <text:p>-0.25937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24753">
            <text:p>-0.24753</text:p>
          </table:table-cell>
          <table:table-cell office:value-type="float" office:value="0.86603">
            <text:p>0.86603</text:p>
          </table:table-cell>
          <table:table-cell office:value-type="float" office:value="0.04166">
            <text:p>0.04166</text:p>
          </table:table-cell>
          <table:table-cell/>
          <table:table-cell office:value-type="float" office:value="3.7413">
            <text:p>3.7413</text:p>
          </table:table-cell>
          <table:table-cell office:value-type="float" office:value="-0.18998">
            <text:p>-0.18998</text:p>
          </table:table-cell>
          <table:table-cell office:value-type="float" office:value="-0.74209">
            <text:p>-0.7420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9365">
            <text:p>2.9365</text:p>
          </table:table-cell>
          <table:table-cell office:value-type="float" office:value="0.86603">
            <text:p>0.86603</text:p>
          </table:table-cell>
          <table:table-cell office:value-type="float" office:value="0.04166">
            <text:p>0.04166</text:p>
          </table:table-cell>
        </table:table-row>
        <table:table-row table:style-name="ro2">
          <table:table-cell office:value-type="float" office:value="3.8749">
            <text:p>3.8749</text:p>
          </table:table-cell>
          <table:table-cell office:value-type="float" office:value="0.18317">
            <text:p>0.18317</text:p>
          </table:table-cell>
          <table:table-cell office:value-type="float" office:value="-0.25797">
            <text:p>-0.2579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29262">
            <text:p>-0.29262</text:p>
          </table:table-cell>
          <table:table-cell office:value-type="float" office:value="-0.86603">
            <text:p>-0.86603</text:p>
          </table:table-cell>
          <table:table-cell office:value-type="float" office:value="0.040059">
            <text:p>0.040059</text:p>
          </table:table-cell>
          <table:table-cell/>
          <table:table-cell office:value-type="float" office:value="3.8749">
            <text:p>3.8749</text:p>
          </table:table-cell>
          <table:table-cell office:value-type="float" office:value="-0.19232">
            <text:p>-0.19232</text:p>
          </table:table-cell>
          <table:table-cell office:value-type="float" office:value="-0.74215">
            <text:p>-0.7421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2.8133">
            <text:p>2.8133</text:p>
          </table:table-cell>
          <table:table-cell office:value-type="float" office:value="-0.86603">
            <text:p>-0.86603</text:p>
          </table:table-cell>
          <table:table-cell office:value-type="float" office:value="0.040059">
            <text:p>0.040059</text:p>
          </table:table-cell>
        </table:table-row>
        <table:table-row table:style-name="ro2">
          <table:table-cell office:value-type="float" office:value="4.0086">
            <text:p>4.0086</text:p>
          </table:table-cell>
          <table:table-cell office:value-type="float" office:value="0.17986">
            <text:p>0.17986</text:p>
          </table:table-cell>
          <table:table-cell office:value-type="float" office:value="-0.25628">
            <text:p>-0.2562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9368">
            <text:p>-0.29368</text:p>
          </table:table-cell>
          <table:table-cell table:style-name="ce3" office:value-type="string">
            <text:p>-4.1613e-16</text:p>
          </table:table-cell>
          <table:table-cell office:value-type="float" office:value="0.039081">
            <text:p>0.039081</text:p>
          </table:table-cell>
          <table:table-cell/>
          <table:table-cell office:value-type="float" office:value="4.0086">
            <text:p>4.0086</text:p>
          </table:table-cell>
          <table:table-cell office:value-type="float" office:value="-0.18586">
            <text:p>-0.18586</text:p>
          </table:table-cell>
          <table:table-cell office:value-type="float" office:value="-0.74422">
            <text:p>-0.7442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729">
            <text:p>2.8729</text:p>
          </table:table-cell>
          <table:table-cell table:style-name="ce3" office:value-type="string">
            <text:p>-4.1613e-16</text:p>
          </table:table-cell>
          <table:table-cell office:value-type="float" office:value="0.039081">
            <text:p>0.039081</text:p>
          </table:table-cell>
        </table:table-row>
        <table:table-row table:style-name="ro2">
          <table:table-cell office:value-type="float" office:value="4.1422">
            <text:p>4.1422</text:p>
          </table:table-cell>
          <table:table-cell office:value-type="float" office:value="0.18252">
            <text:p>0.18252</text:p>
          </table:table-cell>
          <table:table-cell office:value-type="float" office:value="-0.25636">
            <text:p>-0.2563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5731">
            <text:p>-0.25731</text:p>
          </table:table-cell>
          <table:table-cell table:style-name="ce3" office:value-type="string">
            <text:p>-8.3225e-16</text:p>
          </table:table-cell>
          <table:table-cell office:value-type="float" office:value="0.038263">
            <text:p>0.038263</text:p>
          </table:table-cell>
          <table:table-cell/>
          <table:table-cell office:value-type="float" office:value="4.1422">
            <text:p>4.1422</text:p>
          </table:table-cell>
          <table:table-cell office:value-type="float" office:value="-0.18873">
            <text:p>-0.18873</text:p>
          </table:table-cell>
          <table:table-cell office:value-type="float" office:value="-0.74325">
            <text:p>-0.7432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818">
            <text:p>2.8818</text:p>
          </table:table-cell>
          <table:table-cell table:style-name="ce3" office:value-type="string">
            <text:p>-8.3225e-16</text:p>
          </table:table-cell>
          <table:table-cell office:value-type="float" office:value="0.038263">
            <text:p>0.038263</text:p>
          </table:table-cell>
        </table:table-row>
        <table:table-row table:style-name="ro2">
          <table:table-cell office:value-type="float" office:value="4.2757">
            <text:p>4.2757</text:p>
          </table:table-cell>
          <table:table-cell office:value-type="float" office:value="0.19813">
            <text:p>0.19813</text:p>
          </table:table-cell>
          <table:table-cell office:value-type="float" office:value="-0.25872">
            <text:p>-0.2587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918">
            <text:p>-0.1918</text:p>
          </table:table-cell>
          <table:table-cell office:value-type="float" office:value="0">
            <text:p>0</text:p>
          </table:table-cell>
          <table:table-cell office:value-type="float" office:value="0.040317">
            <text:p>0.040317</text:p>
          </table:table-cell>
          <table:table-cell/>
          <table:table-cell office:value-type="float" office:value="4.2757">
            <text:p>4.2757</text:p>
          </table:table-cell>
          <table:table-cell office:value-type="float" office:value="-0.20573">
            <text:p>-0.20573</text:p>
          </table:table-cell>
          <table:table-cell office:value-type="float" office:value="-0.73837">
            <text:p>-0.7383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747">
            <text:p>2.8747</text:p>
          </table:table-cell>
          <table:table-cell office:value-type="float" office:value="0">
            <text:p>0</text:p>
          </table:table-cell>
          <table:table-cell office:value-type="float" office:value="0.040317">
            <text:p>0.040317</text:p>
          </table:table-cell>
        </table:table-row>
        <table:table-row table:style-name="ro2">
          <table:table-cell office:value-type="float" office:value="4.4093">
            <text:p>4.4093</text:p>
          </table:table-cell>
          <table:table-cell office:value-type="float" office:value="0.2152">
            <text:p>0.2152</text:p>
          </table:table-cell>
          <table:table-cell office:value-type="float" office:value="-0.2658">
            <text:p>-0.265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4196">
            <text:p>-0.24196</text:p>
          </table:table-cell>
          <table:table-cell table:style-name="ce3" office:value-type="string">
            <text:p>-4.1613e-16</text:p>
          </table:table-cell>
          <table:table-cell office:value-type="float" office:value="0.041729">
            <text:p>0.041729</text:p>
          </table:table-cell>
          <table:table-cell/>
          <table:table-cell office:value-type="float" office:value="4.4093">
            <text:p>4.4093</text:p>
          </table:table-cell>
          <table:table-cell office:value-type="float" office:value="-0.22423">
            <text:p>-0.22423</text:p>
          </table:table-cell>
          <table:table-cell office:value-type="float" office:value="-0.7331">
            <text:p>-0.733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723">
            <text:p>2.8723</text:p>
          </table:table-cell>
          <table:table-cell table:style-name="ce3" office:value-type="string">
            <text:p>-4.1613e-16</text:p>
          </table:table-cell>
          <table:table-cell office:value-type="float" office:value="0.041729">
            <text:p>0.041729</text:p>
          </table:table-cell>
        </table:table-row>
        <table:table-row table:style-name="ro2">
          <table:table-cell office:value-type="float" office:value="4.543">
            <text:p>4.543</text:p>
          </table:table-cell>
          <table:table-cell office:value-type="float" office:value="0.2291">
            <text:p>0.2291</text:p>
          </table:table-cell>
          <table:table-cell office:value-type="float" office:value="-0.27033">
            <text:p>-0.2703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5392">
            <text:p>-0.25392</text:p>
          </table:table-cell>
          <table:table-cell office:value-type="float" office:value="0">
            <text:p>0</text:p>
          </table:table-cell>
          <table:table-cell office:value-type="float" office:value="0.041985">
            <text:p>0.041985</text:p>
          </table:table-cell>
          <table:table-cell/>
          <table:table-cell office:value-type="float" office:value="4.543">
            <text:p>4.543</text:p>
          </table:table-cell>
          <table:table-cell office:value-type="float" office:value="-0.23692">
            <text:p>-0.23692</text:p>
          </table:table-cell>
          <table:table-cell office:value-type="float" office:value="-0.72971">
            <text:p>-0.7297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772">
            <text:p>2.8772</text:p>
          </table:table-cell>
          <table:table-cell office:value-type="float" office:value="0">
            <text:p>0</text:p>
          </table:table-cell>
          <table:table-cell office:value-type="float" office:value="0.041985">
            <text:p>0.041985</text:p>
          </table:table-cell>
        </table:table-row>
        <table:table-row table:style-name="ro2">
          <table:table-cell office:value-type="float" office:value="4.6766">
            <text:p>4.6766</text:p>
          </table:table-cell>
          <table:table-cell office:value-type="float" office:value="0.24481">
            <text:p>0.24481</text:p>
          </table:table-cell>
          <table:table-cell office:value-type="float" office:value="-0.27488">
            <text:p>-0.2748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5899">
            <text:p>-0.25899</text:p>
          </table:table-cell>
          <table:table-cell table:style-name="ce3" office:value-type="string">
            <text:p>-4.1613e-16</text:p>
          </table:table-cell>
          <table:table-cell office:value-type="float" office:value="0.042452">
            <text:p>0.042452</text:p>
          </table:table-cell>
          <table:table-cell/>
          <table:table-cell office:value-type="float" office:value="4.6766">
            <text:p>4.6766</text:p>
          </table:table-cell>
          <table:table-cell office:value-type="float" office:value="-0.25066">
            <text:p>-0.25066</text:p>
          </table:table-cell>
          <table:table-cell office:value-type="float" office:value="-0.7259">
            <text:p>-0.725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8813">
            <text:p>2.8813</text:p>
          </table:table-cell>
          <table:table-cell table:style-name="ce3" office:value-type="string">
            <text:p>-4.1613e-16</text:p>
          </table:table-cell>
          <table:table-cell office:value-type="float" office:value="0.042452">
            <text:p>0.042452</text:p>
          </table:table-cell>
        </table:table-row>
        <table:table-row table:style-name="ro2">
          <table:table-cell office:value-type="float" office:value="4.8102">
            <text:p>4.8102</text:p>
          </table:table-cell>
          <table:table-cell office:value-type="float" office:value="0.25996">
            <text:p>0.25996</text:p>
          </table:table-cell>
          <table:table-cell office:value-type="float" office:value="-0.27883">
            <text:p>-0.2788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20681">
            <text:p>-0.20681</text:p>
          </table:table-cell>
          <table:table-cell office:value-type="float" office:value="0.86603">
            <text:p>0.86603</text:p>
          </table:table-cell>
          <table:table-cell office:value-type="float" office:value="0.042625">
            <text:p>0.042625</text:p>
          </table:table-cell>
          <table:table-cell/>
          <table:table-cell office:value-type="float" office:value="4.8102">
            <text:p>4.8102</text:p>
          </table:table-cell>
          <table:table-cell office:value-type="float" office:value="-0.2654">
            <text:p>-0.2654</text:p>
          </table:table-cell>
          <table:table-cell office:value-type="float" office:value="-0.72141">
            <text:p>-0.7214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2.9616">
            <text:p>2.9616</text:p>
          </table:table-cell>
          <table:table-cell office:value-type="float" office:value="0.86603">
            <text:p>0.86603</text:p>
          </table:table-cell>
          <table:table-cell office:value-type="float" office:value="0.042625">
            <text:p>0.042625</text:p>
          </table:table-cell>
        </table:table-row>
        <table:table-row table:style-name="ro2">
          <table:table-cell office:value-type="float" office:value="4.9438">
            <text:p>4.9438</text:p>
          </table:table-cell>
          <table:table-cell office:value-type="float" office:value="0.27602">
            <text:p>0.27602</text:p>
          </table:table-cell>
          <table:table-cell office:value-type="float" office:value="-0.28373">
            <text:p>-0.2837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2811">
            <text:p>-0.22811</text:p>
          </table:table-cell>
          <table:table-cell table:style-name="ce3" office:value-type="string">
            <text:p>-4.1613e-16</text:p>
          </table:table-cell>
          <table:table-cell office:value-type="float" office:value="0.042979">
            <text:p>0.042979</text:p>
          </table:table-cell>
          <table:table-cell/>
          <table:table-cell office:value-type="float" office:value="4.9438">
            <text:p>4.9438</text:p>
          </table:table-cell>
          <table:table-cell office:value-type="float" office:value="-0.28274">
            <text:p>-0.28274</text:p>
          </table:table-cell>
          <table:table-cell office:value-type="float" office:value="-0.71658">
            <text:p>-0.7165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352">
            <text:p>2.9352</text:p>
          </table:table-cell>
          <table:table-cell table:style-name="ce3" office:value-type="string">
            <text:p>-4.1613e-16</text:p>
          </table:table-cell>
          <table:table-cell office:value-type="float" office:value="0.042979">
            <text:p>0.042979</text:p>
          </table:table-cell>
        </table:table-row>
        <table:table-row table:style-name="ro2">
          <table:table-cell office:value-type="float" office:value="5.0775">
            <text:p>5.0775</text:p>
          </table:table-cell>
          <table:table-cell office:value-type="float" office:value="0.28616">
            <text:p>0.28616</text:p>
          </table:table-cell>
          <table:table-cell office:value-type="float" office:value="-0.2865">
            <text:p>-0.286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20837">
            <text:p>-0.20837</text:p>
          </table:table-cell>
          <table:table-cell table:style-name="ce3" office:value-type="string">
            <text:p>-8.3225e-16</text:p>
          </table:table-cell>
          <table:table-cell office:value-type="float" office:value="0.042165">
            <text:p>0.042165</text:p>
          </table:table-cell>
          <table:table-cell/>
          <table:table-cell office:value-type="float" office:value="5.0775">
            <text:p>5.0775</text:p>
          </table:table-cell>
          <table:table-cell office:value-type="float" office:value="-0.29321">
            <text:p>-0.29321</text:p>
          </table:table-cell>
          <table:table-cell office:value-type="float" office:value="-0.7137">
            <text:p>-0.713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304">
            <text:p>2.9304</text:p>
          </table:table-cell>
          <table:table-cell table:style-name="ce3" office:value-type="string">
            <text:p>-8.3225e-16</text:p>
          </table:table-cell>
          <table:table-cell office:value-type="float" office:value="0.042165">
            <text:p>0.042165</text:p>
          </table:table-cell>
        </table:table-row>
        <table:table-row table:style-name="ro2">
          <table:table-cell office:value-type="float" office:value="5.2111">
            <text:p>5.2111</text:p>
          </table:table-cell>
          <table:table-cell office:value-type="float" office:value="0.30095">
            <text:p>0.30095</text:p>
          </table:table-cell>
          <table:table-cell office:value-type="float" office:value="-0.28758">
            <text:p>-0.2875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4303">
            <text:p>-0.14303</text:p>
          </table:table-cell>
          <table:table-cell table:style-name="ce3" office:value-type="string">
            <text:p>-4.1613e-16</text:p>
          </table:table-cell>
          <table:table-cell office:value-type="float" office:value="0.041968">
            <text:p>0.041968</text:p>
          </table:table-cell>
          <table:table-cell/>
          <table:table-cell office:value-type="float" office:value="5.2111">
            <text:p>5.2111</text:p>
          </table:table-cell>
          <table:table-cell office:value-type="float" office:value="-0.30637">
            <text:p>-0.30637</text:p>
          </table:table-cell>
          <table:table-cell office:value-type="float" office:value="-0.71128">
            <text:p>-0.7112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509">
            <text:p>2.9509</text:p>
          </table:table-cell>
          <table:table-cell table:style-name="ce3" office:value-type="string">
            <text:p>-4.1613e-16</text:p>
          </table:table-cell>
          <table:table-cell office:value-type="float" office:value="0.041968">
            <text:p>0.041968</text:p>
          </table:table-cell>
        </table:table-row>
        <table:table-row table:style-name="ro2">
          <table:table-cell office:value-type="float" office:value="5.3447">
            <text:p>5.3447</text:p>
          </table:table-cell>
          <table:table-cell office:value-type="float" office:value="0.31903">
            <text:p>0.31903</text:p>
          </table:table-cell>
          <table:table-cell office:value-type="float" office:value="-0.29159">
            <text:p>-0.2915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5003">
            <text:p>-0.15003</text:p>
          </table:table-cell>
          <table:table-cell table:style-name="ce3" office:value-type="string">
            <text:p>-8.3225e-16</text:p>
          </table:table-cell>
          <table:table-cell office:value-type="float" office:value="0.041916">
            <text:p>0.041916</text:p>
          </table:table-cell>
          <table:table-cell/>
          <table:table-cell office:value-type="float" office:value="5.3447">
            <text:p>5.3447</text:p>
          </table:table-cell>
          <table:table-cell office:value-type="float" office:value="-0.32384">
            <text:p>-0.32384</text:p>
          </table:table-cell>
          <table:table-cell office:value-type="float" office:value="-0.70836">
            <text:p>-0.7083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596">
            <text:p>2.9596</text:p>
          </table:table-cell>
          <table:table-cell table:style-name="ce3" office:value-type="string">
            <text:p>-8.3225e-16</text:p>
          </table:table-cell>
          <table:table-cell office:value-type="float" office:value="0.041916">
            <text:p>0.041916</text:p>
          </table:table-cell>
        </table:table-row>
        <table:table-row table:style-name="ro2">
          <table:table-cell office:value-type="float" office:value="5.4784">
            <text:p>5.4784</text:p>
          </table:table-cell>
          <table:table-cell office:value-type="float" office:value="0.33399">
            <text:p>0.33399</text:p>
          </table:table-cell>
          <table:table-cell office:value-type="float" office:value="-0.29453">
            <text:p>-0.2945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494">
            <text:p>-0.1494</text:p>
          </table:table-cell>
          <table:table-cell table:style-name="ce3" office:value-type="string">
            <text:p>4.1613e-16</text:p>
          </table:table-cell>
          <table:table-cell office:value-type="float" office:value="0.041557">
            <text:p>0.041557</text:p>
          </table:table-cell>
          <table:table-cell/>
          <table:table-cell office:value-type="float" office:value="5.4784">
            <text:p>5.4784</text:p>
          </table:table-cell>
          <table:table-cell office:value-type="float" office:value="-0.33921">
            <text:p>-0.33921</text:p>
          </table:table-cell>
          <table:table-cell office:value-type="float" office:value="-0.70569">
            <text:p>-0.7056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664">
            <text:p>2.9664</text:p>
          </table:table-cell>
          <table:table-cell table:style-name="ce3" office:value-type="string">
            <text:p>4.1613e-16</text:p>
          </table:table-cell>
          <table:table-cell office:value-type="float" office:value="0.041557">
            <text:p>0.041557</text:p>
          </table:table-cell>
        </table:table-row>
        <table:table-row table:style-name="ro2">
          <table:table-cell office:value-type="float" office:value="5.612">
            <text:p>5.612</text:p>
          </table:table-cell>
          <table:table-cell office:value-type="float" office:value="0.34991">
            <text:p>0.34991</text:p>
          </table:table-cell>
          <table:table-cell office:value-type="float" office:value="-0.29764">
            <text:p>-0.2976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4147">
            <text:p>-0.14147</text:p>
          </table:table-cell>
          <table:table-cell table:style-name="ce3" office:value-type="string">
            <text:p>-8.3225e-16</text:p>
          </table:table-cell>
          <table:table-cell office:value-type="float" office:value="0.041492">
            <text:p>0.041492</text:p>
          </table:table-cell>
          <table:table-cell/>
          <table:table-cell office:value-type="float" office:value="5.612">
            <text:p>5.612</text:p>
          </table:table-cell>
          <table:table-cell office:value-type="float" office:value="-0.35515">
            <text:p>-0.35515</text:p>
          </table:table-cell>
          <table:table-cell office:value-type="float" office:value="-0.70283">
            <text:p>-0.7028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824">
            <text:p>2.9824</text:p>
          </table:table-cell>
          <table:table-cell table:style-name="ce3" office:value-type="string">
            <text:p>-8.3225e-16</text:p>
          </table:table-cell>
          <table:table-cell office:value-type="float" office:value="0.041492">
            <text:p>0.041492</text:p>
          </table:table-cell>
        </table:table-row>
        <table:table-row table:style-name="ro2">
          <table:table-cell office:value-type="float" office:value="5.7456">
            <text:p>5.7456</text:p>
          </table:table-cell>
          <table:table-cell office:value-type="float" office:value="0.366">
            <text:p>0.366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2555">
            <text:p>-0.12555</text:p>
          </table:table-cell>
          <table:table-cell table:style-name="ce3" office:value-type="string">
            <text:p>-4.1613e-16</text:p>
          </table:table-cell>
          <table:table-cell office:value-type="float" office:value="0.040196">
            <text:p>0.040196</text:p>
          </table:table-cell>
          <table:table-cell/>
          <table:table-cell office:value-type="float" office:value="5.7456">
            <text:p>5.7456</text:p>
          </table:table-cell>
          <table:table-cell office:value-type="float" office:value="-0.37272">
            <text:p>-0.37272</text:p>
          </table:table-cell>
          <table:table-cell office:value-type="float" office:value="-0.7">
            <text:p>-0.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806">
            <text:p>2.9806</text:p>
          </table:table-cell>
          <table:table-cell table:style-name="ce3" office:value-type="string">
            <text:p>-4.1613e-16</text:p>
          </table:table-cell>
          <table:table-cell office:value-type="float" office:value="0.040196">
            <text:p>0.040196</text:p>
          </table:table-cell>
        </table:table-row>
        <table:table-row table:style-name="ro2">
          <table:table-cell office:value-type="float" office:value="5.8791">
            <text:p>5.8791</text:p>
          </table:table-cell>
          <table:table-cell office:value-type="float" office:value="0.38242">
            <text:p>0.38242</text:p>
          </table:table-cell>
          <table:table-cell office:value-type="float" office:value="-0.30278">
            <text:p>-0.3027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2723">
            <text:p>-0.12723</text:p>
          </table:table-cell>
          <table:table-cell table:style-name="ce3" office:value-type="string">
            <text:p>-4.1613e-16</text:p>
          </table:table-cell>
          <table:table-cell office:value-type="float" office:value="0.039055">
            <text:p>0.039055</text:p>
          </table:table-cell>
          <table:table-cell/>
          <table:table-cell office:value-type="float" office:value="5.8791">
            <text:p>5.8791</text:p>
          </table:table-cell>
          <table:table-cell office:value-type="float" office:value="-0.38857">
            <text:p>-0.38857</text:p>
          </table:table-cell>
          <table:table-cell office:value-type="float" office:value="-0.69739">
            <text:p>-0.6973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777">
            <text:p>2.9777</text:p>
          </table:table-cell>
          <table:table-cell table:style-name="ce3" office:value-type="string">
            <text:p>-4.1613e-16</text:p>
          </table:table-cell>
          <table:table-cell office:value-type="float" office:value="0.039055">
            <text:p>0.039055</text:p>
          </table:table-cell>
        </table:table-row>
        <table:table-row table:style-name="ro2">
          <table:table-cell office:value-type="float" office:value="6.0127">
            <text:p>6.0127</text:p>
          </table:table-cell>
          <table:table-cell office:value-type="float" office:value="0.39895">
            <text:p>0.39895</text:p>
          </table:table-cell>
          <table:table-cell office:value-type="float" office:value="-0.30535">
            <text:p>-0.3053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12243">
            <text:p>-0.12243</text:p>
          </table:table-cell>
          <table:table-cell table:style-name="ce3" office:value-type="string">
            <text:p>-4.1613e-16</text:p>
          </table:table-cell>
          <table:table-cell office:value-type="float" office:value="0.037843">
            <text:p>0.037843</text:p>
          </table:table-cell>
          <table:table-cell/>
          <table:table-cell office:value-type="float" office:value="6.0127">
            <text:p>6.0127</text:p>
          </table:table-cell>
          <table:table-cell office:value-type="float" office:value="-0.40336">
            <text:p>-0.40336</text:p>
          </table:table-cell>
          <table:table-cell office:value-type="float" office:value="-0.69472">
            <text:p>-0.6947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2.9787">
            <text:p>2.9787</text:p>
          </table:table-cell>
          <table:table-cell table:style-name="ce3" office:value-type="string">
            <text:p>-4.1613e-16</text:p>
          </table:table-cell>
          <table:table-cell office:value-type="float" office:value="0.037843">
            <text:p>0.037843</text:p>
          </table:table-cell>
        </table:table-row>
        <table:table-row table:style-name="ro2">
          <table:table-cell office:value-type="float" office:value="6.1464">
            <text:p>6.1464</text:p>
          </table:table-cell>
          <table:table-cell office:value-type="float" office:value="0.41494">
            <text:p>0.41494</text:p>
          </table:table-cell>
          <table:table-cell office:value-type="float" office:value="-0.30833">
            <text:p>-0.3083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1231">
            <text:p>-0.1231</text:p>
          </table:table-cell>
          <table:table-cell office:value-type="float" office:value="-0.86603">
            <text:p>-0.86603</text:p>
          </table:table-cell>
          <table:table-cell office:value-type="float" office:value="0.035403">
            <text:p>0.035403</text:p>
          </table:table-cell>
          <table:table-cell/>
          <table:table-cell office:value-type="float" office:value="6.1464">
            <text:p>6.1464</text:p>
          </table:table-cell>
          <table:table-cell office:value-type="float" office:value="-0.41731">
            <text:p>-0.41731</text:p>
          </table:table-cell>
          <table:table-cell office:value-type="float" office:value="-0.69266">
            <text:p>-0.6926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2.907">
            <text:p>2.907</text:p>
          </table:table-cell>
          <table:table-cell office:value-type="float" office:value="-0.86603">
            <text:p>-0.86603</text:p>
          </table:table-cell>
          <table:table-cell office:value-type="float" office:value="0.035403">
            <text:p>0.035403</text:p>
          </table:table-cell>
        </table:table-row>
        <table:table-row table:style-name="ro2">
          <table:table-cell office:value-type="float" office:value="6.28">
            <text:p>6.28</text:p>
          </table:table-cell>
          <table:table-cell office:value-type="float" office:value="0.42915">
            <text:p>0.42915</text:p>
          </table:table-cell>
          <table:table-cell office:value-type="float" office:value="-0.31083">
            <text:p>-0.3108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20466">
            <text:p>-0.20466</text:p>
          </table:table-cell>
          <table:table-cell office:value-type="float" office:value="-0.86603">
            <text:p>-0.86603</text:p>
          </table:table-cell>
          <table:table-cell office:value-type="float" office:value="0.03302">
            <text:p>0.03302</text:p>
          </table:table-cell>
          <table:table-cell/>
          <table:table-cell office:value-type="float" office:value="6.28">
            <text:p>6.28</text:p>
          </table:table-cell>
          <table:table-cell office:value-type="float" office:value="-0.43328">
            <text:p>-0.43328</text:p>
          </table:table-cell>
          <table:table-cell office:value-type="float" office:value="-0.68945">
            <text:p>-0.6894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2.8624">
            <text:p>2.8624</text:p>
          </table:table-cell>
          <table:table-cell office:value-type="float" office:value="-0.86603">
            <text:p>-0.86603</text:p>
          </table:table-cell>
          <table:table-cell office:value-type="float" office:value="0.03302">
            <text:p>0.03302</text:p>
          </table:table-cell>
        </table:table-row>
        <table:table-row table:style-name="ro2">
          <table:table-cell office:value-type="float" office:value="6.4136">
            <text:p>6.4136</text:p>
          </table:table-cell>
          <table:table-cell office:value-type="float" office:value="0.43876">
            <text:p>0.43876</text:p>
          </table:table-cell>
          <table:table-cell office:value-type="float" office:value="-0.31317">
            <text:p>-0.31317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10736">
            <text:p>-0.10736</text:p>
          </table:table-cell>
          <table:table-cell office:value-type="float" office:value="0.86603">
            <text:p>0.86603</text:p>
          </table:table-cell>
          <table:table-cell office:value-type="float" office:value="0.030439">
            <text:p>0.030439</text:p>
          </table:table-cell>
          <table:table-cell/>
          <table:table-cell office:value-type="float" office:value="6.4136">
            <text:p>6.4136</text:p>
          </table:table-cell>
          <table:table-cell office:value-type="float" office:value="-0.43692">
            <text:p>-0.43692</text:p>
          </table:table-cell>
          <table:table-cell office:value-type="float" office:value="-0.68859">
            <text:p>-0.6885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9563">
            <text:p>2.9563</text:p>
          </table:table-cell>
          <table:table-cell office:value-type="float" office:value="0.86603">
            <text:p>0.86603</text:p>
          </table:table-cell>
          <table:table-cell office:value-type="float" office:value="0.030439">
            <text:p>0.030439</text:p>
          </table:table-cell>
        </table:table-row>
        <table:table-row table:style-name="ro2">
          <table:table-cell office:value-type="float" office:value="6.5472">
            <text:p>6.5472</text:p>
          </table:table-cell>
          <table:table-cell office:value-type="float" office:value="0.44542">
            <text:p>0.44542</text:p>
          </table:table-cell>
          <table:table-cell office:value-type="float" office:value="-0.31515">
            <text:p>-0.31515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094906">
            <text:p>-0.094906</text:p>
          </table:table-cell>
          <table:table-cell office:value-type="float" office:value="0.86603">
            <text:p>0.86603</text:p>
          </table:table-cell>
          <table:table-cell office:value-type="float" office:value="0.028265">
            <text:p>0.028265</text:p>
          </table:table-cell>
          <table:table-cell/>
          <table:table-cell office:value-type="float" office:value="6.5472">
            <text:p>6.5472</text:p>
          </table:table-cell>
          <table:table-cell office:value-type="float" office:value="-0.44042">
            <text:p>-0.44042</text:p>
          </table:table-cell>
          <table:table-cell office:value-type="float" office:value="-0.68743">
            <text:p>-0.68743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9709">
            <text:p>2.9709</text:p>
          </table:table-cell>
          <table:table-cell office:value-type="float" office:value="0.86603">
            <text:p>0.86603</text:p>
          </table:table-cell>
          <table:table-cell office:value-type="float" office:value="0.028265">
            <text:p>0.028265</text:p>
          </table:table-cell>
        </table:table-row>
        <table:table-row table:style-name="ro2">
          <table:table-cell office:value-type="float" office:value="6.6809">
            <text:p>6.6809</text:p>
          </table:table-cell>
          <table:table-cell office:value-type="float" office:value="0.44026">
            <text:p>0.44026</text:p>
          </table:table-cell>
          <table:table-cell office:value-type="float" office:value="-0.31334">
            <text:p>-0.3133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030118">
            <text:p>-0.030118</text:p>
          </table:table-cell>
          <table:table-cell office:value-type="float" office:value="0.86603">
            <text:p>0.86603</text:p>
          </table:table-cell>
          <table:table-cell office:value-type="float" office:value="0.026799">
            <text:p>0.026799</text:p>
          </table:table-cell>
          <table:table-cell/>
          <table:table-cell office:value-type="float" office:value="6.6809">
            <text:p>6.6809</text:p>
          </table:table-cell>
          <table:table-cell office:value-type="float" office:value="-0.43904">
            <text:p>-0.43904</text:p>
          </table:table-cell>
          <table:table-cell office:value-type="float" office:value="-0.68807">
            <text:p>-0.68807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2.9968">
            <text:p>2.9968</text:p>
          </table:table-cell>
          <table:table-cell office:value-type="float" office:value="0.86603">
            <text:p>0.86603</text:p>
          </table:table-cell>
          <table:table-cell office:value-type="float" office:value="0.026799">
            <text:p>0.026799</text:p>
          </table:table-cell>
        </table:table-row>
        <table:table-row table:style-name="ro2">
          <table:table-cell office:value-type="float" office:value="6.8145">
            <text:p>6.8145</text:p>
          </table:table-cell>
          <table:table-cell office:value-type="float" office:value="0.43284">
            <text:p>0.43284</text:p>
          </table:table-cell>
          <table:table-cell office:value-type="float" office:value="-0.31237">
            <text:p>-0.31237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046454">
            <text:p>0.046454</text:p>
          </table:table-cell>
          <table:table-cell office:value-type="float" office:value="0.86603">
            <text:p>0.86603</text:p>
          </table:table-cell>
          <table:table-cell office:value-type="float" office:value="0.026877">
            <text:p>0.026877</text:p>
          </table:table-cell>
          <table:table-cell/>
          <table:table-cell office:value-type="float" office:value="6.8145">
            <text:p>6.8145</text:p>
          </table:table-cell>
          <table:table-cell office:value-type="float" office:value="-0.42929">
            <text:p>-0.42929</text:p>
          </table:table-cell>
          <table:table-cell office:value-type="float" office:value="-0.69049">
            <text:p>-0.6904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3.0624">
            <text:p>3.0624</text:p>
          </table:table-cell>
          <table:table-cell office:value-type="float" office:value="0.86603">
            <text:p>0.86603</text:p>
          </table:table-cell>
          <table:table-cell office:value-type="float" office:value="0.026877">
            <text:p>0.026877</text:p>
          </table:table-cell>
        </table:table-row>
        <table:table-row table:style-name="ro2">
          <table:table-cell office:value-type="float" office:value="6.9481">
            <text:p>6.9481</text:p>
          </table:table-cell>
          <table:table-cell office:value-type="float" office:value="0.42453">
            <text:p>0.42453</text:p>
          </table:table-cell>
          <table:table-cell office:value-type="float" office:value="-0.31264">
            <text:p>-0.3126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13269">
            <text:p>0.13269</text:p>
          </table:table-cell>
          <table:table-cell office:value-type="float" office:value="0.86603">
            <text:p>0.86603</text:p>
          </table:table-cell>
          <table:table-cell office:value-type="float" office:value="0.027298">
            <text:p>0.027298</text:p>
          </table:table-cell>
          <table:table-cell/>
          <table:table-cell office:value-type="float" office:value="6.9481">
            <text:p>6.9481</text:p>
          </table:table-cell>
          <table:table-cell office:value-type="float" office:value="-0.42208">
            <text:p>-0.42208</text:p>
          </table:table-cell>
          <table:table-cell office:value-type="float" office:value="-0.69156">
            <text:p>-0.6915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3.1348">
            <text:p>-3.1348</text:p>
          </table:table-cell>
          <table:table-cell office:value-type="float" office:value="0.86603">
            <text:p>0.86603</text:p>
          </table:table-cell>
          <table:table-cell office:value-type="float" office:value="0.027298">
            <text:p>0.027298</text:p>
          </table:table-cell>
        </table:table-row>
        <table:table-row table:style-name="ro2">
          <table:table-cell office:value-type="float" office:value="7.0818">
            <text:p>7.0818</text:p>
          </table:table-cell>
          <table:table-cell office:value-type="float" office:value="0.41651">
            <text:p>0.41651</text:p>
          </table:table-cell>
          <table:table-cell office:value-type="float" office:value="-0.31393">
            <text:p>-0.31393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22478">
            <text:p>0.22478</text:p>
          </table:table-cell>
          <table:table-cell office:value-type="float" office:value="0.86603">
            <text:p>0.86603</text:p>
          </table:table-cell>
          <table:table-cell office:value-type="float" office:value="0.028172">
            <text:p>0.028172</text:p>
          </table:table-cell>
          <table:table-cell/>
          <table:table-cell office:value-type="float" office:value="7.0818">
            <text:p>7.0818</text:p>
          </table:table-cell>
          <table:table-cell office:value-type="float" office:value="-0.41401">
            <text:p>-0.41401</text:p>
          </table:table-cell>
          <table:table-cell office:value-type="float" office:value="-0.6912">
            <text:p>-0.6912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3.0492">
            <text:p>-3.0492</text:p>
          </table:table-cell>
          <table:table-cell office:value-type="float" office:value="0.86603">
            <text:p>0.86603</text:p>
          </table:table-cell>
          <table:table-cell office:value-type="float" office:value="0.028172">
            <text:p>0.028172</text:p>
          </table:table-cell>
        </table:table-row>
        <table:table-row table:style-name="ro2">
          <table:table-cell office:value-type="float" office:value="7.2154">
            <text:p>7.2154</text:p>
          </table:table-cell>
          <table:table-cell office:value-type="float" office:value="0.40872">
            <text:p>0.40872</text:p>
          </table:table-cell>
          <table:table-cell office:value-type="float" office:value="-0.316">
            <text:p>-0.31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3394">
            <text:p>0.3394</text:p>
          </table:table-cell>
          <table:table-cell office:value-type="float" office:value="0.86603">
            <text:p>0.86603</text:p>
          </table:table-cell>
          <table:table-cell office:value-type="float" office:value="0.029245">
            <text:p>0.029245</text:p>
          </table:table-cell>
          <table:table-cell/>
          <table:table-cell office:value-type="float" office:value="7.2154">
            <text:p>7.2154</text:p>
          </table:table-cell>
          <table:table-cell office:value-type="float" office:value="-0.40562">
            <text:p>-0.40562</text:p>
          </table:table-cell>
          <table:table-cell office:value-type="float" office:value="-0.69092">
            <text:p>-0.69092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9473">
            <text:p>-2.9473</text:p>
          </table:table-cell>
          <table:table-cell office:value-type="float" office:value="0.86603">
            <text:p>0.86603</text:p>
          </table:table-cell>
          <table:table-cell office:value-type="float" office:value="0.029245">
            <text:p>0.029245</text:p>
          </table:table-cell>
        </table:table-row>
        <table:table-row table:style-name="ro2">
          <table:table-cell office:value-type="float" office:value="7.349">
            <text:p>7.349</text:p>
          </table:table-cell>
          <table:table-cell office:value-type="float" office:value="0.4007">
            <text:p>0.4007</text:p>
          </table:table-cell>
          <table:table-cell office:value-type="float" office:value="-0.31853">
            <text:p>-0.31853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46066">
            <text:p>0.46066</text:p>
          </table:table-cell>
          <table:table-cell office:value-type="float" office:value="0.86603">
            <text:p>0.86603</text:p>
          </table:table-cell>
          <table:table-cell office:value-type="float" office:value="0.030237">
            <text:p>0.030237</text:p>
          </table:table-cell>
          <table:table-cell/>
          <table:table-cell office:value-type="float" office:value="7.349">
            <text:p>7.349</text:p>
          </table:table-cell>
          <table:table-cell office:value-type="float" office:value="-0.39783">
            <text:p>-0.39783</text:p>
          </table:table-cell>
          <table:table-cell office:value-type="float" office:value="-0.68924">
            <text:p>-0.6892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83">
            <text:p>-2.83</text:p>
          </table:table-cell>
          <table:table-cell office:value-type="float" office:value="0.86603">
            <text:p>0.86603</text:p>
          </table:table-cell>
          <table:table-cell office:value-type="float" office:value="0.030237">
            <text:p>0.030237</text:p>
          </table:table-cell>
        </table:table-row>
        <table:table-row table:style-name="ro2">
          <table:table-cell office:value-type="float" office:value="7.4825">
            <text:p>7.4825</text:p>
          </table:table-cell>
          <table:table-cell office:value-type="float" office:value="0.39108">
            <text:p>0.39108</text:p>
          </table:table-cell>
          <table:table-cell office:value-type="float" office:value="-0.32354">
            <text:p>-0.3235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48476">
            <text:p>0.48476</text:p>
          </table:table-cell>
          <table:table-cell office:value-type="float" office:value="0.86603">
            <text:p>0.86603</text:p>
          </table:table-cell>
          <table:table-cell office:value-type="float" office:value="0.031261">
            <text:p>0.031261</text:p>
          </table:table-cell>
          <table:table-cell/>
          <table:table-cell office:value-type="float" office:value="7.4825">
            <text:p>7.4825</text:p>
          </table:table-cell>
          <table:table-cell office:value-type="float" office:value="-0.39088">
            <text:p>-0.39088</text:p>
          </table:table-cell>
          <table:table-cell office:value-type="float" office:value="-0.68654">
            <text:p>-0.6865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7141">
            <text:p>-2.7141</text:p>
          </table:table-cell>
          <table:table-cell office:value-type="float" office:value="0.86603">
            <text:p>0.86603</text:p>
          </table:table-cell>
          <table:table-cell office:value-type="float" office:value="0.031261">
            <text:p>0.031261</text:p>
          </table:table-cell>
        </table:table-row>
        <table:table-row table:style-name="ro2">
          <table:table-cell office:value-type="float" office:value="7.6161">
            <text:p>7.6161</text:p>
          </table:table-cell>
          <table:table-cell office:value-type="float" office:value="0.38228">
            <text:p>0.38228</text:p>
          </table:table-cell>
          <table:table-cell office:value-type="float" office:value="-0.32836">
            <text:p>-0.3283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57025">
            <text:p>0.57025</text:p>
          </table:table-cell>
          <table:table-cell office:value-type="float" office:value="0.86603">
            <text:p>0.86603</text:p>
          </table:table-cell>
          <table:table-cell office:value-type="float" office:value="0.032194">
            <text:p>0.032194</text:p>
          </table:table-cell>
          <table:table-cell/>
          <table:table-cell office:value-type="float" office:value="7.6161">
            <text:p>7.6161</text:p>
          </table:table-cell>
          <table:table-cell office:value-type="float" office:value="-0.38382">
            <text:p>-0.38382</text:p>
          </table:table-cell>
          <table:table-cell office:value-type="float" office:value="-0.68262">
            <text:p>-0.68262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6104">
            <text:p>-2.6104</text:p>
          </table:table-cell>
          <table:table-cell office:value-type="float" office:value="0.86603">
            <text:p>0.86603</text:p>
          </table:table-cell>
          <table:table-cell office:value-type="float" office:value="0.032194">
            <text:p>0.032194</text:p>
          </table:table-cell>
        </table:table-row>
        <table:table-row table:style-name="ro2">
          <table:table-cell office:value-type="float" office:value="7.7498">
            <text:p>7.7498</text:p>
          </table:table-cell>
          <table:table-cell office:value-type="float" office:value="0.36884">
            <text:p>0.36884</text:p>
          </table:table-cell>
          <table:table-cell office:value-type="float" office:value="-0.33972">
            <text:p>-0.3397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58718">
            <text:p>0.58718</text:p>
          </table:table-cell>
          <table:table-cell office:value-type="float" office:value="0">
            <text:p>0</text:p>
          </table:table-cell>
          <table:table-cell office:value-type="float" office:value="0.034293">
            <text:p>0.034293</text:p>
          </table:table-cell>
          <table:table-cell/>
          <table:table-cell office:value-type="float" office:value="7.7498">
            <text:p>7.7498</text:p>
          </table:table-cell>
          <table:table-cell office:value-type="float" office:value="-0.37448">
            <text:p>-0.37448</text:p>
          </table:table-cell>
          <table:table-cell office:value-type="float" office:value="-0.67691">
            <text:p>-0.6769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584">
            <text:p>-2.584</text:p>
          </table:table-cell>
          <table:table-cell office:value-type="float" office:value="0">
            <text:p>0</text:p>
          </table:table-cell>
          <table:table-cell office:value-type="float" office:value="0.034293">
            <text:p>0.034293</text:p>
          </table:table-cell>
        </table:table-row>
        <table:table-row table:style-name="ro2">
          <table:table-cell office:value-type="float" office:value="7.8834">
            <text:p>7.8834</text:p>
          </table:table-cell>
          <table:table-cell office:value-type="float" office:value="0.35615">
            <text:p>0.35615</text:p>
          </table:table-cell>
          <table:table-cell office:value-type="float" office:value="-0.34939">
            <text:p>-0.3493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5932">
            <text:p>0.5932</text:p>
          </table:table-cell>
          <table:table-cell table:style-name="ce3" office:value-type="string">
            <text:p>-8.3225e-16</text:p>
          </table:table-cell>
          <table:table-cell office:value-type="float" office:value="0.036091">
            <text:p>0.036091</text:p>
          </table:table-cell>
          <table:table-cell/>
          <table:table-cell office:value-type="float" office:value="7.8834">
            <text:p>7.8834</text:p>
          </table:table-cell>
          <table:table-cell office:value-type="float" office:value="-0.3675">
            <text:p>-0.3675</text:p>
          </table:table-cell>
          <table:table-cell office:value-type="float" office:value="-0.67136">
            <text:p>-0.6713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5148">
            <text:p>-2.5148</text:p>
          </table:table-cell>
          <table:table-cell table:style-name="ce3" office:value-type="string">
            <text:p>-8.3225e-16</text:p>
          </table:table-cell>
          <table:table-cell office:value-type="float" office:value="0.036091">
            <text:p>0.036091</text:p>
          </table:table-cell>
        </table:table-row>
        <table:table-row table:style-name="ro2">
          <table:table-cell office:value-type="float" office:value="8.017">
            <text:p>8.017</text:p>
          </table:table-cell>
          <table:table-cell office:value-type="float" office:value="0.34283">
            <text:p>0.34283</text:p>
          </table:table-cell>
          <table:table-cell office:value-type="float" office:value="-0.35905">
            <text:p>-0.3590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60086">
            <text:p>0.60086</text:p>
          </table:table-cell>
          <table:table-cell office:value-type="float" office:value="0">
            <text:p>0</text:p>
          </table:table-cell>
          <table:table-cell office:value-type="float" office:value="0.038354">
            <text:p>0.038354</text:p>
          </table:table-cell>
          <table:table-cell/>
          <table:table-cell office:value-type="float" office:value="8.017">
            <text:p>8.017</text:p>
          </table:table-cell>
          <table:table-cell office:value-type="float" office:value="-0.35444">
            <text:p>-0.35444</text:p>
          </table:table-cell>
          <table:table-cell office:value-type="float" office:value="-0.66037">
            <text:p>-0.6603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4644">
            <text:p>-2.4644</text:p>
          </table:table-cell>
          <table:table-cell office:value-type="float" office:value="0">
            <text:p>0</text:p>
          </table:table-cell>
          <table:table-cell office:value-type="float" office:value="0.038354">
            <text:p>0.038354</text:p>
          </table:table-cell>
        </table:table-row>
        <table:table-row table:style-name="ro2">
          <table:table-cell office:value-type="float" office:value="8.1507">
            <text:p>8.1507</text:p>
          </table:table-cell>
          <table:table-cell office:value-type="float" office:value="0.32999">
            <text:p>0.32999</text:p>
          </table:table-cell>
          <table:table-cell office:value-type="float" office:value="-0.36897">
            <text:p>-0.3689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60136">
            <text:p>0.60136</text:p>
          </table:table-cell>
          <table:table-cell office:value-type="float" office:value="0">
            <text:p>0</text:p>
          </table:table-cell>
          <table:table-cell office:value-type="float" office:value="0.039982">
            <text:p>0.039982</text:p>
          </table:table-cell>
          <table:table-cell/>
          <table:table-cell office:value-type="float" office:value="8.1507">
            <text:p>8.1507</text:p>
          </table:table-cell>
          <table:table-cell office:value-type="float" office:value="-0.34213">
            <text:p>-0.34213</text:p>
          </table:table-cell>
          <table:table-cell office:value-type="float" office:value="-0.64915">
            <text:p>-0.6491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4499">
            <text:p>-2.4499</text:p>
          </table:table-cell>
          <table:table-cell office:value-type="float" office:value="0">
            <text:p>0</text:p>
          </table:table-cell>
          <table:table-cell office:value-type="float" office:value="0.039982">
            <text:p>0.039982</text:p>
          </table:table-cell>
        </table:table-row>
        <table:table-row table:style-name="ro2">
          <table:table-cell office:value-type="float" office:value="8.2843">
            <text:p>8.2843</text:p>
          </table:table-cell>
          <table:table-cell office:value-type="float" office:value="0.31535">
            <text:p>0.31535</text:p>
          </table:table-cell>
          <table:table-cell office:value-type="float" office:value="-0.3773">
            <text:p>-0.377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65047">
            <text:p>0.65047</text:p>
          </table:table-cell>
          <table:table-cell office:value-type="float" office:value="0">
            <text:p>0</text:p>
          </table:table-cell>
          <table:table-cell office:value-type="float" office:value="0.041138">
            <text:p>0.041138</text:p>
          </table:table-cell>
          <table:table-cell/>
          <table:table-cell office:value-type="float" office:value="8.2843">
            <text:p>8.2843</text:p>
          </table:table-cell>
          <table:table-cell office:value-type="float" office:value="-0.33021">
            <text:p>-0.33021</text:p>
          </table:table-cell>
          <table:table-cell office:value-type="float" office:value="-0.63897">
            <text:p>-0.6389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4349">
            <text:p>-2.4349</text:p>
          </table:table-cell>
          <table:table-cell office:value-type="float" office:value="0">
            <text:p>0</text:p>
          </table:table-cell>
          <table:table-cell office:value-type="float" office:value="0.041138">
            <text:p>0.041138</text:p>
          </table:table-cell>
        </table:table-row>
        <table:table-row table:style-name="ro2">
          <table:table-cell office:value-type="float" office:value="8.4179">
            <text:p>8.4179</text:p>
          </table:table-cell>
          <table:table-cell office:value-type="float" office:value="0.30244">
            <text:p>0.30244</text:p>
          </table:table-cell>
          <table:table-cell office:value-type="float" office:value="-0.38737">
            <text:p>-0.3873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64357">
            <text:p>0.64357</text:p>
          </table:table-cell>
          <table:table-cell office:value-type="float" office:value="0">
            <text:p>0</text:p>
          </table:table-cell>
          <table:table-cell office:value-type="float" office:value="0.042431">
            <text:p>0.042431</text:p>
          </table:table-cell>
          <table:table-cell/>
          <table:table-cell office:value-type="float" office:value="8.4179">
            <text:p>8.4179</text:p>
          </table:table-cell>
          <table:table-cell office:value-type="float" office:value="-0.3174">
            <text:p>-0.3174</text:p>
          </table:table-cell>
          <table:table-cell office:value-type="float" office:value="-0.62815">
            <text:p>-0.6281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4268">
            <text:p>-2.4268</text:p>
          </table:table-cell>
          <table:table-cell office:value-type="float" office:value="0">
            <text:p>0</text:p>
          </table:table-cell>
          <table:table-cell office:value-type="float" office:value="0.042431">
            <text:p>0.042431</text:p>
          </table:table-cell>
        </table:table-row>
        <table:table-row table:style-name="ro2">
          <table:table-cell office:value-type="float" office:value="8.5515">
            <text:p>8.5515</text:p>
          </table:table-cell>
          <table:table-cell office:value-type="float" office:value="0.28916">
            <text:p>0.28916</text:p>
          </table:table-cell>
          <table:table-cell office:value-type="float" office:value="-0.397">
            <text:p>-0.39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64353">
            <text:p>0.64353</text:p>
          </table:table-cell>
          <table:table-cell table:style-name="ce3" office:value-type="string">
            <text:p>-4.1613e-16</text:p>
          </table:table-cell>
          <table:table-cell office:value-type="float" office:value="0.043465">
            <text:p>0.043465</text:p>
          </table:table-cell>
          <table:table-cell/>
          <table:table-cell office:value-type="float" office:value="8.5515">
            <text:p>8.5515</text:p>
          </table:table-cell>
          <table:table-cell office:value-type="float" office:value="-0.30537">
            <text:p>-0.30537</text:p>
          </table:table-cell>
          <table:table-cell office:value-type="float" office:value="-0.61743">
            <text:p>-0.6174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4295">
            <text:p>-2.4295</text:p>
          </table:table-cell>
          <table:table-cell table:style-name="ce3" office:value-type="string">
            <text:p>-4.1613e-16</text:p>
          </table:table-cell>
          <table:table-cell office:value-type="float" office:value="0.043465">
            <text:p>0.043465</text:p>
          </table:table-cell>
        </table:table-row>
        <table:table-row table:style-name="ro2">
          <table:table-cell office:value-type="float" office:value="8.6852">
            <text:p>8.6852</text:p>
          </table:table-cell>
          <table:table-cell office:value-type="float" office:value="0.27584">
            <text:p>0.27584</text:p>
          </table:table-cell>
          <table:table-cell office:value-type="float" office:value="-0.40676">
            <text:p>-0.4067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64351">
            <text:p>0.64351</text:p>
          </table:table-cell>
          <table:table-cell table:style-name="ce3" office:value-type="string">
            <text:p>-4.1613e-16</text:p>
          </table:table-cell>
          <table:table-cell office:value-type="float" office:value="0.044223">
            <text:p>0.044223</text:p>
          </table:table-cell>
          <table:table-cell/>
          <table:table-cell office:value-type="float" office:value="8.6852">
            <text:p>8.6852</text:p>
          </table:table-cell>
          <table:table-cell office:value-type="float" office:value="-0.29324">
            <text:p>-0.29324</text:p>
          </table:table-cell>
          <table:table-cell office:value-type="float" office:value="-0.60714">
            <text:p>-0.6071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4311">
            <text:p>-2.4311</text:p>
          </table:table-cell>
          <table:table-cell table:style-name="ce3" office:value-type="string">
            <text:p>-4.1613e-16</text:p>
          </table:table-cell>
          <table:table-cell office:value-type="float" office:value="0.044223">
            <text:p>0.044223</text:p>
          </table:table-cell>
        </table:table-row>
        <table:table-row table:style-name="ro2">
          <table:table-cell office:value-type="float" office:value="8.8188">
            <text:p>8.8188</text:p>
          </table:table-cell>
          <table:table-cell office:value-type="float" office:value="0.26259">
            <text:p>0.26259</text:p>
          </table:table-cell>
          <table:table-cell office:value-type="float" office:value="-0.41635">
            <text:p>-0.4163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6435">
            <text:p>0.6435</text:p>
          </table:table-cell>
          <table:table-cell table:style-name="ce3" office:value-type="string">
            <text:p>-5.6655e-16</text:p>
          </table:table-cell>
          <table:table-cell office:value-type="float" office:value="0.044697">
            <text:p>0.044697</text:p>
          </table:table-cell>
          <table:table-cell/>
          <table:table-cell office:value-type="float" office:value="8.8188">
            <text:p>8.8188</text:p>
          </table:table-cell>
          <table:table-cell office:value-type="float" office:value="-0.28082">
            <text:p>-0.28082</text:p>
          </table:table-cell>
          <table:table-cell office:value-type="float" office:value="-0.59662">
            <text:p>-0.5966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4326">
            <text:p>-2.4326</text:p>
          </table:table-cell>
          <table:table-cell table:style-name="ce3" office:value-type="string">
            <text:p>-4.1613e-16</text:p>
          </table:table-cell>
          <table:table-cell office:value-type="float" office:value="0.044697">
            <text:p>0.044697</text:p>
          </table:table-cell>
        </table:table-row>
        <table:table-row table:style-name="ro2">
          <table:table-cell office:value-type="float" office:value="8.9524">
            <text:p>8.9524</text:p>
          </table:table-cell>
          <table:table-cell office:value-type="float" office:value="0.24925">
            <text:p>0.24925</text:p>
          </table:table-cell>
          <table:table-cell office:value-type="float" office:value="-0.42589">
            <text:p>-0.4258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63751">
            <text:p>0.63751</text:p>
          </table:table-cell>
          <table:table-cell table:style-name="ce3" office:value-type="string">
            <text:p>-1.2246e-16</text:p>
          </table:table-cell>
          <table:table-cell office:value-type="float" office:value="0.045108">
            <text:p>0.045108</text:p>
          </table:table-cell>
          <table:table-cell/>
          <table:table-cell office:value-type="float" office:value="8.9524">
            <text:p>8.9524</text:p>
          </table:table-cell>
          <table:table-cell office:value-type="float" office:value="-0.26852">
            <text:p>-0.26852</text:p>
          </table:table-cell>
          <table:table-cell office:value-type="float" office:value="-0.58625">
            <text:p>-0.5862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4374">
            <text:p>-2.4374</text:p>
          </table:table-cell>
          <table:table-cell office:value-type="float" office:value="0">
            <text:p>0</text:p>
          </table:table-cell>
          <table:table-cell office:value-type="float" office:value="0.045108">
            <text:p>0.045108</text:p>
          </table:table-cell>
        </table:table-row>
        <table:table-row table:style-name="ro2">
          <table:table-cell office:value-type="float" office:value="9.086">
            <text:p>9.086</text:p>
          </table:table-cell>
          <table:table-cell office:value-type="float" office:value="0.23552">
            <text:p>0.23552</text:p>
          </table:table-cell>
          <table:table-cell office:value-type="float" office:value="-0.43598">
            <text:p>-0.4359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6293">
            <text:p>0.6293</text:p>
          </table:table-cell>
          <table:table-cell table:style-name="ce3" office:value-type="string">
            <text:p>-1.2246e-16</text:p>
          </table:table-cell>
          <table:table-cell office:value-type="float" office:value="0.045579">
            <text:p>0.045579</text:p>
          </table:table-cell>
          <table:table-cell/>
          <table:table-cell office:value-type="float" office:value="9.086">
            <text:p>9.086</text:p>
          </table:table-cell>
          <table:table-cell office:value-type="float" office:value="-0.25588">
            <text:p>-0.25588</text:p>
          </table:table-cell>
          <table:table-cell office:value-type="float" office:value="-0.57563">
            <text:p>-0.5756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4381">
            <text:p>-2.4381</text:p>
          </table:table-cell>
          <table:table-cell office:value-type="float" office:value="0">
            <text:p>0</text:p>
          </table:table-cell>
          <table:table-cell office:value-type="float" office:value="0.045579">
            <text:p>0.045579</text:p>
          </table:table-cell>
        </table:table-row>
        <table:table-row table:style-name="ro2">
          <table:table-cell office:value-type="float" office:value="9.2196">
            <text:p>9.2196</text:p>
          </table:table-cell>
          <table:table-cell office:value-type="float" office:value="0.22226">
            <text:p>0.22226</text:p>
          </table:table-cell>
          <table:table-cell office:value-type="float" office:value="-0.44485">
            <text:p>-0.4448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63501">
            <text:p>0.63501</text:p>
          </table:table-cell>
          <table:table-cell table:style-name="ce3" office:value-type="string">
            <text:p>-5.6655e-16</text:p>
          </table:table-cell>
          <table:table-cell office:value-type="float" office:value="0.045935">
            <text:p>0.045935</text:p>
          </table:table-cell>
          <table:table-cell/>
          <table:table-cell office:value-type="float" office:value="9.2196">
            <text:p>9.2196</text:p>
          </table:table-cell>
          <table:table-cell office:value-type="float" office:value="-0.2431">
            <text:p>-0.2431</text:p>
          </table:table-cell>
          <table:table-cell office:value-type="float" office:value="-0.56504">
            <text:p>-0.5650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4319">
            <text:p>-2.4319</text:p>
          </table:table-cell>
          <table:table-cell table:style-name="ce3" office:value-type="string">
            <text:p>-4.1613e-16</text:p>
          </table:table-cell>
          <table:table-cell office:value-type="float" office:value="0.045935">
            <text:p>0.045935</text:p>
          </table:table-cell>
        </table:table-row>
        <table:table-row table:style-name="ro2">
          <table:table-cell office:value-type="float" office:value="9.3532">
            <text:p>9.3532</text:p>
          </table:table-cell>
          <table:table-cell office:value-type="float" office:value="0.20922">
            <text:p>0.20922</text:p>
          </table:table-cell>
          <table:table-cell office:value-type="float" office:value="-0.45459">
            <text:p>-0.4545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62583">
            <text:p>0.62583</text:p>
          </table:table-cell>
          <table:table-cell table:style-name="ce3" office:value-type="string">
            <text:p>-5.6655e-16</text:p>
          </table:table-cell>
          <table:table-cell office:value-type="float" office:value="0.04628">
            <text:p>0.04628</text:p>
          </table:table-cell>
          <table:table-cell/>
          <table:table-cell office:value-type="float" office:value="9.3532">
            <text:p>9.3532</text:p>
          </table:table-cell>
          <table:table-cell office:value-type="float" office:value="-0.23096">
            <text:p>-0.23096</text:p>
          </table:table-cell>
          <table:table-cell office:value-type="float" office:value="-0.55479">
            <text:p>-0.5547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43">
            <text:p>-2.43</text:p>
          </table:table-cell>
          <table:table-cell table:style-name="ce3" office:value-type="string">
            <text:p>-4.1613e-16</text:p>
          </table:table-cell>
          <table:table-cell office:value-type="float" office:value="0.04628">
            <text:p>0.04628</text:p>
          </table:table-cell>
        </table:table-row>
        <table:table-row table:style-name="ro2">
          <table:table-cell office:value-type="float" office:value="9.4868">
            <text:p>9.4868</text:p>
          </table:table-cell>
          <table:table-cell office:value-type="float" office:value="0.19589">
            <text:p>0.19589</text:p>
          </table:table-cell>
          <table:table-cell office:value-type="float" office:value="-0.46383">
            <text:p>-0.4638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61985">
            <text:p>0.61985</text:p>
          </table:table-cell>
          <table:table-cell table:style-name="ce3" office:value-type="string">
            <text:p>-5.6655e-16</text:p>
          </table:table-cell>
          <table:table-cell office:value-type="float" office:value="0.04638">
            <text:p>0.04638</text:p>
          </table:table-cell>
          <table:table-cell/>
          <table:table-cell office:value-type="float" office:value="9.4868">
            <text:p>9.4868</text:p>
          </table:table-cell>
          <table:table-cell office:value-type="float" office:value="-0.21869">
            <text:p>-0.21869</text:p>
          </table:table-cell>
          <table:table-cell office:value-type="float" office:value="-0.54432">
            <text:p>-0.5443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4348">
            <text:p>-2.4348</text:p>
          </table:table-cell>
          <table:table-cell table:style-name="ce3" office:value-type="string">
            <text:p>-4.1613e-16</text:p>
          </table:table-cell>
          <table:table-cell office:value-type="float" office:value="0.04638">
            <text:p>0.04638</text:p>
          </table:table-cell>
        </table:table-row>
        <table:table-row table:style-name="ro2">
          <table:table-cell office:value-type="float" office:value="9.6204">
            <text:p>9.6204</text:p>
          </table:table-cell>
          <table:table-cell office:value-type="float" office:value="0.1822">
            <text:p>0.1822</text:p>
          </table:table-cell>
          <table:table-cell office:value-type="float" office:value="-0.47338">
            <text:p>-0.4733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62748">
            <text:p>0.62748</text:p>
          </table:table-cell>
          <table:table-cell table:style-name="ce3" office:value-type="string">
            <text:p>-1.2246e-16</text:p>
          </table:table-cell>
          <table:table-cell office:value-type="float" office:value="0.046402">
            <text:p>0.046402</text:p>
          </table:table-cell>
          <table:table-cell/>
          <table:table-cell office:value-type="float" office:value="9.6204">
            <text:p>9.6204</text:p>
          </table:table-cell>
          <table:table-cell office:value-type="float" office:value="-0.20612">
            <text:p>-0.20612</text:p>
          </table:table-cell>
          <table:table-cell office:value-type="float" office:value="-0.5341">
            <text:p>-0.534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4219">
            <text:p>-2.4219</text:p>
          </table:table-cell>
          <table:table-cell office:value-type="float" office:value="0">
            <text:p>0</text:p>
          </table:table-cell>
          <table:table-cell office:value-type="float" office:value="0.046402">
            <text:p>0.046402</text:p>
          </table:table-cell>
        </table:table-row>
        <table:table-row table:style-name="ro2">
          <table:table-cell office:value-type="float" office:value="9.7541">
            <text:p>9.7541</text:p>
          </table:table-cell>
          <table:table-cell office:value-type="float" office:value="0.16877">
            <text:p>0.16877</text:p>
          </table:table-cell>
          <table:table-cell office:value-type="float" office:value="-0.48279">
            <text:p>-0.4827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63392">
            <text:p>0.63392</text:p>
          </table:table-cell>
          <table:table-cell table:style-name="ce3" office:value-type="string">
            <text:p>-5.6655e-16</text:p>
          </table:table-cell>
          <table:table-cell office:value-type="float" office:value="0.046439">
            <text:p>0.046439</text:p>
          </table:table-cell>
          <table:table-cell/>
          <table:table-cell office:value-type="float" office:value="9.7541">
            <text:p>9.7541</text:p>
          </table:table-cell>
          <table:table-cell office:value-type="float" office:value="-0.19344">
            <text:p>-0.19344</text:p>
          </table:table-cell>
          <table:table-cell office:value-type="float" office:value="-0.52348">
            <text:p>-0.5234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412">
            <text:p>-2.412</text:p>
          </table:table-cell>
          <table:table-cell table:style-name="ce3" office:value-type="string">
            <text:p>-4.1613e-16</text:p>
          </table:table-cell>
          <table:table-cell office:value-type="float" office:value="0.046439">
            <text:p>0.046439</text:p>
          </table:table-cell>
        </table:table-row>
        <table:table-row table:style-name="ro2">
          <table:table-cell office:value-type="float" office:value="9.8877">
            <text:p>9.8877</text:p>
          </table:table-cell>
          <table:table-cell office:value-type="float" office:value="0.15575">
            <text:p>0.15575</text:p>
          </table:table-cell>
          <table:table-cell office:value-type="float" office:value="-0.49216">
            <text:p>-0.4921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62275">
            <text:p>0.62275</text:p>
          </table:table-cell>
          <table:table-cell table:style-name="ce3" office:value-type="string">
            <text:p>-5.6655e-16</text:p>
          </table:table-cell>
          <table:table-cell office:value-type="float" office:value="0.046654">
            <text:p>0.046654</text:p>
          </table:table-cell>
          <table:table-cell/>
          <table:table-cell office:value-type="float" office:value="9.8877">
            <text:p>9.8877</text:p>
          </table:table-cell>
          <table:table-cell office:value-type="float" office:value="-0.18086">
            <text:p>-0.18086</text:p>
          </table:table-cell>
          <table:table-cell office:value-type="float" office:value="-0.51282">
            <text:p>-0.5128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4047">
            <text:p>-2.4047</text:p>
          </table:table-cell>
          <table:table-cell table:style-name="ce3" office:value-type="string">
            <text:p>-4.1613e-16</text:p>
          </table:table-cell>
          <table:table-cell office:value-type="float" office:value="0.046654">
            <text:p>0.046654</text:p>
          </table:table-cell>
        </table:table-row>
        <table:table-row table:style-name="ro2">
          <table:table-cell office:value-type="float" office:value="10.021">
            <text:p>10.021</text:p>
          </table:table-cell>
          <table:table-cell office:value-type="float" office:value="0.14176">
            <text:p>0.14176</text:p>
          </table:table-cell>
          <table:table-cell office:value-type="float" office:value="-0.50163">
            <text:p>-0.5016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63109">
            <text:p>0.63109</text:p>
          </table:table-cell>
          <table:table-cell table:style-name="ce3" office:value-type="string">
            <text:p>-1.2246e-16</text:p>
          </table:table-cell>
          <table:table-cell office:value-type="float" office:value="0.046739">
            <text:p>0.046739</text:p>
          </table:table-cell>
          <table:table-cell/>
          <table:table-cell office:value-type="float" office:value="10.021">
            <text:p>10.021</text:p>
          </table:table-cell>
          <table:table-cell office:value-type="float" office:value="-0.1688">
            <text:p>-0.1688</text:p>
          </table:table-cell>
          <table:table-cell office:value-type="float" office:value="-0.50229">
            <text:p>-0.5022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4162">
            <text:p>-2.4162</text:p>
          </table:table-cell>
          <table:table-cell office:value-type="float" office:value="0">
            <text:p>0</text:p>
          </table:table-cell>
          <table:table-cell office:value-type="float" office:value="0.046739">
            <text:p>0.046739</text:p>
          </table:table-cell>
        </table:table-row>
        <table:table-row table:style-name="ro2">
          <table:table-cell office:value-type="float" office:value="10.155">
            <text:p>10.155</text:p>
          </table:table-cell>
          <table:table-cell office:value-type="float" office:value="0.12819">
            <text:p>0.12819</text:p>
          </table:table-cell>
          <table:table-cell office:value-type="float" office:value="-0.51095">
            <text:p>-0.5109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64006">
            <text:p>0.64006</text:p>
          </table:table-cell>
          <table:table-cell table:style-name="ce3" office:value-type="string">
            <text:p>-1.2246e-16</text:p>
          </table:table-cell>
          <table:table-cell office:value-type="float" office:value="0.046571">
            <text:p>0.046571</text:p>
          </table:table-cell>
          <table:table-cell/>
          <table:table-cell office:value-type="float" office:value="10.155">
            <text:p>10.155</text:p>
          </table:table-cell>
          <table:table-cell office:value-type="float" office:value="-0.15654">
            <text:p>-0.15654</text:p>
          </table:table-cell>
          <table:table-cell office:value-type="float" office:value="-0.49162">
            <text:p>-0.4916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4263">
            <text:p>-2.4263</text:p>
          </table:table-cell>
          <table:table-cell office:value-type="float" office:value="0">
            <text:p>0</text:p>
          </table:table-cell>
          <table:table-cell office:value-type="float" office:value="0.046571">
            <text:p>0.046571</text:p>
          </table:table-cell>
        </table:table-row>
        <table:table-row table:style-name="ro2">
          <table:table-cell office:value-type="float" office:value="10.289">
            <text:p>10.289</text:p>
          </table:table-cell>
          <table:table-cell office:value-type="float" office:value="0.11495">
            <text:p>0.11495</text:p>
          </table:table-cell>
          <table:table-cell office:value-type="float" office:value="-0.5207">
            <text:p>-0.520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62884">
            <text:p>0.62884</text:p>
          </table:table-cell>
          <table:table-cell table:style-name="ce3" office:value-type="string">
            <text:p>-5.6655e-16</text:p>
          </table:table-cell>
          <table:table-cell office:value-type="float" office:value="0.046192">
            <text:p>0.046192</text:p>
          </table:table-cell>
          <table:table-cell/>
          <table:table-cell office:value-type="float" office:value="10.289">
            <text:p>10.289</text:p>
          </table:table-cell>
          <table:table-cell office:value-type="float" office:value="-0.14412">
            <text:p>-0.14412</text:p>
          </table:table-cell>
          <table:table-cell office:value-type="float" office:value="-0.48144">
            <text:p>-0.4814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4342">
            <text:p>-2.4342</text:p>
          </table:table-cell>
          <table:table-cell table:style-name="ce3" office:value-type="string">
            <text:p>-4.1613e-16</text:p>
          </table:table-cell>
          <table:table-cell office:value-type="float" office:value="0.046192">
            <text:p>0.046192</text:p>
          </table:table-cell>
        </table:table-row>
        <table:table-row table:style-name="ro2">
          <table:table-cell office:value-type="float" office:value="10.422">
            <text:p>10.422</text:p>
          </table:table-cell>
          <table:table-cell office:value-type="float" office:value="0.10127">
            <text:p>0.10127</text:p>
          </table:table-cell>
          <table:table-cell office:value-type="float" office:value="-0.52977">
            <text:p>-0.5297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63139">
            <text:p>0.63139</text:p>
          </table:table-cell>
          <table:table-cell table:style-name="ce3" office:value-type="string">
            <text:p>-1.2246e-16</text:p>
          </table:table-cell>
          <table:table-cell office:value-type="float" office:value="0.045874">
            <text:p>0.045874</text:p>
          </table:table-cell>
          <table:table-cell/>
          <table:table-cell office:value-type="float" office:value="10.422">
            <text:p>10.422</text:p>
          </table:table-cell>
          <table:table-cell office:value-type="float" office:value="-0.13167">
            <text:p>-0.13167</text:p>
          </table:table-cell>
          <table:table-cell office:value-type="float" office:value="-0.47098">
            <text:p>-0.4709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4344">
            <text:p>-2.4344</text:p>
          </table:table-cell>
          <table:table-cell office:value-type="float" office:value="0">
            <text:p>0</text:p>
          </table:table-cell>
          <table:table-cell office:value-type="float" office:value="0.045874">
            <text:p>0.045874</text:p>
          </table:table-cell>
        </table:table-row>
        <table:table-row table:style-name="ro2">
          <table:table-cell office:value-type="float" office:value="10.556">
            <text:p>10.556</text:p>
          </table:table-cell>
          <table:table-cell office:value-type="float" office:value="0.089013">
            <text:p>0.089013</text:p>
          </table:table-cell>
          <table:table-cell office:value-type="float" office:value="-0.53813">
            <text:p>-0.5381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67246">
            <text:p>0.67246</text:p>
          </table:table-cell>
          <table:table-cell table:style-name="ce3" office:value-type="string">
            <text:p>-1.2246e-16</text:p>
          </table:table-cell>
          <table:table-cell office:value-type="float" office:value="0.045549">
            <text:p>0.045549</text:p>
          </table:table-cell>
          <table:table-cell/>
          <table:table-cell office:value-type="float" office:value="10.556">
            <text:p>10.556</text:p>
          </table:table-cell>
          <table:table-cell office:value-type="float" office:value="-0.11834">
            <text:p>-0.11834</text:p>
          </table:table-cell>
          <table:table-cell office:value-type="float" office:value="-0.46022">
            <text:p>-0.4602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2.4295">
            <text:p>-2.4295</text:p>
          </table:table-cell>
          <table:table-cell office:value-type="float" office:value="0">
            <text:p>0</text:p>
          </table:table-cell>
          <table:table-cell office:value-type="float" office:value="0.045549">
            <text:p>0.045549</text:p>
          </table:table-cell>
        </table:table-row>
        <table:table-row table:style-name="ro2">
          <table:table-cell office:value-type="float" office:value="10.689">
            <text:p>10.689</text:p>
          </table:table-cell>
          <table:table-cell office:value-type="float" office:value="0.077048">
            <text:p>0.077048</text:p>
          </table:table-cell>
          <table:table-cell office:value-type="float" office:value="-0.54677">
            <text:p>-0.54677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73359">
            <text:p>0.73359</text:p>
          </table:table-cell>
          <table:table-cell office:value-type="float" office:value="0.86603">
            <text:p>0.86603</text:p>
          </table:table-cell>
          <table:table-cell office:value-type="float" office:value="0.045128">
            <text:p>0.045128</text:p>
          </table:table-cell>
          <table:table-cell/>
          <table:table-cell office:value-type="float" office:value="10.689">
            <text:p>10.689</text:p>
          </table:table-cell>
          <table:table-cell office:value-type="float" office:value="-0.10756">
            <text:p>-0.10756</text:p>
          </table:table-cell>
          <table:table-cell office:value-type="float" office:value="-0.45074">
            <text:p>-0.4507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3868">
            <text:p>-2.3868</text:p>
          </table:table-cell>
          <table:table-cell office:value-type="float" office:value="0.86603">
            <text:p>0.86603</text:p>
          </table:table-cell>
          <table:table-cell office:value-type="float" office:value="0.045128">
            <text:p>0.045128</text:p>
          </table:table-cell>
        </table:table-row>
        <table:table-row table:style-name="ro2">
          <table:table-cell office:value-type="float" office:value="10.823">
            <text:p>10.823</text:p>
          </table:table-cell>
          <table:table-cell office:value-type="float" office:value="0.067341">
            <text:p>0.067341</text:p>
          </table:table-cell>
          <table:table-cell office:value-type="float" office:value="-0.55369">
            <text:p>-0.5536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78835">
            <text:p>0.78835</text:p>
          </table:table-cell>
          <table:table-cell office:value-type="float" office:value="0.86603">
            <text:p>0.86603</text:p>
          </table:table-cell>
          <table:table-cell office:value-type="float" office:value="0.044392">
            <text:p>0.044392</text:p>
          </table:table-cell>
          <table:table-cell/>
          <table:table-cell office:value-type="float" office:value="10.823">
            <text:p>10.823</text:p>
          </table:table-cell>
          <table:table-cell office:value-type="float" office:value="-0.096126">
            <text:p>-0.096126</text:p>
          </table:table-cell>
          <table:table-cell office:value-type="float" office:value="-0.4413">
            <text:p>-0.4413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3158">
            <text:p>-2.3158</text:p>
          </table:table-cell>
          <table:table-cell office:value-type="float" office:value="0.86603">
            <text:p>0.86603</text:p>
          </table:table-cell>
          <table:table-cell office:value-type="float" office:value="0.044392">
            <text:p>0.044392</text:p>
          </table:table-cell>
        </table:table-row>
        <table:table-row table:style-name="ro2">
          <table:table-cell office:value-type="float" office:value="10.957">
            <text:p>10.957</text:p>
          </table:table-cell>
          <table:table-cell office:value-type="float" office:value="0.062177">
            <text:p>0.062177</text:p>
          </table:table-cell>
          <table:table-cell office:value-type="float" office:value="-0.55842">
            <text:p>-0.55842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86677">
            <text:p>0.86677</text:p>
          </table:table-cell>
          <table:table-cell office:value-type="float" office:value="0.86603">
            <text:p>0.86603</text:p>
          </table:table-cell>
          <table:table-cell office:value-type="float" office:value="0.043068">
            <text:p>0.043068</text:p>
          </table:table-cell>
          <table:table-cell/>
          <table:table-cell office:value-type="float" office:value="10.957">
            <text:p>10.957</text:p>
          </table:table-cell>
          <table:table-cell office:value-type="float" office:value="-0.086702">
            <text:p>-0.086702</text:p>
          </table:table-cell>
          <table:table-cell office:value-type="float" office:value="-0.43304">
            <text:p>-0.4330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2617">
            <text:p>-2.2617</text:p>
          </table:table-cell>
          <table:table-cell office:value-type="float" office:value="0.86603">
            <text:p>0.86603</text:p>
          </table:table-cell>
          <table:table-cell office:value-type="float" office:value="0.043068">
            <text:p>0.043068</text:p>
          </table:table-cell>
        </table:table-row>
        <table:table-row table:style-name="ro2">
          <table:table-cell office:value-type="float" office:value="11.09">
            <text:p>11.09</text:p>
          </table:table-cell>
          <table:table-cell office:value-type="float" office:value="0.056777">
            <text:p>0.056777</text:p>
          </table:table-cell>
          <table:table-cell office:value-type="float" office:value="-0.56426">
            <text:p>-0.5642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96883">
            <text:p>0.96883</text:p>
          </table:table-cell>
          <table:table-cell office:value-type="float" office:value="0.86603">
            <text:p>0.86603</text:p>
          </table:table-cell>
          <table:table-cell office:value-type="float" office:value="0.041676">
            <text:p>0.041676</text:p>
          </table:table-cell>
          <table:table-cell/>
          <table:table-cell office:value-type="float" office:value="11.09">
            <text:p>11.09</text:p>
          </table:table-cell>
          <table:table-cell office:value-type="float" office:value="-0.082383">
            <text:p>-0.082383</text:p>
          </table:table-cell>
          <table:table-cell office:value-type="float" office:value="-0.4286">
            <text:p>-0.428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1843">
            <text:p>-2.1843</text:p>
          </table:table-cell>
          <table:table-cell office:value-type="float" office:value="0.86603">
            <text:p>0.86603</text:p>
          </table:table-cell>
          <table:table-cell office:value-type="float" office:value="0.041676">
            <text:p>0.041676</text:p>
          </table:table-cell>
        </table:table-row>
        <table:table-row table:style-name="ro2">
          <table:table-cell office:value-type="float" office:value="11.224">
            <text:p>11.224</text:p>
          </table:table-cell>
          <table:table-cell office:value-type="float" office:value="0.051932">
            <text:p>0.051932</text:p>
          </table:table-cell>
          <table:table-cell office:value-type="float" office:value="-0.57091">
            <text:p>-0.57091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1.0747">
            <text:p>1.0747</text:p>
          </table:table-cell>
          <table:table-cell office:value-type="float" office:value="0.86603">
            <text:p>0.86603</text:p>
          </table:table-cell>
          <table:table-cell office:value-type="float" office:value="0.040829">
            <text:p>0.040829</text:p>
          </table:table-cell>
          <table:table-cell/>
          <table:table-cell office:value-type="float" office:value="11.224">
            <text:p>11.224</text:p>
          </table:table-cell>
          <table:table-cell office:value-type="float" office:value="-0.077848">
            <text:p>-0.077848</text:p>
          </table:table-cell>
          <table:table-cell office:value-type="float" office:value="-0.42231">
            <text:p>-0.42231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2.0767">
            <text:p>-2.0767</text:p>
          </table:table-cell>
          <table:table-cell office:value-type="float" office:value="0.86603">
            <text:p>0.86603</text:p>
          </table:table-cell>
          <table:table-cell office:value-type="float" office:value="0.040829">
            <text:p>0.040829</text:p>
          </table:table-cell>
        </table:table-row>
        <table:table-row table:style-name="ro2">
          <table:table-cell office:value-type="float" office:value="11.357">
            <text:p>11.357</text:p>
          </table:table-cell>
          <table:table-cell office:value-type="float" office:value="0.048372">
            <text:p>0.048372</text:p>
          </table:table-cell>
          <table:table-cell office:value-type="float" office:value="-0.57749">
            <text:p>-0.5774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1.1832">
            <text:p>1.1832</text:p>
          </table:table-cell>
          <table:table-cell office:value-type="float" office:value="0.86603">
            <text:p>0.86603</text:p>
          </table:table-cell>
          <table:table-cell office:value-type="float" office:value="0.040307">
            <text:p>0.040307</text:p>
          </table:table-cell>
          <table:table-cell/>
          <table:table-cell office:value-type="float" office:value="11.357">
            <text:p>11.357</text:p>
          </table:table-cell>
          <table:table-cell office:value-type="float" office:value="-0.074136">
            <text:p>-0.074136</text:p>
          </table:table-cell>
          <table:table-cell office:value-type="float" office:value="-0.41484">
            <text:p>-0.4148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1.9747">
            <text:p>-1.9747</text:p>
          </table:table-cell>
          <table:table-cell office:value-type="float" office:value="0.86603">
            <text:p>0.86603</text:p>
          </table:table-cell>
          <table:table-cell office:value-type="float" office:value="0.040307">
            <text:p>0.040307</text:p>
          </table:table-cell>
        </table:table-row>
        <table:table-row table:style-name="ro2">
          <table:table-cell office:value-type="float" office:value="11.491">
            <text:p>11.491</text:p>
          </table:table-cell>
          <table:table-cell office:value-type="float" office:value="0.045583">
            <text:p>0.045583</text:p>
          </table:table-cell>
          <table:table-cell office:value-type="float" office:value="-0.58529">
            <text:p>-0.5852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1.2891">
            <text:p>1.2891</text:p>
          </table:table-cell>
          <table:table-cell office:value-type="float" office:value="0.86603">
            <text:p>0.86603</text:p>
          </table:table-cell>
          <table:table-cell office:value-type="float" office:value="0.040109">
            <text:p>0.040109</text:p>
          </table:table-cell>
          <table:table-cell/>
          <table:table-cell office:value-type="float" office:value="11.491">
            <text:p>11.491</text:p>
          </table:table-cell>
          <table:table-cell office:value-type="float" office:value="-0.070886">
            <text:p>-0.070886</text:p>
          </table:table-cell>
          <table:table-cell office:value-type="float" office:value="-0.40789">
            <text:p>-0.4078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1.8643">
            <text:p>-1.8643</text:p>
          </table:table-cell>
          <table:table-cell office:value-type="float" office:value="0.86603">
            <text:p>0.86603</text:p>
          </table:table-cell>
          <table:table-cell office:value-type="float" office:value="0.040109">
            <text:p>0.040109</text:p>
          </table:table-cell>
        </table:table-row>
        <table:table-row table:style-name="ro2">
          <table:table-cell office:value-type="float" office:value="11.625">
            <text:p>11.625</text:p>
          </table:table-cell>
          <table:table-cell office:value-type="float" office:value="0.04339">
            <text:p>0.04339</text:p>
          </table:table-cell>
          <table:table-cell office:value-type="float" office:value="-0.59311">
            <text:p>-0.59311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1.4011">
            <text:p>1.4011</text:p>
          </table:table-cell>
          <table:table-cell office:value-type="float" office:value="0.86603">
            <text:p>0.86603</text:p>
          </table:table-cell>
          <table:table-cell office:value-type="float" office:value="0.04016">
            <text:p>0.04016</text:p>
          </table:table-cell>
          <table:table-cell/>
          <table:table-cell office:value-type="float" office:value="11.625">
            <text:p>11.625</text:p>
          </table:table-cell>
          <table:table-cell office:value-type="float" office:value="-0.068594">
            <text:p>-0.068594</text:p>
          </table:table-cell>
          <table:table-cell office:value-type="float" office:value="-0.39989">
            <text:p>-0.3998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1.7516">
            <text:p>-1.7516</text:p>
          </table:table-cell>
          <table:table-cell office:value-type="float" office:value="0.86603">
            <text:p>0.86603</text:p>
          </table:table-cell>
          <table:table-cell office:value-type="float" office:value="0.04016">
            <text:p>0.04016</text:p>
          </table:table-cell>
        </table:table-row>
        <table:table-row table:style-name="ro2">
          <table:table-cell office:value-type="float" office:value="11.758">
            <text:p>11.758</text:p>
          </table:table-cell>
          <table:table-cell office:value-type="float" office:value="0.041966">
            <text:p>0.041966</text:p>
          </table:table-cell>
          <table:table-cell office:value-type="float" office:value="-0.60137">
            <text:p>-0.60137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1.5171">
            <text:p>1.5171</text:p>
          </table:table-cell>
          <table:table-cell office:value-type="float" office:value="0.86603">
            <text:p>0.86603</text:p>
          </table:table-cell>
          <table:table-cell office:value-type="float" office:value="0.040177">
            <text:p>0.040177</text:p>
          </table:table-cell>
          <table:table-cell/>
          <table:table-cell office:value-type="float" office:value="11.758">
            <text:p>11.758</text:p>
          </table:table-cell>
          <table:table-cell office:value-type="float" office:value="-0.067454">
            <text:p>-0.067454</text:p>
          </table:table-cell>
          <table:table-cell office:value-type="float" office:value="-0.39174">
            <text:p>-0.3917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1.6379">
            <text:p>-1.6379</text:p>
          </table:table-cell>
          <table:table-cell office:value-type="float" office:value="0.86603">
            <text:p>0.86603</text:p>
          </table:table-cell>
          <table:table-cell office:value-type="float" office:value="0.040177">
            <text:p>0.040177</text:p>
          </table:table-cell>
        </table:table-row>
        <table:table-row table:style-name="ro2">
          <table:table-cell office:value-type="float" office:value="11.892">
            <text:p>11.892</text:p>
          </table:table-cell>
          <table:table-cell office:value-type="float" office:value="0.037412">
            <text:p>0.037412</text:p>
          </table:table-cell>
          <table:table-cell office:value-type="float" office:value="-0.58135">
            <text:p>-0.5813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2767">
            <text:p>1.2767</text:p>
          </table:table-cell>
          <table:table-cell table:style-name="ce3" office:value-type="string">
            <text:p>-1.2246e-16</text:p>
          </table:table-cell>
          <table:table-cell office:value-type="float" office:value="0.040265">
            <text:p>0.040265</text:p>
          </table:table-cell>
          <table:table-cell/>
          <table:table-cell office:value-type="float" office:value="11.892">
            <text:p>11.892</text:p>
          </table:table-cell>
          <table:table-cell office:value-type="float" office:value="-0.06755">
            <text:p>-0.06755</text:p>
          </table:table-cell>
          <table:table-cell office:value-type="float" office:value="-0.38099">
            <text:p>-0.3809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5811">
            <text:p>-1.5811</text:p>
          </table:table-cell>
          <table:table-cell office:value-type="float" office:value="0">
            <text:p>0</text:p>
          </table:table-cell>
          <table:table-cell office:value-type="float" office:value="0.040265">
            <text:p>0.040265</text:p>
          </table:table-cell>
        </table:table-row>
        <table:table-row table:style-name="ro2">
          <table:table-cell office:value-type="float" office:value="12.026">
            <text:p>12.026</text:p>
          </table:table-cell>
          <table:table-cell office:value-type="float" office:value="0.042786">
            <text:p>0.042786</text:p>
          </table:table-cell>
          <table:table-cell office:value-type="float" office:value="-0.62025">
            <text:p>-0.6202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727">
            <text:p>1.6727</text:p>
          </table:table-cell>
          <table:table-cell office:value-type="float" office:value="0">
            <text:p>0</text:p>
          </table:table-cell>
          <table:table-cell office:value-type="float" office:value="0.042481">
            <text:p>0.042481</text:p>
          </table:table-cell>
          <table:table-cell/>
          <table:table-cell office:value-type="float" office:value="12.026">
            <text:p>12.026</text:p>
          </table:table-cell>
          <table:table-cell office:value-type="float" office:value="-0.067851">
            <text:p>-0.067851</text:p>
          </table:table-cell>
          <table:table-cell office:value-type="float" office:value="-0.36612">
            <text:p>-0.3661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5708">
            <text:p>-1.5708</text:p>
          </table:table-cell>
          <table:table-cell office:value-type="float" office:value="0">
            <text:p>0</text:p>
          </table:table-cell>
          <table:table-cell office:value-type="float" office:value="0.042481">
            <text:p>0.042481</text:p>
          </table:table-cell>
        </table:table-row>
        <table:table-row table:style-name="ro2">
          <table:table-cell office:value-type="float" office:value="12.159">
            <text:p>12.159</text:p>
          </table:table-cell>
          <table:table-cell office:value-type="float" office:value="0.045142">
            <text:p>0.045142</text:p>
          </table:table-cell>
          <table:table-cell office:value-type="float" office:value="-0.6349">
            <text:p>-0.634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7197">
            <text:p>1.7197</text:p>
          </table:table-cell>
          <table:table-cell table:style-name="ce3" office:value-type="string">
            <text:p>-1.2246e-16</text:p>
          </table:table-cell>
          <table:table-cell office:value-type="float" office:value="0.042057">
            <text:p>0.042057</text:p>
          </table:table-cell>
          <table:table-cell/>
          <table:table-cell office:value-type="float" office:value="12.159">
            <text:p>12.159</text:p>
          </table:table-cell>
          <table:table-cell office:value-type="float" office:value="-0.070862">
            <text:p>-0.070862</text:p>
          </table:table-cell>
          <table:table-cell office:value-type="float" office:value="-0.3658">
            <text:p>-0.365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745">
            <text:p>-1.3745</text:p>
          </table:table-cell>
          <table:table-cell office:value-type="float" office:value="0">
            <text:p>0</text:p>
          </table:table-cell>
          <table:table-cell office:value-type="float" office:value="0.042057">
            <text:p>0.042057</text:p>
          </table:table-cell>
        </table:table-row>
        <table:table-row table:style-name="ro2">
          <table:table-cell office:value-type="float" office:value="12.293">
            <text:p>12.293</text:p>
          </table:table-cell>
          <table:table-cell office:value-type="float" office:value="0.048017">
            <text:p>0.048017</text:p>
          </table:table-cell>
          <table:table-cell office:value-type="float" office:value="-0.65009">
            <text:p>-0.6500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7304">
            <text:p>1.7304</text:p>
          </table:table-cell>
          <table:table-cell table:style-name="ce3" office:value-type="string">
            <text:p>-1.2246e-16</text:p>
          </table:table-cell>
          <table:table-cell office:value-type="float" office:value="0.043865">
            <text:p>0.043865</text:p>
          </table:table-cell>
          <table:table-cell/>
          <table:table-cell office:value-type="float" office:value="12.293">
            <text:p>12.293</text:p>
          </table:table-cell>
          <table:table-cell office:value-type="float" office:value="-0.074624">
            <text:p>-0.074624</text:p>
          </table:table-cell>
          <table:table-cell office:value-type="float" office:value="-0.34571">
            <text:p>-0.3457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734">
            <text:p>-1.3734</text:p>
          </table:table-cell>
          <table:table-cell office:value-type="float" office:value="0">
            <text:p>0</text:p>
          </table:table-cell>
          <table:table-cell office:value-type="float" office:value="0.043865">
            <text:p>0.043865</text:p>
          </table:table-cell>
        </table:table-row>
        <table:table-row table:style-name="ro2">
          <table:table-cell office:value-type="float" office:value="12.426">
            <text:p>12.426</text:p>
          </table:table-cell>
          <table:table-cell office:value-type="float" office:value="0.05088">
            <text:p>0.05088</text:p>
          </table:table-cell>
          <table:table-cell office:value-type="float" office:value="-0.66521">
            <text:p>-0.6652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7459">
            <text:p>1.7459</text:p>
          </table:table-cell>
          <table:table-cell table:style-name="ce3" office:value-type="string">
            <text:p>-1.2246e-16</text:p>
          </table:table-cell>
          <table:table-cell office:value-type="float" office:value="0.044333">
            <text:p>0.044333</text:p>
          </table:table-cell>
          <table:table-cell/>
          <table:table-cell office:value-type="float" office:value="12.426">
            <text:p>12.426</text:p>
          </table:table-cell>
          <table:table-cell office:value-type="float" office:value="-0.077912">
            <text:p>-0.077912</text:p>
          </table:table-cell>
          <table:table-cell office:value-type="float" office:value="-0.3286">
            <text:p>-0.328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733">
            <text:p>-1.3733</text:p>
          </table:table-cell>
          <table:table-cell office:value-type="float" office:value="0">
            <text:p>0</text:p>
          </table:table-cell>
          <table:table-cell office:value-type="float" office:value="0.044333">
            <text:p>0.044333</text:p>
          </table:table-cell>
        </table:table-row>
        <table:table-row table:style-name="ro2">
          <table:table-cell office:value-type="float" office:value="12.56">
            <text:p>12.56</text:p>
          </table:table-cell>
          <table:table-cell office:value-type="float" office:value="0.053395">
            <text:p>0.053395</text:p>
          </table:table-cell>
          <table:table-cell office:value-type="float" office:value="-0.67552">
            <text:p>-0.6755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966">
            <text:p>1.6966</text:p>
          </table:table-cell>
          <table:table-cell table:style-name="ce3" office:value-type="string">
            <text:p>-1.2246e-16</text:p>
          </table:table-cell>
          <table:table-cell office:value-type="float" office:value="0.044276">
            <text:p>0.044276</text:p>
          </table:table-cell>
          <table:table-cell/>
          <table:table-cell office:value-type="float" office:value="12.56">
            <text:p>12.56</text:p>
          </table:table-cell>
          <table:table-cell office:value-type="float" office:value="-0.080798">
            <text:p>-0.080798</text:p>
          </table:table-cell>
          <table:table-cell office:value-type="float" office:value="-0.31288">
            <text:p>-0.3128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733">
            <text:p>-1.3733</text:p>
          </table:table-cell>
          <table:table-cell office:value-type="float" office:value="0">
            <text:p>0</text:p>
          </table:table-cell>
          <table:table-cell office:value-type="float" office:value="0.044276">
            <text:p>0.044276</text:p>
          </table:table-cell>
        </table:table-row>
        <table:table-row table:style-name="ro2">
          <table:table-cell office:value-type="float" office:value="12.694">
            <text:p>12.694</text:p>
          </table:table-cell>
          <table:table-cell office:value-type="float" office:value="0.056334">
            <text:p>0.056334</text:p>
          </table:table-cell>
          <table:table-cell office:value-type="float" office:value="-0.69343">
            <text:p>-0.6934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552">
            <text:p>1.6552</text:p>
          </table:table-cell>
          <table:table-cell table:style-name="ce3" office:value-type="string">
            <text:p>-1.2246e-16</text:p>
          </table:table-cell>
          <table:table-cell office:value-type="float" office:value="0.045312">
            <text:p>0.045312</text:p>
          </table:table-cell>
          <table:table-cell/>
          <table:table-cell office:value-type="float" office:value="12.694">
            <text:p>12.694</text:p>
          </table:table-cell>
          <table:table-cell office:value-type="float" office:value="-0.0838">
            <text:p>-0.0838</text:p>
          </table:table-cell>
          <table:table-cell office:value-type="float" office:value="-0.29671">
            <text:p>-0.2967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733">
            <text:p>-1.3733</text:p>
          </table:table-cell>
          <table:table-cell office:value-type="float" office:value="0">
            <text:p>0</text:p>
          </table:table-cell>
          <table:table-cell office:value-type="float" office:value="0.045312">
            <text:p>0.045312</text:p>
          </table:table-cell>
        </table:table-row>
        <table:table-row table:style-name="ro2">
          <table:table-cell office:value-type="float" office:value="12.827">
            <text:p>12.827</text:p>
          </table:table-cell>
          <table:table-cell office:value-type="float" office:value="0.058023">
            <text:p>0.058023</text:p>
          </table:table-cell>
          <table:table-cell office:value-type="float" office:value="-0.70438">
            <text:p>-0.7043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816">
            <text:p>1.6816</text:p>
          </table:table-cell>
          <table:table-cell table:style-name="ce3" office:value-type="string">
            <text:p>-1.2246e-16</text:p>
          </table:table-cell>
          <table:table-cell office:value-type="float" office:value="0.045177">
            <text:p>0.045177</text:p>
          </table:table-cell>
          <table:table-cell/>
          <table:table-cell office:value-type="float" office:value="12.827">
            <text:p>12.827</text:p>
          </table:table-cell>
          <table:table-cell office:value-type="float" office:value="-0.086929">
            <text:p>-0.086929</text:p>
          </table:table-cell>
          <table:table-cell office:value-type="float" office:value="-0.28015">
            <text:p>-0.2801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733">
            <text:p>-1.3733</text:p>
          </table:table-cell>
          <table:table-cell office:value-type="float" office:value="0">
            <text:p>0</text:p>
          </table:table-cell>
          <table:table-cell office:value-type="float" office:value="0.045177">
            <text:p>0.045177</text:p>
          </table:table-cell>
        </table:table-row>
        <table:table-row table:style-name="ro2">
          <table:table-cell office:value-type="float" office:value="12.961">
            <text:p>12.961</text:p>
          </table:table-cell>
          <table:table-cell office:value-type="float" office:value="0.058622">
            <text:p>0.058622</text:p>
          </table:table-cell>
          <table:table-cell office:value-type="float" office:value="-0.70409">
            <text:p>-0.7040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601">
            <text:p>1.6601</text:p>
          </table:table-cell>
          <table:table-cell table:style-name="ce3" office:value-type="string">
            <text:p>-1.2246e-16</text:p>
          </table:table-cell>
          <table:table-cell office:value-type="float" office:value="0.044196">
            <text:p>0.044196</text:p>
          </table:table-cell>
          <table:table-cell/>
          <table:table-cell office:value-type="float" office:value="12.961">
            <text:p>12.961</text:p>
          </table:table-cell>
          <table:table-cell office:value-type="float" office:value="-0.090205">
            <text:p>-0.090205</text:p>
          </table:table-cell>
          <table:table-cell office:value-type="float" office:value="-0.26433">
            <text:p>-0.2643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829">
            <text:p>-1.3829</text:p>
          </table:table-cell>
          <table:table-cell office:value-type="float" office:value="0">
            <text:p>0</text:p>
          </table:table-cell>
          <table:table-cell office:value-type="float" office:value="0.044196">
            <text:p>0.044196</text:p>
          </table:table-cell>
        </table:table-row>
        <table:table-row table:style-name="ro2">
          <table:table-cell office:value-type="float" office:value="13.094">
            <text:p>13.094</text:p>
          </table:table-cell>
          <table:table-cell office:value-type="float" office:value="0.059653">
            <text:p>0.059653</text:p>
          </table:table-cell>
          <table:table-cell office:value-type="float" office:value="-0.71966">
            <text:p>-0.7196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264">
            <text:p>1.6264</text:p>
          </table:table-cell>
          <table:table-cell table:style-name="ce3" office:value-type="string">
            <text:p>-1.2246e-16</text:p>
          </table:table-cell>
          <table:table-cell office:value-type="float" office:value="0.044793">
            <text:p>0.044793</text:p>
          </table:table-cell>
          <table:table-cell/>
          <table:table-cell office:value-type="float" office:value="13.094">
            <text:p>13.094</text:p>
          </table:table-cell>
          <table:table-cell office:value-type="float" office:value="-0.093135">
            <text:p>-0.093135</text:p>
          </table:table-cell>
          <table:table-cell office:value-type="float" office:value="-0.24847">
            <text:p>-0.2484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821">
            <text:p>-1.3821</text:p>
          </table:table-cell>
          <table:table-cell office:value-type="float" office:value="0">
            <text:p>0</text:p>
          </table:table-cell>
          <table:table-cell office:value-type="float" office:value="0.044793">
            <text:p>0.044793</text:p>
          </table:table-cell>
        </table:table-row>
        <table:table-row table:style-name="ro2">
          <table:table-cell office:value-type="float" office:value="13.228">
            <text:p>13.228</text:p>
          </table:table-cell>
          <table:table-cell office:value-type="float" office:value="0.060701">
            <text:p>0.060701</text:p>
          </table:table-cell>
          <table:table-cell office:value-type="float" office:value="-0.73693">
            <text:p>-0.7369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222">
            <text:p>1.6222</text:p>
          </table:table-cell>
          <table:table-cell table:style-name="ce3" office:value-type="string">
            <text:p>-1.2246e-16</text:p>
          </table:table-cell>
          <table:table-cell office:value-type="float" office:value="0.045205">
            <text:p>0.045205</text:p>
          </table:table-cell>
          <table:table-cell/>
          <table:table-cell office:value-type="float" office:value="13.228">
            <text:p>13.228</text:p>
          </table:table-cell>
          <table:table-cell office:value-type="float" office:value="-0.096086">
            <text:p>-0.096086</text:p>
          </table:table-cell>
          <table:table-cell office:value-type="float" office:value="-0.23212">
            <text:p>-0.2321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816">
            <text:p>-1.3816</text:p>
          </table:table-cell>
          <table:table-cell office:value-type="float" office:value="0">
            <text:p>0</text:p>
          </table:table-cell>
          <table:table-cell office:value-type="float" office:value="0.045205">
            <text:p>0.045205</text:p>
          </table:table-cell>
        </table:table-row>
        <table:table-row table:style-name="ro2">
          <table:table-cell office:value-type="float" office:value="13.362">
            <text:p>13.362</text:p>
          </table:table-cell>
          <table:table-cell office:value-type="float" office:value="0.062013">
            <text:p>0.062013</text:p>
          </table:table-cell>
          <table:table-cell office:value-type="float" office:value="-0.751">
            <text:p>-0.75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029">
            <text:p>1.6029</text:p>
          </table:table-cell>
          <table:table-cell table:style-name="ce3" office:value-type="string">
            <text:p>-1.2246e-16</text:p>
          </table:table-cell>
          <table:table-cell office:value-type="float" office:value="0.045341">
            <text:p>0.045341</text:p>
          </table:table-cell>
          <table:table-cell/>
          <table:table-cell office:value-type="float" office:value="13.362">
            <text:p>13.362</text:p>
          </table:table-cell>
          <table:table-cell office:value-type="float" office:value="-0.099076">
            <text:p>-0.099076</text:p>
          </table:table-cell>
          <table:table-cell office:value-type="float" office:value="-0.2159">
            <text:p>-0.215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783">
            <text:p>-1.3783</text:p>
          </table:table-cell>
          <table:table-cell office:value-type="float" office:value="0">
            <text:p>0</text:p>
          </table:table-cell>
          <table:table-cell office:value-type="float" office:value="0.045341">
            <text:p>0.045341</text:p>
          </table:table-cell>
        </table:table-row>
        <table:table-row table:style-name="ro2">
          <table:table-cell office:value-type="float" office:value="13.495">
            <text:p>13.495</text:p>
          </table:table-cell>
          <table:table-cell office:value-type="float" office:value="0.06261">
            <text:p>0.06261</text:p>
          </table:table-cell>
          <table:table-cell office:value-type="float" office:value="-0.76958">
            <text:p>-0.7695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147">
            <text:p>1.6147</text:p>
          </table:table-cell>
          <table:table-cell table:style-name="ce3" office:value-type="string">
            <text:p>-1.2246e-16</text:p>
          </table:table-cell>
          <table:table-cell office:value-type="float" office:value="0.045919">
            <text:p>0.045919</text:p>
          </table:table-cell>
          <table:table-cell/>
          <table:table-cell office:value-type="float" office:value="13.495">
            <text:p>13.495</text:p>
          </table:table-cell>
          <table:table-cell office:value-type="float" office:value="-0.1025">
            <text:p>-0.1025</text:p>
          </table:table-cell>
          <table:table-cell office:value-type="float" office:value="-0.19927">
            <text:p>-0.1992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763">
            <text:p>-1.3763</text:p>
          </table:table-cell>
          <table:table-cell office:value-type="float" office:value="0">
            <text:p>0</text:p>
          </table:table-cell>
          <table:table-cell office:value-type="float" office:value="0.045919">
            <text:p>0.045919</text:p>
          </table:table-cell>
        </table:table-row>
        <table:table-row table:style-name="ro2">
          <table:table-cell office:value-type="float" office:value="13.629">
            <text:p>13.629</text:p>
          </table:table-cell>
          <table:table-cell office:value-type="float" office:value="0.063579">
            <text:p>0.063579</text:p>
          </table:table-cell>
          <table:table-cell office:value-type="float" office:value="-0.78487">
            <text:p>-0.7848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6126">
            <text:p>1.6126</text:p>
          </table:table-cell>
          <table:table-cell office:value-type="float" office:value="0">
            <text:p>0</text:p>
          </table:table-cell>
          <table:table-cell office:value-type="float" office:value="0.045503">
            <text:p>0.045503</text:p>
          </table:table-cell>
          <table:table-cell/>
          <table:table-cell office:value-type="float" office:value="13.629">
            <text:p>13.629</text:p>
          </table:table-cell>
          <table:table-cell office:value-type="float" office:value="-0.10565">
            <text:p>-0.10565</text:p>
          </table:table-cell>
          <table:table-cell office:value-type="float" office:value="-0.18249">
            <text:p>-0.1824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75">
            <text:p>-1.375</text:p>
          </table:table-cell>
          <table:table-cell office:value-type="float" office:value="0">
            <text:p>0</text:p>
          </table:table-cell>
          <table:table-cell office:value-type="float" office:value="0.045503">
            <text:p>0.045503</text:p>
          </table:table-cell>
        </table:table-row>
        <table:table-row table:style-name="ro2">
          <table:table-cell office:value-type="float" office:value="13.763">
            <text:p>13.763</text:p>
          </table:table-cell>
          <table:table-cell office:value-type="float" office:value="0.064844">
            <text:p>0.064844</text:p>
          </table:table-cell>
          <table:table-cell office:value-type="float" office:value="-0.80037">
            <text:p>-0.8003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98">
            <text:p>1.598</text:p>
          </table:table-cell>
          <table:table-cell table:style-name="ce3" office:value-type="string">
            <text:p>-1.2246e-16</text:p>
          </table:table-cell>
          <table:table-cell office:value-type="float" office:value="0.04518">
            <text:p>0.04518</text:p>
          </table:table-cell>
          <table:table-cell/>
          <table:table-cell office:value-type="float" office:value="13.763">
            <text:p>13.763</text:p>
          </table:table-cell>
          <table:table-cell office:value-type="float" office:value="-0.1088">
            <text:p>-0.1088</text:p>
          </table:table-cell>
          <table:table-cell office:value-type="float" office:value="-0.16665">
            <text:p>-0.1666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783">
            <text:p>-1.3783</text:p>
          </table:table-cell>
          <table:table-cell office:value-type="float" office:value="0">
            <text:p>0</text:p>
          </table:table-cell>
          <table:table-cell office:value-type="float" office:value="0.04518">
            <text:p>0.04518</text:p>
          </table:table-cell>
        </table:table-row>
        <table:table-row table:style-name="ro2">
          <table:table-cell office:value-type="float" office:value="13.896">
            <text:p>13.896</text:p>
          </table:table-cell>
          <table:table-cell office:value-type="float" office:value="0.06528">
            <text:p>0.06528</text:p>
          </table:table-cell>
          <table:table-cell office:value-type="float" office:value="-0.81708">
            <text:p>-0.8170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962">
            <text:p>1.5962</text:p>
          </table:table-cell>
          <table:table-cell office:value-type="float" office:value="0">
            <text:p>0</text:p>
          </table:table-cell>
          <table:table-cell office:value-type="float" office:value="0.044727">
            <text:p>0.044727</text:p>
          </table:table-cell>
          <table:table-cell/>
          <table:table-cell office:value-type="float" office:value="13.896">
            <text:p>13.896</text:p>
          </table:table-cell>
          <table:table-cell office:value-type="float" office:value="-0.11176">
            <text:p>-0.11176</text:p>
          </table:table-cell>
          <table:table-cell office:value-type="float" office:value="-0.15043">
            <text:p>-0.1504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82">
            <text:p>-1.382</text:p>
          </table:table-cell>
          <table:table-cell office:value-type="float" office:value="0">
            <text:p>0</text:p>
          </table:table-cell>
          <table:table-cell office:value-type="float" office:value="0.044727">
            <text:p>0.044727</text:p>
          </table:table-cell>
        </table:table-row>
        <table:table-row table:style-name="ro2">
          <table:table-cell office:value-type="float" office:value="14.03">
            <text:p>14.03</text:p>
          </table:table-cell>
          <table:table-cell office:value-type="float" office:value="0.066387">
            <text:p>0.066387</text:p>
          </table:table-cell>
          <table:table-cell office:value-type="float" office:value="-0.8321">
            <text:p>-0.832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935">
            <text:p>1.5935</text:p>
          </table:table-cell>
          <table:table-cell table:style-name="ce3" office:value-type="string">
            <text:p>-1.2246e-16</text:p>
          </table:table-cell>
          <table:table-cell office:value-type="float" office:value="0.043847">
            <text:p>0.043847</text:p>
          </table:table-cell>
          <table:table-cell/>
          <table:table-cell office:value-type="float" office:value="14.03">
            <text:p>14.03</text:p>
          </table:table-cell>
          <table:table-cell office:value-type="float" office:value="-0.11468">
            <text:p>-0.11468</text:p>
          </table:table-cell>
          <table:table-cell office:value-type="float" office:value="-0.13446">
            <text:p>-0.1344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785">
            <text:p>-1.3785</text:p>
          </table:table-cell>
          <table:table-cell office:value-type="float" office:value="0">
            <text:p>0</text:p>
          </table:table-cell>
          <table:table-cell office:value-type="float" office:value="0.043847">
            <text:p>0.043847</text:p>
          </table:table-cell>
        </table:table-row>
        <table:table-row table:style-name="ro2">
          <table:table-cell office:value-type="float" office:value="14.163">
            <text:p>14.163</text:p>
          </table:table-cell>
          <table:table-cell office:value-type="float" office:value="0.067806">
            <text:p>0.067806</text:p>
          </table:table-cell>
          <table:table-cell office:value-type="float" office:value="-0.84881">
            <text:p>-0.8488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923">
            <text:p>1.5923</text:p>
          </table:table-cell>
          <table:table-cell table:style-name="ce3" office:value-type="string">
            <text:p>-1.2246e-16</text:p>
          </table:table-cell>
          <table:table-cell office:value-type="float" office:value="0.043106">
            <text:p>0.043106</text:p>
          </table:table-cell>
          <table:table-cell/>
          <table:table-cell office:value-type="float" office:value="14.163">
            <text:p>14.163</text:p>
          </table:table-cell>
          <table:table-cell office:value-type="float" office:value="-0.1177">
            <text:p>-0.1177</text:p>
          </table:table-cell>
          <table:table-cell office:value-type="float" office:value="-0.11805">
            <text:p>-0.1180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795">
            <text:p>-1.3795</text:p>
          </table:table-cell>
          <table:table-cell office:value-type="float" office:value="0">
            <text:p>0</text:p>
          </table:table-cell>
          <table:table-cell office:value-type="float" office:value="0.043106">
            <text:p>0.043106</text:p>
          </table:table-cell>
        </table:table-row>
        <table:table-row table:style-name="ro2">
          <table:table-cell office:value-type="float" office:value="14.297">
            <text:p>14.297</text:p>
          </table:table-cell>
          <table:table-cell office:value-type="float" office:value="0.068564">
            <text:p>0.068564</text:p>
          </table:table-cell>
          <table:table-cell office:value-type="float" office:value="-0.86572">
            <text:p>-0.8657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924">
            <text:p>1.5924</text:p>
          </table:table-cell>
          <table:table-cell table:style-name="ce3" office:value-type="string">
            <text:p>-1.2246e-16</text:p>
          </table:table-cell>
          <table:table-cell office:value-type="float" office:value="0.041997">
            <text:p>0.041997</text:p>
          </table:table-cell>
          <table:table-cell/>
          <table:table-cell office:value-type="float" office:value="14.297">
            <text:p>14.297</text:p>
          </table:table-cell>
          <table:table-cell office:value-type="float" office:value="-0.12066">
            <text:p>-0.12066</text:p>
          </table:table-cell>
          <table:table-cell office:value-type="float" office:value="-0.10184">
            <text:p>-0.1018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823">
            <text:p>-1.3823</text:p>
          </table:table-cell>
          <table:table-cell office:value-type="float" office:value="0">
            <text:p>0</text:p>
          </table:table-cell>
          <table:table-cell office:value-type="float" office:value="0.041997">
            <text:p>0.041997</text:p>
          </table:table-cell>
        </table:table-row>
        <table:table-row table:style-name="ro2">
          <table:table-cell office:value-type="float" office:value="14.431">
            <text:p>14.431</text:p>
          </table:table-cell>
          <table:table-cell office:value-type="float" office:value="0.069903">
            <text:p>0.069903</text:p>
          </table:table-cell>
          <table:table-cell office:value-type="float" office:value="-0.88066">
            <text:p>-0.8806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862">
            <text:p>1.5862</text:p>
          </table:table-cell>
          <table:table-cell table:style-name="ce3" office:value-type="string">
            <text:p>-1.2246e-16</text:p>
          </table:table-cell>
          <table:table-cell office:value-type="float" office:value="0.040375">
            <text:p>0.040375</text:p>
          </table:table-cell>
          <table:table-cell/>
          <table:table-cell office:value-type="float" office:value="14.431">
            <text:p>14.431</text:p>
          </table:table-cell>
          <table:table-cell office:value-type="float" office:value="-0.12364">
            <text:p>-0.12364</text:p>
          </table:table-cell>
          <table:table-cell office:value-type="float" office:value="-0.08599">
            <text:p>-0.0859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86">
            <text:p>-1.386</text:p>
          </table:table-cell>
          <table:table-cell office:value-type="float" office:value="0">
            <text:p>0</text:p>
          </table:table-cell>
          <table:table-cell office:value-type="float" office:value="0.040375">
            <text:p>0.040375</text:p>
          </table:table-cell>
        </table:table-row>
        <table:table-row table:style-name="ro2">
          <table:table-cell office:value-type="float" office:value="14.564">
            <text:p>14.564</text:p>
          </table:table-cell>
          <table:table-cell office:value-type="float" office:value="0.07063">
            <text:p>0.07063</text:p>
          </table:table-cell>
          <table:table-cell office:value-type="float" office:value="-0.89684">
            <text:p>-0.8968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5829">
            <text:p>1.5829</text:p>
          </table:table-cell>
          <table:table-cell table:style-name="ce3" office:value-type="string">
            <text:p>-1.2246e-16</text:p>
          </table:table-cell>
          <table:table-cell office:value-type="float" office:value="0.038625">
            <text:p>0.038625</text:p>
          </table:table-cell>
          <table:table-cell/>
          <table:table-cell office:value-type="float" office:value="14.564">
            <text:p>14.564</text:p>
          </table:table-cell>
          <table:table-cell office:value-type="float" office:value="-0.12672">
            <text:p>-0.12672</text:p>
          </table:table-cell>
          <table:table-cell office:value-type="float" office:value="-0.06996">
            <text:p>-0.0699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1.3913">
            <text:p>-1.3913</text:p>
          </table:table-cell>
          <table:table-cell office:value-type="float" office:value="0">
            <text:p>0</text:p>
          </table:table-cell>
          <table:table-cell office:value-type="float" office:value="0.038625">
            <text:p>0.038625</text:p>
          </table:table-cell>
        </table:table-row>
        <table:table-row table:style-name="ro2">
          <table:table-cell office:value-type="float" office:value="14.698">
            <text:p>14.698</text:p>
          </table:table-cell>
          <table:table-cell office:value-type="float" office:value="0.071657">
            <text:p>0.071657</text:p>
          </table:table-cell>
          <table:table-cell office:value-type="float" office:value="-0.91324">
            <text:p>-0.91324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5809">
            <text:p>1.5809</text:p>
          </table:table-cell>
          <table:table-cell office:value-type="float" office:value="0.86603">
            <text:p>0.86603</text:p>
          </table:table-cell>
          <table:table-cell office:value-type="float" office:value="0.036374">
            <text:p>0.036374</text:p>
          </table:table-cell>
          <table:table-cell/>
          <table:table-cell office:value-type="float" office:value="14.698">
            <text:p>14.698</text:p>
          </table:table-cell>
          <table:table-cell office:value-type="float" office:value="-0.12846">
            <text:p>-0.12846</text:p>
          </table:table-cell>
          <table:table-cell office:value-type="float" office:value="-0.059026">
            <text:p>-0.05902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3512">
            <text:p>-1.3512</text:p>
          </table:table-cell>
          <table:table-cell office:value-type="float" office:value="0.86603">
            <text:p>0.86603</text:p>
          </table:table-cell>
          <table:table-cell office:value-type="float" office:value="0.036374">
            <text:p>0.036374</text:p>
          </table:table-cell>
        </table:table-row>
        <table:table-row table:style-name="ro2">
          <table:table-cell office:value-type="float" office:value="14.832">
            <text:p>14.832</text:p>
          </table:table-cell>
          <table:table-cell office:value-type="float" office:value="0.072558">
            <text:p>0.072558</text:p>
          </table:table-cell>
          <table:table-cell office:value-type="float" office:value="-0.93081">
            <text:p>-0.9308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5869">
            <text:p>1.5869</text:p>
          </table:table-cell>
          <table:table-cell office:value-type="float" office:value="0.86603">
            <text:p>0.86603</text:p>
          </table:table-cell>
          <table:table-cell office:value-type="float" office:value="0.033908">
            <text:p>0.033908</text:p>
          </table:table-cell>
          <table:table-cell/>
          <table:table-cell office:value-type="float" office:value="14.832">
            <text:p>14.832</text:p>
          </table:table-cell>
          <table:table-cell office:value-type="float" office:value="-0.13059">
            <text:p>-0.13059</text:p>
          </table:table-cell>
          <table:table-cell office:value-type="float" office:value="-0.045818">
            <text:p>-0.04581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3013">
            <text:p>-1.3013</text:p>
          </table:table-cell>
          <table:table-cell office:value-type="float" office:value="0.86603">
            <text:p>0.86603</text:p>
          </table:table-cell>
          <table:table-cell office:value-type="float" office:value="0.033908">
            <text:p>0.033908</text:p>
          </table:table-cell>
        </table:table-row>
        <table:table-row table:style-name="ro2">
          <table:table-cell office:value-type="float" office:value="14.965">
            <text:p>14.965</text:p>
          </table:table-cell>
          <table:table-cell office:value-type="float" office:value="0.073288">
            <text:p>0.073288</text:p>
          </table:table-cell>
          <table:table-cell office:value-type="float" office:value="-0.94546">
            <text:p>-0.9454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5866">
            <text:p>1.5866</text:p>
          </table:table-cell>
          <table:table-cell office:value-type="float" office:value="0.86603">
            <text:p>0.86603</text:p>
          </table:table-cell>
          <table:table-cell office:value-type="float" office:value="0.031104">
            <text:p>0.031104</text:p>
          </table:table-cell>
          <table:table-cell/>
          <table:table-cell office:value-type="float" office:value="14.965">
            <text:p>14.965</text:p>
          </table:table-cell>
          <table:table-cell office:value-type="float" office:value="-0.13188">
            <text:p>-0.13188</text:p>
          </table:table-cell>
          <table:table-cell office:value-type="float" office:value="-0.040835">
            <text:p>-0.04083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2897">
            <text:p>-1.2897</text:p>
          </table:table-cell>
          <table:table-cell office:value-type="float" office:value="0.86603">
            <text:p>0.86603</text:p>
          </table:table-cell>
          <table:table-cell office:value-type="float" office:value="0.031104">
            <text:p>0.031104</text:p>
          </table:table-cell>
        </table:table-row>
        <table:table-row table:style-name="ro2">
          <table:table-cell office:value-type="float" office:value="15.099">
            <text:p>15.099</text:p>
          </table:table-cell>
          <table:table-cell office:value-type="float" office:value="0.074056">
            <text:p>0.074056</text:p>
          </table:table-cell>
          <table:table-cell office:value-type="float" office:value="-0.96046">
            <text:p>-0.9604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6031">
            <text:p>1.6031</text:p>
          </table:table-cell>
          <table:table-cell office:value-type="float" office:value="0.86603">
            <text:p>0.86603</text:p>
          </table:table-cell>
          <table:table-cell office:value-type="float" office:value="0.029085">
            <text:p>0.029085</text:p>
          </table:table-cell>
          <table:table-cell/>
          <table:table-cell office:value-type="float" office:value="15.099">
            <text:p>15.099</text:p>
          </table:table-cell>
          <table:table-cell office:value-type="float" office:value="-0.12965">
            <text:p>-0.12965</text:p>
          </table:table-cell>
          <table:table-cell office:value-type="float" office:value="-0.049587">
            <text:p>-0.04958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1962">
            <text:p>-1.1962</text:p>
          </table:table-cell>
          <table:table-cell office:value-type="float" office:value="0.86603">
            <text:p>0.86603</text:p>
          </table:table-cell>
          <table:table-cell office:value-type="float" office:value="0.029085">
            <text:p>0.029085</text:p>
          </table:table-cell>
        </table:table-row>
        <table:table-row table:style-name="ro2">
          <table:table-cell office:value-type="float" office:value="15.232">
            <text:p>15.232</text:p>
          </table:table-cell>
          <table:table-cell office:value-type="float" office:value="0.074149">
            <text:p>0.074149</text:p>
          </table:table-cell>
          <table:table-cell office:value-type="float" office:value="-0.95884">
            <text:p>-0.95884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5696">
            <text:p>1.5696</text:p>
          </table:table-cell>
          <table:table-cell office:value-type="float" office:value="-0.86603">
            <text:p>-0.86603</text:p>
          </table:table-cell>
          <table:table-cell office:value-type="float" office:value="0.028202">
            <text:p>0.028202</text:p>
          </table:table-cell>
          <table:table-cell/>
          <table:table-cell office:value-type="float" office:value="15.232">
            <text:p>15.232</text:p>
          </table:table-cell>
          <table:table-cell office:value-type="float" office:value="-0.1252">
            <text:p>-0.1252</text:p>
          </table:table-cell>
          <table:table-cell office:value-type="float" office:value="-0.060842">
            <text:p>-0.06084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2574">
            <text:p>-1.2574</text:p>
          </table:table-cell>
          <table:table-cell office:value-type="float" office:value="-0.86603">
            <text:p>-0.86603</text:p>
          </table:table-cell>
          <table:table-cell office:value-type="float" office:value="0.028202">
            <text:p>0.028202</text:p>
          </table:table-cell>
        </table:table-row>
        <table:table-row table:style-name="ro2">
          <table:table-cell office:value-type="float" office:value="15.366">
            <text:p>15.366</text:p>
          </table:table-cell>
          <table:table-cell office:value-type="float" office:value="0.073346">
            <text:p>0.073346</text:p>
          </table:table-cell>
          <table:table-cell office:value-type="float" office:value="-0.96126">
            <text:p>-0.9612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2.913">
            <text:p>2.913</text:p>
          </table:table-cell>
          <table:table-cell office:value-type="float" office:value="0.86603">
            <text:p>0.86603</text:p>
          </table:table-cell>
          <table:table-cell office:value-type="float" office:value="0.027308">
            <text:p>0.027308</text:p>
          </table:table-cell>
          <table:table-cell/>
          <table:table-cell office:value-type="float" office:value="15.366">
            <text:p>15.366</text:p>
          </table:table-cell>
          <table:table-cell office:value-type="float" office:value="-0.12288">
            <text:p>-0.12288</text:p>
          </table:table-cell>
          <table:table-cell office:value-type="float" office:value="-0.066561">
            <text:p>-0.06656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1821">
            <text:p>-1.1821</text:p>
          </table:table-cell>
          <table:table-cell office:value-type="float" office:value="0.86603">
            <text:p>0.86603</text:p>
          </table:table-cell>
          <table:table-cell office:value-type="float" office:value="0.027308">
            <text:p>0.027308</text:p>
          </table:table-cell>
        </table:table-row>
        <table:table-row table:style-name="ro2">
          <table:table-cell office:value-type="float" office:value="15.5">
            <text:p>15.5</text:p>
          </table:table-cell>
          <table:table-cell office:value-type="float" office:value="0.074858">
            <text:p>0.074858</text:p>
          </table:table-cell>
          <table:table-cell office:value-type="float" office:value="-0.95917">
            <text:p>-0.9591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9046">
            <text:p>1.9046</text:p>
          </table:table-cell>
          <table:table-cell office:value-type="float" office:value="0.86603">
            <text:p>0.86603</text:p>
          </table:table-cell>
          <table:table-cell office:value-type="float" office:value="0.026917">
            <text:p>0.026917</text:p>
          </table:table-cell>
          <table:table-cell/>
          <table:table-cell office:value-type="float" office:value="15.5">
            <text:p>15.5</text:p>
          </table:table-cell>
          <table:table-cell office:value-type="float" office:value="-0.12025">
            <text:p>-0.12025</text:p>
          </table:table-cell>
          <table:table-cell office:value-type="float" office:value="-0.071551">
            <text:p>-0.07155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0842">
            <text:p>-1.0842</text:p>
          </table:table-cell>
          <table:table-cell office:value-type="float" office:value="0.86603">
            <text:p>0.86603</text:p>
          </table:table-cell>
          <table:table-cell office:value-type="float" office:value="0.026917">
            <text:p>0.026917</text:p>
          </table:table-cell>
        </table:table-row>
        <table:table-row table:style-name="ro2">
          <table:table-cell office:value-type="float" office:value="15.633">
            <text:p>15.633</text:p>
          </table:table-cell>
          <table:table-cell office:value-type="float" office:value="0.076034">
            <text:p>0.076034</text:p>
          </table:table-cell>
          <table:table-cell office:value-type="float" office:value="-0.95405">
            <text:p>-0.9540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6557">
            <text:p>1.6557</text:p>
          </table:table-cell>
          <table:table-cell office:value-type="float" office:value="0.86603">
            <text:p>0.86603</text:p>
          </table:table-cell>
          <table:table-cell office:value-type="float" office:value="0.02762">
            <text:p>0.02762</text:p>
          </table:table-cell>
          <table:table-cell/>
          <table:table-cell office:value-type="float" office:value="15.633">
            <text:p>15.633</text:p>
          </table:table-cell>
          <table:table-cell office:value-type="float" office:value="-0.11544">
            <text:p>-0.11544</text:p>
          </table:table-cell>
          <table:table-cell office:value-type="float" office:value="-0.080405">
            <text:p>-0.08040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0085">
            <text:p>-1.0085</text:p>
          </table:table-cell>
          <table:table-cell office:value-type="float" office:value="0.86603">
            <text:p>0.86603</text:p>
          </table:table-cell>
          <table:table-cell office:value-type="float" office:value="0.02762">
            <text:p>0.02762</text:p>
          </table:table-cell>
        </table:table-row>
        <table:table-row table:style-name="ro2">
          <table:table-cell office:value-type="float" office:value="15.767">
            <text:p>15.767</text:p>
          </table:table-cell>
          <table:table-cell office:value-type="float" office:value="0.071048">
            <text:p>0.071048</text:p>
          </table:table-cell>
          <table:table-cell office:value-type="float" office:value="-0.95056">
            <text:p>-0.9505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6092">
            <text:p>1.6092</text:p>
          </table:table-cell>
          <table:table-cell table:style-name="ce3" office:value-type="string">
            <text:p>-8.3225e-16</text:p>
          </table:table-cell>
          <table:table-cell office:value-type="float" office:value="0.028523">
            <text:p>0.028523</text:p>
          </table:table-cell>
          <table:table-cell/>
          <table:table-cell office:value-type="float" office:value="15.767">
            <text:p>15.767</text:p>
          </table:table-cell>
          <table:table-cell office:value-type="float" office:value="-0.10995">
            <text:p>-0.10995</text:p>
          </table:table-cell>
          <table:table-cell office:value-type="float" office:value="-0.088984">
            <text:p>-0.08898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96937">
            <text:p>-0.96937</text:p>
          </table:table-cell>
          <table:table-cell table:style-name="ce3" office:value-type="string">
            <text:p>-4.1613e-16</text:p>
          </table:table-cell>
          <table:table-cell office:value-type="float" office:value="0.028523">
            <text:p>0.028523</text:p>
          </table:table-cell>
        </table:table-row>
        <table:table-row table:style-name="ro2">
          <table:table-cell office:value-type="float" office:value="15.9">
            <text:p>15.9</text:p>
          </table:table-cell>
          <table:table-cell office:value-type="float" office:value="0.073781">
            <text:p>0.073781</text:p>
          </table:table-cell>
          <table:table-cell office:value-type="float" office:value="-0.94324">
            <text:p>-0.9432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5661">
            <text:p>1.5661</text:p>
          </table:table-cell>
          <table:table-cell table:style-name="ce3" office:value-type="string">
            <text:p>-2.2204e-16</text:p>
          </table:table-cell>
          <table:table-cell office:value-type="float" office:value="0.029549">
            <text:p>0.029549</text:p>
          </table:table-cell>
          <table:table-cell/>
          <table:table-cell office:value-type="float" office:value="15.9">
            <text:p>15.9</text:p>
          </table:table-cell>
          <table:table-cell office:value-type="float" office:value="-0.10429">
            <text:p>-0.10429</text:p>
          </table:table-cell>
          <table:table-cell office:value-type="float" office:value="-0.094737">
            <text:p>-0.09473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90289">
            <text:p>-0.90289</text:p>
          </table:table-cell>
          <table:table-cell table:style-name="ce3" office:value-type="string">
            <text:p>-4.1613e-16</text:p>
          </table:table-cell>
          <table:table-cell office:value-type="float" office:value="0.029549">
            <text:p>0.029549</text:p>
          </table:table-cell>
        </table:table-row>
        <table:table-row table:style-name="ro2">
          <table:table-cell office:value-type="float" office:value="16.034">
            <text:p>16.034</text:p>
          </table:table-cell>
          <table:table-cell office:value-type="float" office:value="0.076092">
            <text:p>0.076092</text:p>
          </table:table-cell>
          <table:table-cell office:value-type="float" office:value="-0.93238">
            <text:p>-0.9323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3998">
            <text:p>1.3998</text:p>
          </table:table-cell>
          <table:table-cell office:value-type="float" office:value="0">
            <text:p>0</text:p>
          </table:table-cell>
          <table:table-cell office:value-type="float" office:value="0.031703">
            <text:p>0.031703</text:p>
          </table:table-cell>
          <table:table-cell/>
          <table:table-cell office:value-type="float" office:value="16.034">
            <text:p>16.034</text:p>
          </table:table-cell>
          <table:table-cell office:value-type="float" office:value="-0.091252">
            <text:p>-0.091252</text:p>
          </table:table-cell>
          <table:table-cell office:value-type="float" office:value="-0.10794">
            <text:p>-0.1079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85477">
            <text:p>-0.85477</text:p>
          </table:table-cell>
          <table:table-cell office:value-type="float" office:value="0">
            <text:p>0</text:p>
          </table:table-cell>
          <table:table-cell office:value-type="float" office:value="0.031703">
            <text:p>0.031703</text:p>
          </table:table-cell>
        </table:table-row>
        <table:table-row table:style-name="ro2">
          <table:table-cell office:value-type="float" office:value="16.168">
            <text:p>16.168</text:p>
          </table:table-cell>
          <table:table-cell office:value-type="float" office:value="0.078815">
            <text:p>0.078815</text:p>
          </table:table-cell>
          <table:table-cell office:value-type="float" office:value="-0.92122">
            <text:p>-0.9212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3641">
            <text:p>1.3641</text:p>
          </table:table-cell>
          <table:table-cell table:style-name="ce3" office:value-type="string">
            <text:p>2.2204e-16</text:p>
          </table:table-cell>
          <table:table-cell office:value-type="float" office:value="0.033823">
            <text:p>0.033823</text:p>
          </table:table-cell>
          <table:table-cell/>
          <table:table-cell office:value-type="float" office:value="16.168">
            <text:p>16.168</text:p>
          </table:table-cell>
          <table:table-cell office:value-type="float" office:value="-0.077785">
            <text:p>-0.077785</text:p>
          </table:table-cell>
          <table:table-cell office:value-type="float" office:value="-0.12305">
            <text:p>-0.1230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82657">
            <text:p>-0.82657</text:p>
          </table:table-cell>
          <table:table-cell table:style-name="ce3" office:value-type="string">
            <text:p>4.1613e-16</text:p>
          </table:table-cell>
          <table:table-cell office:value-type="float" office:value="0.033823">
            <text:p>0.033823</text:p>
          </table:table-cell>
        </table:table-row>
        <table:table-row table:style-name="ro2">
          <table:table-cell office:value-type="float" office:value="16.301">
            <text:p>16.301</text:p>
          </table:table-cell>
          <table:table-cell office:value-type="float" office:value="0.082793">
            <text:p>0.082793</text:p>
          </table:table-cell>
          <table:table-cell office:value-type="float" office:value="-0.90997">
            <text:p>-0.9099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3075">
            <text:p>1.3075</text:p>
          </table:table-cell>
          <table:table-cell table:style-name="ce3" office:value-type="string">
            <text:p>3.3307e-16</text:p>
          </table:table-cell>
          <table:table-cell office:value-type="float" office:value="0.035299">
            <text:p>0.035299</text:p>
          </table:table-cell>
          <table:table-cell/>
          <table:table-cell office:value-type="float" office:value="16.301">
            <text:p>16.301</text:p>
          </table:table-cell>
          <table:table-cell office:value-type="float" office:value="-0.068236">
            <text:p>-0.068236</text:p>
          </table:table-cell>
          <table:table-cell office:value-type="float" office:value="-0.13301">
            <text:p>-0.1330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80997">
            <text:p>-0.80997</text:p>
          </table:table-cell>
          <table:table-cell table:style-name="ce3" office:value-type="string">
            <text:p>4.1613e-16</text:p>
          </table:table-cell>
          <table:table-cell office:value-type="float" office:value="0.035299">
            <text:p>0.035299</text:p>
          </table:table-cell>
        </table:table-row>
        <table:table-row table:style-name="ro2">
          <table:table-cell office:value-type="float" office:value="16.435">
            <text:p>16.435</text:p>
          </table:table-cell>
          <table:table-cell office:value-type="float" office:value="0.087827">
            <text:p>0.087827</text:p>
          </table:table-cell>
          <table:table-cell office:value-type="float" office:value="-0.89392">
            <text:p>-0.8939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932">
            <text:p>1.2932</text:p>
          </table:table-cell>
          <table:table-cell table:style-name="ce3" office:value-type="string">
            <text:p>-3.3307e-16</text:p>
          </table:table-cell>
          <table:table-cell office:value-type="float" office:value="0.037402">
            <text:p>0.037402</text:p>
          </table:table-cell>
          <table:table-cell/>
          <table:table-cell office:value-type="float" office:value="16.435">
            <text:p>16.435</text:p>
          </table:table-cell>
          <table:table-cell office:value-type="float" office:value="-0.058514">
            <text:p>-0.058514</text:p>
          </table:table-cell>
          <table:table-cell office:value-type="float" office:value="-0.1432">
            <text:p>-0.143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80009">
            <text:p>-0.80009</text:p>
          </table:table-cell>
          <table:table-cell table:style-name="ce3" office:value-type="string">
            <text:p>-4.1613e-16</text:p>
          </table:table-cell>
          <table:table-cell office:value-type="float" office:value="0.037402">
            <text:p>0.037402</text:p>
          </table:table-cell>
        </table:table-row>
        <table:table-row table:style-name="ro2">
          <table:table-cell office:value-type="float" office:value="16.569">
            <text:p>16.569</text:p>
          </table:table-cell>
          <table:table-cell office:value-type="float" office:value="0.092442">
            <text:p>0.092442</text:p>
          </table:table-cell>
          <table:table-cell office:value-type="float" office:value="-0.87968">
            <text:p>-0.8796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863">
            <text:p>1.2863</text:p>
          </table:table-cell>
          <table:table-cell table:style-name="ce3" office:value-type="string">
            <text:p>-4.4409e-16</text:p>
          </table:table-cell>
          <table:table-cell office:value-type="float" office:value="0.039141">
            <text:p>0.039141</text:p>
          </table:table-cell>
          <table:table-cell/>
          <table:table-cell office:value-type="float" office:value="16.569">
            <text:p>16.569</text:p>
          </table:table-cell>
          <table:table-cell office:value-type="float" office:value="-0.046849">
            <text:p>-0.046849</text:p>
          </table:table-cell>
          <table:table-cell office:value-type="float" office:value="-0.15581">
            <text:p>-0.1558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79416">
            <text:p>-0.79416</text:p>
          </table:table-cell>
          <table:table-cell table:style-name="ce3" office:value-type="string">
            <text:p>-4.1613e-16</text:p>
          </table:table-cell>
          <table:table-cell office:value-type="float" office:value="0.039141">
            <text:p>0.039141</text:p>
          </table:table-cell>
        </table:table-row>
        <table:table-row table:style-name="ro2">
          <table:table-cell office:value-type="float" office:value="16.702">
            <text:p>16.702</text:p>
          </table:table-cell>
          <table:table-cell office:value-type="float" office:value="0.097748">
            <text:p>0.097748</text:p>
          </table:table-cell>
          <table:table-cell office:value-type="float" office:value="-0.86476">
            <text:p>-0.8647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754">
            <text:p>1.2754</text:p>
          </table:table-cell>
          <table:table-cell table:style-name="ce3" office:value-type="string">
            <text:p>1.1102e-16</text:p>
          </table:table-cell>
          <table:table-cell office:value-type="float" office:value="0.040444">
            <text:p>0.040444</text:p>
          </table:table-cell>
          <table:table-cell/>
          <table:table-cell office:value-type="float" office:value="16.702">
            <text:p>16.702</text:p>
          </table:table-cell>
          <table:table-cell office:value-type="float" office:value="-0.0355">
            <text:p>-0.0355</text:p>
          </table:table-cell>
          <table:table-cell office:value-type="float" office:value="-0.16779">
            <text:p>-0.1677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79063">
            <text:p>-0.79063</text:p>
          </table:table-cell>
          <table:table-cell office:value-type="float" office:value="0">
            <text:p>0</text:p>
          </table:table-cell>
          <table:table-cell office:value-type="float" office:value="0.040444">
            <text:p>0.040444</text:p>
          </table:table-cell>
        </table:table-row>
        <table:table-row table:style-name="ro2">
          <table:table-cell office:value-type="float" office:value="16.836">
            <text:p>16.836</text:p>
          </table:table-cell>
          <table:table-cell office:value-type="float" office:value="0.1032">
            <text:p>0.1032</text:p>
          </table:table-cell>
          <table:table-cell office:value-type="float" office:value="-0.84866">
            <text:p>-0.8486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647">
            <text:p>1.2647</text:p>
          </table:table-cell>
          <table:table-cell table:style-name="ce3" office:value-type="string">
            <text:p>-5.5511e-16</text:p>
          </table:table-cell>
          <table:table-cell office:value-type="float" office:value="0.04199">
            <text:p>0.04199</text:p>
          </table:table-cell>
          <table:table-cell/>
          <table:table-cell office:value-type="float" office:value="16.836">
            <text:p>16.836</text:p>
          </table:table-cell>
          <table:table-cell office:value-type="float" office:value="-0.024898">
            <text:p>-0.024898</text:p>
          </table:table-cell>
          <table:table-cell office:value-type="float" office:value="-0.18034">
            <text:p>-0.1803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78854">
            <text:p>-0.78854</text:p>
          </table:table-cell>
          <table:table-cell table:style-name="ce3" office:value-type="string">
            <text:p>-4.1613e-16</text:p>
          </table:table-cell>
          <table:table-cell office:value-type="float" office:value="0.04199">
            <text:p>0.04199</text:p>
          </table:table-cell>
        </table:table-row>
        <table:table-row table:style-name="ro2">
          <table:table-cell office:value-type="float" office:value="16.969">
            <text:p>16.969</text:p>
          </table:table-cell>
          <table:table-cell office:value-type="float" office:value="0.10818">
            <text:p>0.10818</text:p>
          </table:table-cell>
          <table:table-cell office:value-type="float" office:value="-0.8339">
            <text:p>-0.833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638">
            <text:p>1.2638</text:p>
          </table:table-cell>
          <table:table-cell table:style-name="ce3" office:value-type="string">
            <text:p>-2.2204e-16</text:p>
          </table:table-cell>
          <table:table-cell office:value-type="float" office:value="0.042918">
            <text:p>0.042918</text:p>
          </table:table-cell>
          <table:table-cell/>
          <table:table-cell office:value-type="float" office:value="16.969">
            <text:p>16.969</text:p>
          </table:table-cell>
          <table:table-cell office:value-type="float" office:value="-0.013055">
            <text:p>-0.013055</text:p>
          </table:table-cell>
          <table:table-cell office:value-type="float" office:value="-0.19323">
            <text:p>-0.1932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79713">
            <text:p>-0.79713</text:p>
          </table:table-cell>
          <table:table-cell table:style-name="ce3" office:value-type="string">
            <text:p>-4.1613e-16</text:p>
          </table:table-cell>
          <table:table-cell office:value-type="float" office:value="0.042918">
            <text:p>0.042918</text:p>
          </table:table-cell>
        </table:table-row>
        <table:table-row table:style-name="ro2">
          <table:table-cell office:value-type="float" office:value="17.103">
            <text:p>17.103</text:p>
          </table:table-cell>
          <table:table-cell office:value-type="float" office:value="0.11296">
            <text:p>0.11296</text:p>
          </table:table-cell>
          <table:table-cell office:value-type="float" office:value="-0.81874">
            <text:p>-0.8187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705">
            <text:p>1.2705</text:p>
          </table:table-cell>
          <table:table-cell table:style-name="ce3" office:value-type="string">
            <text:p>-3.3307e-16</text:p>
          </table:table-cell>
          <table:table-cell office:value-type="float" office:value="0.04391">
            <text:p>0.04391</text:p>
          </table:table-cell>
          <table:table-cell/>
          <table:table-cell office:value-type="float" office:value="17.103">
            <text:p>17.103</text:p>
          </table:table-cell>
          <table:table-cell office:value-type="float" office:value="-0.0010938">
            <text:p>-0.0010938</text:p>
          </table:table-cell>
          <table:table-cell office:value-type="float" office:value="-0.20523">
            <text:p>-0.2052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79713">
            <text:p>-0.79713</text:p>
          </table:table-cell>
          <table:table-cell table:style-name="ce3" office:value-type="string">
            <text:p>-4.1613e-16</text:p>
          </table:table-cell>
          <table:table-cell office:value-type="float" office:value="0.04391">
            <text:p>0.04391</text:p>
          </table:table-cell>
        </table:table-row>
        <table:table-row table:style-name="ro2">
          <table:table-cell office:value-type="float" office:value="17.237">
            <text:p>17.237</text:p>
          </table:table-cell>
          <table:table-cell office:value-type="float" office:value="0.11843">
            <text:p>0.11843</text:p>
          </table:table-cell>
          <table:table-cell office:value-type="float" office:value="-0.80341">
            <text:p>-0.8034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646">
            <text:p>1.2646</text:p>
          </table:table-cell>
          <table:table-cell table:style-name="ce3" office:value-type="string">
            <text:p>-2.2204e-16</text:p>
          </table:table-cell>
          <table:table-cell office:value-type="float" office:value="0.044255">
            <text:p>0.044255</text:p>
          </table:table-cell>
          <table:table-cell/>
          <table:table-cell office:value-type="float" office:value="17.237">
            <text:p>17.237</text:p>
          </table:table-cell>
          <table:table-cell office:value-type="float" office:value="0.0093097">
            <text:p>0.0093097</text:p>
          </table:table-cell>
          <table:table-cell office:value-type="float" office:value="-0.21651">
            <text:p>-0.2165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80026">
            <text:p>-0.80026</text:p>
          </table:table-cell>
          <table:table-cell table:style-name="ce3" office:value-type="string">
            <text:p>-4.1613e-16</text:p>
          </table:table-cell>
          <table:table-cell office:value-type="float" office:value="0.044255">
            <text:p>0.044255</text:p>
          </table:table-cell>
        </table:table-row>
        <table:table-row table:style-name="ro2">
          <table:table-cell office:value-type="float" office:value="17.37">
            <text:p>17.37</text:p>
          </table:table-cell>
          <table:table-cell office:value-type="float" office:value="0.123">
            <text:p>0.123</text:p>
          </table:table-cell>
          <table:table-cell office:value-type="float" office:value="-0.78807">
            <text:p>-0.7880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68">
            <text:p>1.268</text:p>
          </table:table-cell>
          <table:table-cell table:style-name="ce3" office:value-type="string">
            <text:p>-6.6613e-16</text:p>
          </table:table-cell>
          <table:table-cell office:value-type="float" office:value="0.044598">
            <text:p>0.044598</text:p>
          </table:table-cell>
          <table:table-cell/>
          <table:table-cell office:value-type="float" office:value="17.37">
            <text:p>17.37</text:p>
          </table:table-cell>
          <table:table-cell office:value-type="float" office:value="0.020306">
            <text:p>0.020306</text:p>
          </table:table-cell>
          <table:table-cell office:value-type="float" office:value="-0.2289">
            <text:p>-0.228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81209">
            <text:p>-0.81209</text:p>
          </table:table-cell>
          <table:table-cell table:style-name="ce3" office:value-type="string">
            <text:p>-8.3225e-16</text:p>
          </table:table-cell>
          <table:table-cell office:value-type="float" office:value="0.044598">
            <text:p>0.044598</text:p>
          </table:table-cell>
        </table:table-row>
        <table:table-row table:style-name="ro2">
          <table:table-cell office:value-type="float" office:value="17.504">
            <text:p>17.504</text:p>
          </table:table-cell>
          <table:table-cell office:value-type="float" office:value="0.12764">
            <text:p>0.12764</text:p>
          </table:table-cell>
          <table:table-cell office:value-type="float" office:value="-0.7729">
            <text:p>-0.772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743">
            <text:p>1.2743</text:p>
          </table:table-cell>
          <table:table-cell table:style-name="ce3" office:value-type="string">
            <text:p>1.1102e-16</text:p>
          </table:table-cell>
          <table:table-cell office:value-type="float" office:value="0.045123">
            <text:p>0.045123</text:p>
          </table:table-cell>
          <table:table-cell/>
          <table:table-cell office:value-type="float" office:value="17.504">
            <text:p>17.504</text:p>
          </table:table-cell>
          <table:table-cell office:value-type="float" office:value="0.032431">
            <text:p>0.032431</text:p>
          </table:table-cell>
          <table:table-cell office:value-type="float" office:value="-0.24157">
            <text:p>-0.2415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80132">
            <text:p>-0.80132</text:p>
          </table:table-cell>
          <table:table-cell office:value-type="float" office:value="0">
            <text:p>0</text:p>
          </table:table-cell>
          <table:table-cell office:value-type="float" office:value="0.045123">
            <text:p>0.045123</text:p>
          </table:table-cell>
        </table:table-row>
        <table:table-row table:style-name="ro2">
          <table:table-cell office:value-type="float" office:value="17.637">
            <text:p>17.637</text:p>
          </table:table-cell>
          <table:table-cell office:value-type="float" office:value="0.13324">
            <text:p>0.13324</text:p>
          </table:table-cell>
          <table:table-cell office:value-type="float" office:value="-0.75684">
            <text:p>-0.7568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717">
            <text:p>1.2717</text:p>
          </table:table-cell>
          <table:table-cell table:style-name="ce3" office:value-type="string">
            <text:p>-3.3307e-16</text:p>
          </table:table-cell>
          <table:table-cell office:value-type="float" office:value="0.045816">
            <text:p>0.045816</text:p>
          </table:table-cell>
          <table:table-cell/>
          <table:table-cell office:value-type="float" office:value="17.637">
            <text:p>17.637</text:p>
          </table:table-cell>
          <table:table-cell office:value-type="float" office:value="0.043011">
            <text:p>0.043011</text:p>
          </table:table-cell>
          <table:table-cell office:value-type="float" office:value="-0.25322">
            <text:p>-0.2532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8058">
            <text:p>-0.8058</text:p>
          </table:table-cell>
          <table:table-cell table:style-name="ce3" office:value-type="string">
            <text:p>-4.1613e-16</text:p>
          </table:table-cell>
          <table:table-cell office:value-type="float" office:value="0.045816">
            <text:p>0.045816</text:p>
          </table:table-cell>
        </table:table-row>
        <table:table-row table:style-name="ro2">
          <table:table-cell office:value-type="float" office:value="17.771">
            <text:p>17.771</text:p>
          </table:table-cell>
          <table:table-cell office:value-type="float" office:value="0.13791">
            <text:p>0.13791</text:p>
          </table:table-cell>
          <table:table-cell office:value-type="float" office:value="-0.74129">
            <text:p>-0.7412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751">
            <text:p>1.2751</text:p>
          </table:table-cell>
          <table:table-cell table:style-name="ce3" office:value-type="string">
            <text:p>2.2204e-16</text:p>
          </table:table-cell>
          <table:table-cell office:value-type="float" office:value="0.045968">
            <text:p>0.045968</text:p>
          </table:table-cell>
          <table:table-cell/>
          <table:table-cell office:value-type="float" office:value="17.771">
            <text:p>17.771</text:p>
          </table:table-cell>
          <table:table-cell office:value-type="float" office:value="0.054467">
            <text:p>0.054467</text:p>
          </table:table-cell>
          <table:table-cell office:value-type="float" office:value="-0.26454">
            <text:p>-0.2645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79758">
            <text:p>-0.79758</text:p>
          </table:table-cell>
          <table:table-cell table:style-name="ce3" office:value-type="string">
            <text:p>4.1613e-16</text:p>
          </table:table-cell>
          <table:table-cell office:value-type="float" office:value="0.045968">
            <text:p>0.045968</text:p>
          </table:table-cell>
        </table:table-row>
        <table:table-row table:style-name="ro2">
          <table:table-cell office:value-type="float" office:value="17.905">
            <text:p>17.905</text:p>
          </table:table-cell>
          <table:table-cell office:value-type="float" office:value="0.14252">
            <text:p>0.14252</text:p>
          </table:table-cell>
          <table:table-cell office:value-type="float" office:value="-0.72636">
            <text:p>-0.7263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798">
            <text:p>1.2798</text:p>
          </table:table-cell>
          <table:table-cell table:style-name="ce3" office:value-type="string">
            <text:p>-7.7716e-16</text:p>
          </table:table-cell>
          <table:table-cell office:value-type="float" office:value="0.045946">
            <text:p>0.045946</text:p>
          </table:table-cell>
          <table:table-cell/>
          <table:table-cell office:value-type="float" office:value="17.905">
            <text:p>17.905</text:p>
          </table:table-cell>
          <table:table-cell office:value-type="float" office:value="0.065777">
            <text:p>0.065777</text:p>
          </table:table-cell>
          <table:table-cell office:value-type="float" office:value="-0.27694">
            <text:p>-0.2769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79267">
            <text:p>-0.79267</text:p>
          </table:table-cell>
          <table:table-cell table:style-name="ce3" office:value-type="string">
            <text:p>-8.3225e-16</text:p>
          </table:table-cell>
          <table:table-cell office:value-type="float" office:value="0.045946">
            <text:p>0.045946</text:p>
          </table:table-cell>
        </table:table-row>
        <table:table-row table:style-name="ro2">
          <table:table-cell office:value-type="float" office:value="18.038">
            <text:p>18.038</text:p>
          </table:table-cell>
          <table:table-cell office:value-type="float" office:value="0.1473">
            <text:p>0.1473</text:p>
          </table:table-cell>
          <table:table-cell office:value-type="float" office:value="-0.71115">
            <text:p>-0.7111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843">
            <text:p>1.2843</text:p>
          </table:table-cell>
          <table:table-cell table:style-name="ce3" office:value-type="string">
            <text:p>2.2204e-16</text:p>
          </table:table-cell>
          <table:table-cell office:value-type="float" office:value="0.046209">
            <text:p>0.046209</text:p>
          </table:table-cell>
          <table:table-cell/>
          <table:table-cell office:value-type="float" office:value="18.038">
            <text:p>18.038</text:p>
          </table:table-cell>
          <table:table-cell office:value-type="float" office:value="0.076711">
            <text:p>0.076711</text:p>
          </table:table-cell>
          <table:table-cell office:value-type="float" office:value="-0.28854">
            <text:p>-0.2885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78975">
            <text:p>-0.78975</text:p>
          </table:table-cell>
          <table:table-cell table:style-name="ce3" office:value-type="string">
            <text:p>4.1613e-16</text:p>
          </table:table-cell>
          <table:table-cell office:value-type="float" office:value="0.046209">
            <text:p>0.046209</text:p>
          </table:table-cell>
        </table:table-row>
        <table:table-row table:style-name="ro2">
          <table:table-cell office:value-type="float" office:value="18.172">
            <text:p>18.172</text:p>
          </table:table-cell>
          <table:table-cell office:value-type="float" office:value="0.1522">
            <text:p>0.1522</text:p>
          </table:table-cell>
          <table:table-cell office:value-type="float" office:value="-0.6953">
            <text:p>-0.695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828">
            <text:p>1.2828</text:p>
          </table:table-cell>
          <table:table-cell office:value-type="float" office:value="0">
            <text:p>0</text:p>
          </table:table-cell>
          <table:table-cell office:value-type="float" office:value="0.046818">
            <text:p>0.046818</text:p>
          </table:table-cell>
          <table:table-cell/>
          <table:table-cell office:value-type="float" office:value="18.172">
            <text:p>18.172</text:p>
          </table:table-cell>
          <table:table-cell office:value-type="float" office:value="0.088271">
            <text:p>0.088271</text:p>
          </table:table-cell>
          <table:table-cell office:value-type="float" office:value="-0.30112">
            <text:p>-0.3011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78799">
            <text:p>-0.78799</text:p>
          </table:table-cell>
          <table:table-cell office:value-type="float" office:value="0">
            <text:p>0</text:p>
          </table:table-cell>
          <table:table-cell office:value-type="float" office:value="0.046818">
            <text:p>0.046818</text:p>
          </table:table-cell>
        </table:table-row>
        <table:table-row table:style-name="ro2">
          <table:table-cell office:value-type="float" office:value="18.306">
            <text:p>18.306</text:p>
          </table:table-cell>
          <table:table-cell office:value-type="float" office:value="0.15705">
            <text:p>0.15705</text:p>
          </table:table-cell>
          <table:table-cell office:value-type="float" office:value="-0.67972">
            <text:p>-0.6797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877">
            <text:p>1.2877</text:p>
          </table:table-cell>
          <table:table-cell table:style-name="ce3" office:value-type="string">
            <text:p>2.2204e-16</text:p>
          </table:table-cell>
          <table:table-cell office:value-type="float" office:value="0.046696">
            <text:p>0.046696</text:p>
          </table:table-cell>
          <table:table-cell/>
          <table:table-cell office:value-type="float" office:value="18.306">
            <text:p>18.306</text:p>
          </table:table-cell>
          <table:table-cell office:value-type="float" office:value="0.10007">
            <text:p>0.10007</text:p>
          </table:table-cell>
          <table:table-cell office:value-type="float" office:value="-0.31352">
            <text:p>-0.3135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79168">
            <text:p>-0.79168</text:p>
          </table:table-cell>
          <table:table-cell table:style-name="ce3" office:value-type="string">
            <text:p>4.1613e-16</text:p>
          </table:table-cell>
          <table:table-cell office:value-type="float" office:value="0.046696">
            <text:p>0.046696</text:p>
          </table:table-cell>
        </table:table-row>
        <table:table-row table:style-name="ro2">
          <table:table-cell office:value-type="float" office:value="18.439">
            <text:p>18.439</text:p>
          </table:table-cell>
          <table:table-cell office:value-type="float" office:value="0.16214">
            <text:p>0.16214</text:p>
          </table:table-cell>
          <table:table-cell office:value-type="float" office:value="-0.66454">
            <text:p>-0.6645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866">
            <text:p>1.2866</text:p>
          </table:table-cell>
          <table:table-cell table:style-name="ce3" office:value-type="string">
            <text:p>-2.2204e-16</text:p>
          </table:table-cell>
          <table:table-cell office:value-type="float" office:value="0.046543">
            <text:p>0.046543</text:p>
          </table:table-cell>
          <table:table-cell/>
          <table:table-cell office:value-type="float" office:value="18.439">
            <text:p>18.439</text:p>
          </table:table-cell>
          <table:table-cell office:value-type="float" office:value="0.11164">
            <text:p>0.11164</text:p>
          </table:table-cell>
          <table:table-cell office:value-type="float" office:value="-0.32552">
            <text:p>-0.3255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79388">
            <text:p>-0.79388</text:p>
          </table:table-cell>
          <table:table-cell table:style-name="ce3" office:value-type="string">
            <text:p>-4.1613e-16</text:p>
          </table:table-cell>
          <table:table-cell office:value-type="float" office:value="0.046543">
            <text:p>0.046543</text:p>
          </table:table-cell>
        </table:table-row>
        <table:table-row table:style-name="ro2">
          <table:table-cell office:value-type="float" office:value="18.573">
            <text:p>18.573</text:p>
          </table:table-cell>
          <table:table-cell office:value-type="float" office:value="0.16717">
            <text:p>0.16717</text:p>
          </table:table-cell>
          <table:table-cell office:value-type="float" office:value="-0.64888">
            <text:p>-0.6488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827">
            <text:p>1.2827</text:p>
          </table:table-cell>
          <table:table-cell table:style-name="ce3" office:value-type="string">
            <text:p>-4.4409e-16</text:p>
          </table:table-cell>
          <table:table-cell office:value-type="float" office:value="0.046423">
            <text:p>0.046423</text:p>
          </table:table-cell>
          <table:table-cell/>
          <table:table-cell office:value-type="float" office:value="18.573">
            <text:p>18.573</text:p>
          </table:table-cell>
          <table:table-cell office:value-type="float" office:value="0.12262">
            <text:p>0.12262</text:p>
          </table:table-cell>
          <table:table-cell office:value-type="float" office:value="-0.33726">
            <text:p>-0.3372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79047">
            <text:p>-0.79047</text:p>
          </table:table-cell>
          <table:table-cell table:style-name="ce3" office:value-type="string">
            <text:p>-4.1613e-16</text:p>
          </table:table-cell>
          <table:table-cell office:value-type="float" office:value="0.046423">
            <text:p>0.046423</text:p>
          </table:table-cell>
        </table:table-row>
        <table:table-row table:style-name="ro2">
          <table:table-cell office:value-type="float" office:value="18.706">
            <text:p>18.706</text:p>
          </table:table-cell>
          <table:table-cell office:value-type="float" office:value="0.17166">
            <text:p>0.17166</text:p>
          </table:table-cell>
          <table:table-cell office:value-type="float" office:value="-0.63356">
            <text:p>-0.6335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894">
            <text:p>1.2894</text:p>
          </table:table-cell>
          <table:table-cell table:style-name="ce3" office:value-type="string">
            <text:p>-4.4409e-16</text:p>
          </table:table-cell>
          <table:table-cell office:value-type="float" office:value="0.046183">
            <text:p>0.046183</text:p>
          </table:table-cell>
          <table:table-cell/>
          <table:table-cell office:value-type="float" office:value="18.706">
            <text:p>18.706</text:p>
          </table:table-cell>
          <table:table-cell office:value-type="float" office:value="0.13374">
            <text:p>0.13374</text:p>
          </table:table-cell>
          <table:table-cell office:value-type="float" office:value="-0.34853">
            <text:p>-0.3485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78843">
            <text:p>-0.78843</text:p>
          </table:table-cell>
          <table:table-cell table:style-name="ce3" office:value-type="string">
            <text:p>-4.1613e-16</text:p>
          </table:table-cell>
          <table:table-cell office:value-type="float" office:value="0.046183">
            <text:p>0.046183</text:p>
          </table:table-cell>
        </table:table-row>
        <table:table-row table:style-name="ro2">
          <table:table-cell office:value-type="float" office:value="18.84">
            <text:p>18.84</text:p>
          </table:table-cell>
          <table:table-cell office:value-type="float" office:value="0.17621">
            <text:p>0.17621</text:p>
          </table:table-cell>
          <table:table-cell office:value-type="float" office:value="-0.61818">
            <text:p>-0.6181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913">
            <text:p>1.2913</text:p>
          </table:table-cell>
          <table:table-cell table:style-name="ce3" office:value-type="string">
            <text:p>-3.3307e-16</text:p>
          </table:table-cell>
          <table:table-cell office:value-type="float" office:value="0.046064">
            <text:p>0.046064</text:p>
          </table:table-cell>
          <table:table-cell/>
          <table:table-cell office:value-type="float" office:value="18.84">
            <text:p>18.84</text:p>
          </table:table-cell>
          <table:table-cell office:value-type="float" office:value="0.14542">
            <text:p>0.14542</text:p>
          </table:table-cell>
          <table:table-cell office:value-type="float" office:value="-0.36138">
            <text:p>-0.3613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7872">
            <text:p>-0.7872</text:p>
          </table:table-cell>
          <table:table-cell table:style-name="ce3" office:value-type="string">
            <text:p>-4.1613e-16</text:p>
          </table:table-cell>
          <table:table-cell office:value-type="float" office:value="0.046064">
            <text:p>0.046064</text:p>
          </table:table-cell>
        </table:table-row>
        <table:table-row table:style-name="ro2">
          <table:table-cell office:value-type="float" office:value="18.974">
            <text:p>18.974</text:p>
          </table:table-cell>
          <table:table-cell office:value-type="float" office:value="0.18064">
            <text:p>0.18064</text:p>
          </table:table-cell>
          <table:table-cell office:value-type="float" office:value="-0.60276">
            <text:p>-0.6027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3036">
            <text:p>1.3036</text:p>
          </table:table-cell>
          <table:table-cell office:value-type="float" office:value="0">
            <text:p>0</text:p>
          </table:table-cell>
          <table:table-cell office:value-type="float" office:value="0.045624">
            <text:p>0.045624</text:p>
          </table:table-cell>
          <table:table-cell/>
          <table:table-cell office:value-type="float" office:value="18.974">
            <text:p>18.974</text:p>
          </table:table-cell>
          <table:table-cell office:value-type="float" office:value="0.15677">
            <text:p>0.15677</text:p>
          </table:table-cell>
          <table:table-cell office:value-type="float" office:value="-0.37317">
            <text:p>-0.3731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78648">
            <text:p>-0.78648</text:p>
          </table:table-cell>
          <table:table-cell office:value-type="float" office:value="0">
            <text:p>0</text:p>
          </table:table-cell>
          <table:table-cell office:value-type="float" office:value="0.045624">
            <text:p>0.045624</text:p>
          </table:table-cell>
        </table:table-row>
        <table:table-row table:style-name="ro2">
          <table:table-cell office:value-type="float" office:value="19.107">
            <text:p>19.107</text:p>
          </table:table-cell>
          <table:table-cell office:value-type="float" office:value="0.18509">
            <text:p>0.18509</text:p>
          </table:table-cell>
          <table:table-cell office:value-type="float" office:value="-0.58929">
            <text:p>-0.5892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2295">
            <text:p>1.2295</text:p>
          </table:table-cell>
          <table:table-cell office:value-type="float" office:value="0.86603">
            <text:p>0.86603</text:p>
          </table:table-cell>
          <table:table-cell office:value-type="float" office:value="0.044678">
            <text:p>0.044678</text:p>
          </table:table-cell>
          <table:table-cell/>
          <table:table-cell office:value-type="float" office:value="19.107">
            <text:p>19.107</text:p>
          </table:table-cell>
          <table:table-cell office:value-type="float" office:value="0.16641">
            <text:p>0.16641</text:p>
          </table:table-cell>
          <table:table-cell office:value-type="float" office:value="-0.38333">
            <text:p>-0.3833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74829">
            <text:p>-0.74829</text:p>
          </table:table-cell>
          <table:table-cell office:value-type="float" office:value="0.86603">
            <text:p>0.86603</text:p>
          </table:table-cell>
          <table:table-cell office:value-type="float" office:value="0.044678">
            <text:p>0.044678</text:p>
          </table:table-cell>
        </table:table-row>
        <table:table-row table:style-name="ro2">
          <table:table-cell office:value-type="float" office:value="19.241">
            <text:p>19.241</text:p>
          </table:table-cell>
          <table:table-cell office:value-type="float" office:value="0.18926">
            <text:p>0.18926</text:p>
          </table:table-cell>
          <table:table-cell office:value-type="float" office:value="-0.57713">
            <text:p>-0.5771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1764">
            <text:p>1.1764</text:p>
          </table:table-cell>
          <table:table-cell office:value-type="float" office:value="0.86603">
            <text:p>0.86603</text:p>
          </table:table-cell>
          <table:table-cell office:value-type="float" office:value="0.043674">
            <text:p>0.043674</text:p>
          </table:table-cell>
          <table:table-cell/>
          <table:table-cell office:value-type="float" office:value="19.241">
            <text:p>19.241</text:p>
          </table:table-cell>
          <table:table-cell office:value-type="float" office:value="0.17674">
            <text:p>0.17674</text:p>
          </table:table-cell>
          <table:table-cell office:value-type="float" office:value="-0.39468">
            <text:p>-0.3946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69405">
            <text:p>-0.69405</text:p>
          </table:table-cell>
          <table:table-cell office:value-type="float" office:value="0.86603">
            <text:p>0.86603</text:p>
          </table:table-cell>
          <table:table-cell office:value-type="float" office:value="0.043674">
            <text:p>0.043674</text:p>
          </table:table-cell>
        </table:table-row>
        <table:table-row table:style-name="ro2">
          <table:table-cell office:value-type="float" office:value="19.374">
            <text:p>19.374</text:p>
          </table:table-cell>
          <table:table-cell office:value-type="float" office:value="0.19187">
            <text:p>0.19187</text:p>
          </table:table-cell>
          <table:table-cell office:value-type="float" office:value="-0.57059">
            <text:p>-0.5705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091">
            <text:p>1.091</text:p>
          </table:table-cell>
          <table:table-cell office:value-type="float" office:value="0.86603">
            <text:p>0.86603</text:p>
          </table:table-cell>
          <table:table-cell office:value-type="float" office:value="0.042272">
            <text:p>0.042272</text:p>
          </table:table-cell>
          <table:table-cell/>
          <table:table-cell office:value-type="float" office:value="19.374">
            <text:p>19.374</text:p>
          </table:table-cell>
          <table:table-cell office:value-type="float" office:value="0.18632">
            <text:p>0.18632</text:p>
          </table:table-cell>
          <table:table-cell office:value-type="float" office:value="-0.40511">
            <text:p>-0.4051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65962">
            <text:p>-0.65962</text:p>
          </table:table-cell>
          <table:table-cell office:value-type="float" office:value="0.86603">
            <text:p>0.86603</text:p>
          </table:table-cell>
          <table:table-cell office:value-type="float" office:value="0.042272">
            <text:p>0.042272</text:p>
          </table:table-cell>
        </table:table-row>
        <table:table-row table:style-name="ro2">
          <table:table-cell office:value-type="float" office:value="19.508">
            <text:p>19.508</text:p>
          </table:table-cell>
          <table:table-cell office:value-type="float" office:value="0.19579">
            <text:p>0.19579</text:p>
          </table:table-cell>
          <table:table-cell office:value-type="float" office:value="-0.5647">
            <text:p>-0.564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96717">
            <text:p>0.96717</text:p>
          </table:table-cell>
          <table:table-cell office:value-type="float" office:value="0.86603">
            <text:p>0.86603</text:p>
          </table:table-cell>
          <table:table-cell office:value-type="float" office:value="0.040677">
            <text:p>0.040677</text:p>
          </table:table-cell>
          <table:table-cell/>
          <table:table-cell office:value-type="float" office:value="19.508">
            <text:p>19.508</text:p>
          </table:table-cell>
          <table:table-cell office:value-type="float" office:value="0.19229">
            <text:p>0.19229</text:p>
          </table:table-cell>
          <table:table-cell office:value-type="float" office:value="-0.4102">
            <text:p>-0.410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58489">
            <text:p>-0.58489</text:p>
          </table:table-cell>
          <table:table-cell office:value-type="float" office:value="0.86603">
            <text:p>0.86603</text:p>
          </table:table-cell>
          <table:table-cell office:value-type="float" office:value="0.040677">
            <text:p>0.040677</text:p>
          </table:table-cell>
        </table:table-row>
        <table:table-row table:style-name="ro2">
          <table:table-cell office:value-type="float" office:value="19.642">
            <text:p>19.642</text:p>
          </table:table-cell>
          <table:table-cell office:value-type="float" office:value="0.20163">
            <text:p>0.20163</text:p>
          </table:table-cell>
          <table:table-cell office:value-type="float" office:value="-0.55817">
            <text:p>-0.5581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83621">
            <text:p>0.83621</text:p>
          </table:table-cell>
          <table:table-cell office:value-type="float" office:value="0.86603">
            <text:p>0.86603</text:p>
          </table:table-cell>
          <table:table-cell office:value-type="float" office:value="0.039423">
            <text:p>0.039423</text:p>
          </table:table-cell>
          <table:table-cell/>
          <table:table-cell office:value-type="float" office:value="19.642">
            <text:p>19.642</text:p>
          </table:table-cell>
          <table:table-cell office:value-type="float" office:value="0.19766">
            <text:p>0.19766</text:p>
          </table:table-cell>
          <table:table-cell office:value-type="float" office:value="-0.41399">
            <text:p>-0.4139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47943">
            <text:p>-0.47943</text:p>
          </table:table-cell>
          <table:table-cell office:value-type="float" office:value="0.86603">
            <text:p>0.86603</text:p>
          </table:table-cell>
          <table:table-cell office:value-type="float" office:value="0.039423">
            <text:p>0.039423</text:p>
          </table:table-cell>
        </table:table-row>
        <table:table-row table:style-name="ro2">
          <table:table-cell office:value-type="float" office:value="19.775">
            <text:p>19.775</text:p>
          </table:table-cell>
          <table:table-cell office:value-type="float" office:value="0.2069">
            <text:p>0.2069</text:p>
          </table:table-cell>
          <table:table-cell office:value-type="float" office:value="-0.55173">
            <text:p>-0.5517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73263">
            <text:p>0.73263</text:p>
          </table:table-cell>
          <table:table-cell office:value-type="float" office:value="0.86603">
            <text:p>0.86603</text:p>
          </table:table-cell>
          <table:table-cell office:value-type="float" office:value="0.038242">
            <text:p>0.038242</text:p>
          </table:table-cell>
          <table:table-cell/>
          <table:table-cell office:value-type="float" office:value="19.775">
            <text:p>19.775</text:p>
          </table:table-cell>
          <table:table-cell office:value-type="float" office:value="0.20445">
            <text:p>0.20445</text:p>
          </table:table-cell>
          <table:table-cell office:value-type="float" office:value="-0.41728">
            <text:p>-0.4172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35672">
            <text:p>-0.35672</text:p>
          </table:table-cell>
          <table:table-cell office:value-type="float" office:value="0.86603">
            <text:p>0.86603</text:p>
          </table:table-cell>
          <table:table-cell office:value-type="float" office:value="0.038242">
            <text:p>0.038242</text:p>
          </table:table-cell>
        </table:table-row>
        <table:table-row table:style-name="ro2">
          <table:table-cell office:value-type="float" office:value="19.909">
            <text:p>19.909</text:p>
          </table:table-cell>
          <table:table-cell office:value-type="float" office:value="0.21246">
            <text:p>0.21246</text:p>
          </table:table-cell>
          <table:table-cell office:value-type="float" office:value="-0.54698">
            <text:p>-0.54698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62391">
            <text:p>0.62391</text:p>
          </table:table-cell>
          <table:table-cell office:value-type="float" office:value="0.86603">
            <text:p>0.86603</text:p>
          </table:table-cell>
          <table:table-cell office:value-type="float" office:value="0.03705">
            <text:p>0.03705</text:p>
          </table:table-cell>
          <table:table-cell/>
          <table:table-cell office:value-type="float" office:value="19.909">
            <text:p>19.909</text:p>
          </table:table-cell>
          <table:table-cell office:value-type="float" office:value="0.21267">
            <text:p>0.21267</text:p>
          </table:table-cell>
          <table:table-cell office:value-type="float" office:value="-0.4202">
            <text:p>-0.420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25048">
            <text:p>-0.25048</text:p>
          </table:table-cell>
          <table:table-cell office:value-type="float" office:value="0.86603">
            <text:p>0.86603</text:p>
          </table:table-cell>
          <table:table-cell office:value-type="float" office:value="0.03705">
            <text:p>0.03705</text:p>
          </table:table-cell>
        </table:table-row>
        <table:table-row table:style-name="ro2">
          <table:table-cell office:value-type="float" office:value="20.043">
            <text:p>20.043</text:p>
          </table:table-cell>
          <table:table-cell office:value-type="float" office:value="0.21965">
            <text:p>0.21965</text:p>
          </table:table-cell>
          <table:table-cell office:value-type="float" office:value="-0.54235">
            <text:p>-0.5423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51871">
            <text:p>0.51871</text:p>
          </table:table-cell>
          <table:table-cell office:value-type="float" office:value="0.86603">
            <text:p>0.86603</text:p>
          </table:table-cell>
          <table:table-cell office:value-type="float" office:value="0.036084">
            <text:p>0.036084</text:p>
          </table:table-cell>
          <table:table-cell/>
          <table:table-cell office:value-type="float" office:value="20.043">
            <text:p>20.043</text:p>
          </table:table-cell>
          <table:table-cell office:value-type="float" office:value="0.22101">
            <text:p>0.22101</text:p>
          </table:table-cell>
          <table:table-cell office:value-type="float" office:value="-0.42196">
            <text:p>-0.4219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14038">
            <text:p>-0.14038</text:p>
          </table:table-cell>
          <table:table-cell office:value-type="float" office:value="0.86603">
            <text:p>0.86603</text:p>
          </table:table-cell>
          <table:table-cell office:value-type="float" office:value="0.036084">
            <text:p>0.036084</text:p>
          </table:table-cell>
        </table:table-row>
        <table:table-row table:style-name="ro2">
          <table:table-cell office:value-type="float" office:value="20.176">
            <text:p>20.176</text:p>
          </table:table-cell>
          <table:table-cell office:value-type="float" office:value="0.22691">
            <text:p>0.22691</text:p>
          </table:table-cell>
          <table:table-cell office:value-type="float" office:value="-0.5386">
            <text:p>-0.538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4094">
            <text:p>0.4094</text:p>
          </table:table-cell>
          <table:table-cell office:value-type="float" office:value="0.86603">
            <text:p>0.86603</text:p>
          </table:table-cell>
          <table:table-cell office:value-type="float" office:value="0.035185">
            <text:p>0.035185</text:p>
          </table:table-cell>
          <table:table-cell/>
          <table:table-cell office:value-type="float" office:value="20.176">
            <text:p>20.176</text:p>
          </table:table-cell>
          <table:table-cell office:value-type="float" office:value="0.22753">
            <text:p>0.22753</text:p>
          </table:table-cell>
          <table:table-cell office:value-type="float" office:value="-0.42317">
            <text:p>-0.4231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011829">
            <text:p>-0.011829</text:p>
          </table:table-cell>
          <table:table-cell office:value-type="float" office:value="0.86603">
            <text:p>0.86603</text:p>
          </table:table-cell>
          <table:table-cell office:value-type="float" office:value="0.035185">
            <text:p>0.035185</text:p>
          </table:table-cell>
        </table:table-row>
        <table:table-row table:style-name="ro2">
          <table:table-cell office:value-type="float" office:value="20.31">
            <text:p>20.31</text:p>
          </table:table-cell>
          <table:table-cell office:value-type="float" office:value="0.23404">
            <text:p>0.23404</text:p>
          </table:table-cell>
          <table:table-cell office:value-type="float" office:value="-0.53623">
            <text:p>-0.5362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28567">
            <text:p>0.28567</text:p>
          </table:table-cell>
          <table:table-cell office:value-type="float" office:value="0.86603">
            <text:p>0.86603</text:p>
          </table:table-cell>
          <table:table-cell office:value-type="float" office:value="0.034588">
            <text:p>0.034588</text:p>
          </table:table-cell>
          <table:table-cell/>
          <table:table-cell office:value-type="float" office:value="20.31">
            <text:p>20.31</text:p>
          </table:table-cell>
          <table:table-cell office:value-type="float" office:value="0.23472">
            <text:p>0.23472</text:p>
          </table:table-cell>
          <table:table-cell office:value-type="float" office:value="-0.42355">
            <text:p>-0.4235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80515">
            <text:p>0.080515</text:p>
          </table:table-cell>
          <table:table-cell office:value-type="float" office:value="0.86603">
            <text:p>0.86603</text:p>
          </table:table-cell>
          <table:table-cell office:value-type="float" office:value="0.034588">
            <text:p>0.034588</text:p>
          </table:table-cell>
        </table:table-row>
        <table:table-row table:style-name="ro2">
          <table:table-cell office:value-type="float" office:value="20.444">
            <text:p>20.444</text:p>
          </table:table-cell>
          <table:table-cell office:value-type="float" office:value="0.24246">
            <text:p>0.24246</text:p>
          </table:table-cell>
          <table:table-cell office:value-type="float" office:value="-0.5339">
            <text:p>-0.533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17964">
            <text:p>0.17964</text:p>
          </table:table-cell>
          <table:table-cell office:value-type="float" office:value="0.86603">
            <text:p>0.86603</text:p>
          </table:table-cell>
          <table:table-cell office:value-type="float" office:value="0.034504">
            <text:p>0.034504</text:p>
          </table:table-cell>
          <table:table-cell/>
          <table:table-cell office:value-type="float" office:value="20.444">
            <text:p>20.444</text:p>
          </table:table-cell>
          <table:table-cell office:value-type="float" office:value="0.24452">
            <text:p>0.24452</text:p>
          </table:table-cell>
          <table:table-cell office:value-type="float" office:value="-0.42205">
            <text:p>-0.4220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19325">
            <text:p>0.19325</text:p>
          </table:table-cell>
          <table:table-cell office:value-type="float" office:value="0.86603">
            <text:p>0.86603</text:p>
          </table:table-cell>
          <table:table-cell office:value-type="float" office:value="0.034504">
            <text:p>0.034504</text:p>
          </table:table-cell>
        </table:table-row>
        <table:table-row table:style-name="ro2">
          <table:table-cell office:value-type="float" office:value="20.577">
            <text:p>20.577</text:p>
          </table:table-cell>
          <table:table-cell office:value-type="float" office:value="0.25113">
            <text:p>0.25113</text:p>
          </table:table-cell>
          <table:table-cell office:value-type="float" office:value="-0.53313">
            <text:p>-0.5331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6041">
            <text:p>0.06041</text:p>
          </table:table-cell>
          <table:table-cell office:value-type="float" office:value="0.86603">
            <text:p>0.86603</text:p>
          </table:table-cell>
          <table:table-cell office:value-type="float" office:value="0.034345">
            <text:p>0.034345</text:p>
          </table:table-cell>
          <table:table-cell/>
          <table:table-cell office:value-type="float" office:value="20.577">
            <text:p>20.577</text:p>
          </table:table-cell>
          <table:table-cell office:value-type="float" office:value="0.25245">
            <text:p>0.25245</text:p>
          </table:table-cell>
          <table:table-cell office:value-type="float" office:value="-0.42023">
            <text:p>-0.4202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31179">
            <text:p>0.31179</text:p>
          </table:table-cell>
          <table:table-cell office:value-type="float" office:value="0.86603">
            <text:p>0.86603</text:p>
          </table:table-cell>
          <table:table-cell office:value-type="float" office:value="0.034345">
            <text:p>0.034345</text:p>
          </table:table-cell>
        </table:table-row>
        <table:table-row table:style-name="ro2">
          <table:table-cell office:value-type="float" office:value="20.711">
            <text:p>20.711</text:p>
          </table:table-cell>
          <table:table-cell office:value-type="float" office:value="0.25877">
            <text:p>0.25877</text:p>
          </table:table-cell>
          <table:table-cell office:value-type="float" office:value="-0.53301">
            <text:p>-0.5330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05159">
            <text:p>-0.05159</text:p>
          </table:table-cell>
          <table:table-cell office:value-type="float" office:value="0.86603">
            <text:p>0.86603</text:p>
          </table:table-cell>
          <table:table-cell office:value-type="float" office:value="0.034151">
            <text:p>0.034151</text:p>
          </table:table-cell>
          <table:table-cell/>
          <table:table-cell office:value-type="float" office:value="20.711">
            <text:p>20.711</text:p>
          </table:table-cell>
          <table:table-cell office:value-type="float" office:value="0.26001">
            <text:p>0.26001</text:p>
          </table:table-cell>
          <table:table-cell office:value-type="float" office:value="-0.41752">
            <text:p>-0.4175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4266">
            <text:p>0.4266</text:p>
          </table:table-cell>
          <table:table-cell office:value-type="float" office:value="0.86603">
            <text:p>0.86603</text:p>
          </table:table-cell>
          <table:table-cell office:value-type="float" office:value="0.034151">
            <text:p>0.034151</text:p>
          </table:table-cell>
        </table:table-row>
        <table:table-row table:style-name="ro2">
          <table:table-cell office:value-type="float" office:value="20.844">
            <text:p>20.844</text:p>
          </table:table-cell>
          <table:table-cell office:value-type="float" office:value="0.26738">
            <text:p>0.26738</text:p>
          </table:table-cell>
          <table:table-cell office:value-type="float" office:value="-0.53311">
            <text:p>-0.5331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15147">
            <text:p>-0.15147</text:p>
          </table:table-cell>
          <table:table-cell office:value-type="float" office:value="0.86603">
            <text:p>0.86603</text:p>
          </table:table-cell>
          <table:table-cell office:value-type="float" office:value="0.034156">
            <text:p>0.034156</text:p>
          </table:table-cell>
          <table:table-cell/>
          <table:table-cell office:value-type="float" office:value="20.844">
            <text:p>20.844</text:p>
          </table:table-cell>
          <table:table-cell office:value-type="float" office:value="0.26818">
            <text:p>0.26818</text:p>
          </table:table-cell>
          <table:table-cell office:value-type="float" office:value="-0.41399">
            <text:p>-0.4139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52228">
            <text:p>0.52228</text:p>
          </table:table-cell>
          <table:table-cell office:value-type="float" office:value="0.86603">
            <text:p>0.86603</text:p>
          </table:table-cell>
          <table:table-cell office:value-type="float" office:value="0.034156">
            <text:p>0.034156</text:p>
          </table:table-cell>
        </table:table-row>
        <table:table-row table:style-name="ro2">
          <table:table-cell office:value-type="float" office:value="20.978">
            <text:p>20.978</text:p>
          </table:table-cell>
          <table:table-cell office:value-type="float" office:value="0.2764">
            <text:p>0.2764</text:p>
          </table:table-cell>
          <table:table-cell office:value-type="float" office:value="-0.53487">
            <text:p>-0.5348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25462">
            <text:p>-0.25462</text:p>
          </table:table-cell>
          <table:table-cell office:value-type="float" office:value="0.86603">
            <text:p>0.86603</text:p>
          </table:table-cell>
          <table:table-cell office:value-type="float" office:value="0.034408">
            <text:p>0.034408</text:p>
          </table:table-cell>
          <table:table-cell/>
          <table:table-cell office:value-type="float" office:value="20.978">
            <text:p>20.978</text:p>
          </table:table-cell>
          <table:table-cell office:value-type="float" office:value="0.27547">
            <text:p>0.27547</text:p>
          </table:table-cell>
          <table:table-cell office:value-type="float" office:value="-0.40897">
            <text:p>-0.4089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62425">
            <text:p>0.62425</text:p>
          </table:table-cell>
          <table:table-cell office:value-type="float" office:value="0.86603">
            <text:p>0.86603</text:p>
          </table:table-cell>
          <table:table-cell office:value-type="float" office:value="0.034408">
            <text:p>0.034408</text:p>
          </table:table-cell>
        </table:table-row>
        <table:table-row table:style-name="ro2">
          <table:table-cell office:value-type="float" office:value="21.112">
            <text:p>21.112</text:p>
          </table:table-cell>
          <table:table-cell office:value-type="float" office:value="0.28378">
            <text:p>0.28378</text:p>
          </table:table-cell>
          <table:table-cell office:value-type="float" office:value="-0.53713">
            <text:p>-0.53713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37416">
            <text:p>-0.37416</text:p>
          </table:table-cell>
          <table:table-cell office:value-type="float" office:value="0.86603">
            <text:p>0.86603</text:p>
          </table:table-cell>
          <table:table-cell office:value-type="float" office:value="0.034721">
            <text:p>0.034721</text:p>
          </table:table-cell>
          <table:table-cell/>
          <table:table-cell office:value-type="float" office:value="21.112">
            <text:p>21.112</text:p>
          </table:table-cell>
          <table:table-cell office:value-type="float" office:value="0.28249">
            <text:p>0.28249</text:p>
          </table:table-cell>
          <table:table-cell office:value-type="float" office:value="-0.40392">
            <text:p>-0.4039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7275">
            <text:p>0.7275</text:p>
          </table:table-cell>
          <table:table-cell office:value-type="float" office:value="0.86603">
            <text:p>0.86603</text:p>
          </table:table-cell>
          <table:table-cell office:value-type="float" office:value="0.034721">
            <text:p>0.034721</text:p>
          </table:table-cell>
        </table:table-row>
        <table:table-row table:style-name="ro2">
          <table:table-cell office:value-type="float" office:value="21.245">
            <text:p>21.245</text:p>
          </table:table-cell>
          <table:table-cell office:value-type="float" office:value="0.29029">
            <text:p>0.29029</text:p>
          </table:table-cell>
          <table:table-cell office:value-type="float" office:value="-0.54019">
            <text:p>-0.54019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48758">
            <text:p>-0.48758</text:p>
          </table:table-cell>
          <table:table-cell office:value-type="float" office:value="0.86603">
            <text:p>0.86603</text:p>
          </table:table-cell>
          <table:table-cell office:value-type="float" office:value="0.035066">
            <text:p>0.035066</text:p>
          </table:table-cell>
          <table:table-cell/>
          <table:table-cell office:value-type="float" office:value="21.245">
            <text:p>21.245</text:p>
          </table:table-cell>
          <table:table-cell office:value-type="float" office:value="0.28731">
            <text:p>0.28731</text:p>
          </table:table-cell>
          <table:table-cell office:value-type="float" office:value="-0.3987">
            <text:p>-0.398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85347">
            <text:p>0.85347</text:p>
          </table:table-cell>
          <table:table-cell office:value-type="float" office:value="0.86603">
            <text:p>0.86603</text:p>
          </table:table-cell>
          <table:table-cell office:value-type="float" office:value="0.035066">
            <text:p>0.035066</text:p>
          </table:table-cell>
        </table:table-row>
        <table:table-row table:style-name="ro2">
          <table:table-cell office:value-type="float" office:value="21.379">
            <text:p>21.379</text:p>
          </table:table-cell>
          <table:table-cell office:value-type="float" office:value="0.29741">
            <text:p>0.29741</text:p>
          </table:table-cell>
          <table:table-cell office:value-type="float" office:value="-0.54446">
            <text:p>-0.5444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0.60037">
            <text:p>-0.60037</text:p>
          </table:table-cell>
          <table:table-cell office:value-type="float" office:value="0.86603">
            <text:p>0.86603</text:p>
          </table:table-cell>
          <table:table-cell office:value-type="float" office:value="0.03564">
            <text:p>0.03564</text:p>
          </table:table-cell>
          <table:table-cell/>
          <table:table-cell office:value-type="float" office:value="21.379">
            <text:p>21.379</text:p>
          </table:table-cell>
          <table:table-cell office:value-type="float" office:value="0.29197">
            <text:p>0.29197</text:p>
          </table:table-cell>
          <table:table-cell office:value-type="float" office:value="-0.39371">
            <text:p>-0.3937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9796">
            <text:p>0.9796</text:p>
          </table:table-cell>
          <table:table-cell office:value-type="float" office:value="0.86603">
            <text:p>0.86603</text:p>
          </table:table-cell>
          <table:table-cell office:value-type="float" office:value="0.03564">
            <text:p>0.03564</text:p>
          </table:table-cell>
        </table:table-row>
        <table:table-row table:style-name="ro2">
          <table:table-cell office:value-type="float" office:value="21.512">
            <text:p>21.512</text:p>
          </table:table-cell>
          <table:table-cell office:value-type="float" office:value="0.30366">
            <text:p>0.30366</text:p>
          </table:table-cell>
          <table:table-cell office:value-type="float" office:value="-0.55018">
            <text:p>-0.5501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73047">
            <text:p>-0.73047</text:p>
          </table:table-cell>
          <table:table-cell table:style-name="ce3" office:value-type="string">
            <text:p>-1.1102e-16</text:p>
          </table:table-cell>
          <table:table-cell office:value-type="float" office:value="0.036339">
            <text:p>0.036339</text:p>
          </table:table-cell>
          <table:table-cell/>
          <table:table-cell office:value-type="float" office:value="21.512">
            <text:p>21.512</text:p>
          </table:table-cell>
          <table:table-cell office:value-type="float" office:value="0.2974">
            <text:p>0.2974</text:p>
          </table:table-cell>
          <table:table-cell office:value-type="float" office:value="-0.38468">
            <text:p>-0.3846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0612">
            <text:p>1.0612</text:p>
          </table:table-cell>
          <table:table-cell office:value-type="float" office:value="0">
            <text:p>0</text:p>
          </table:table-cell>
          <table:table-cell office:value-type="float" office:value="0.036339">
            <text:p>0.036339</text:p>
          </table:table-cell>
        </table:table-row>
        <table:table-row table:style-name="ro2">
          <table:table-cell office:value-type="float" office:value="21.646">
            <text:p>21.646</text:p>
          </table:table-cell>
          <table:table-cell office:value-type="float" office:value="0.30971">
            <text:p>0.30971</text:p>
          </table:table-cell>
          <table:table-cell office:value-type="float" office:value="-0.55493">
            <text:p>-0.5549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83922">
            <text:p>-0.83922</text:p>
          </table:table-cell>
          <table:table-cell table:style-name="ce3" office:value-type="string">
            <text:p>-4.4409e-16</text:p>
          </table:table-cell>
          <table:table-cell office:value-type="float" office:value="0.036606">
            <text:p>0.036606</text:p>
          </table:table-cell>
          <table:table-cell/>
          <table:table-cell office:value-type="float" office:value="21.646">
            <text:p>21.646</text:p>
          </table:table-cell>
          <table:table-cell office:value-type="float" office:value="0.30188">
            <text:p>0.30188</text:p>
          </table:table-cell>
          <table:table-cell office:value-type="float" office:value="-0.37499">
            <text:p>-0.37499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1042">
            <text:p>1.1042</text:p>
          </table:table-cell>
          <table:table-cell table:style-name="ce3" office:value-type="string">
            <text:p>-4.1613e-16</text:p>
          </table:table-cell>
          <table:table-cell office:value-type="float" office:value="0.036606">
            <text:p>0.036606</text:p>
          </table:table-cell>
        </table:table-row>
        <table:table-row table:style-name="ro2">
          <table:table-cell office:value-type="float" office:value="21.78">
            <text:p>21.78</text:p>
          </table:table-cell>
          <table:table-cell office:value-type="float" office:value="0.31508">
            <text:p>0.31508</text:p>
          </table:table-cell>
          <table:table-cell office:value-type="float" office:value="-0.56114">
            <text:p>-0.5611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0.948">
            <text:p>-0.948</text:p>
          </table:table-cell>
          <table:table-cell table:style-name="ce3" office:value-type="string">
            <text:p>-2.2204e-16</text:p>
          </table:table-cell>
          <table:table-cell office:value-type="float" office:value="0.03701">
            <text:p>0.03701</text:p>
          </table:table-cell>
          <table:table-cell/>
          <table:table-cell office:value-type="float" office:value="21.78">
            <text:p>21.78</text:p>
          </table:table-cell>
          <table:table-cell office:value-type="float" office:value="0.30574">
            <text:p>0.30574</text:p>
          </table:table-cell>
          <table:table-cell office:value-type="float" office:value="-0.36475">
            <text:p>-0.3647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1615">
            <text:p>1.1615</text:p>
          </table:table-cell>
          <table:table-cell table:style-name="ce3" office:value-type="string">
            <text:p>-4.1613e-16</text:p>
          </table:table-cell>
          <table:table-cell office:value-type="float" office:value="0.03701">
            <text:p>0.03701</text:p>
          </table:table-cell>
        </table:table-row>
        <table:table-row table:style-name="ro2">
          <table:table-cell office:value-type="float" office:value="21.913">
            <text:p>21.913</text:p>
          </table:table-cell>
          <table:table-cell office:value-type="float" office:value="0.3204">
            <text:p>0.3204</text:p>
          </table:table-cell>
          <table:table-cell office:value-type="float" office:value="-0.57025">
            <text:p>-0.5702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0105">
            <text:p>-1.0105</text:p>
          </table:table-cell>
          <table:table-cell office:value-type="float" office:value="0">
            <text:p>0</text:p>
          </table:table-cell>
          <table:table-cell office:value-type="float" office:value="0.038164">
            <text:p>0.038164</text:p>
          </table:table-cell>
          <table:table-cell/>
          <table:table-cell office:value-type="float" office:value="21.913">
            <text:p>21.913</text:p>
          </table:table-cell>
          <table:table-cell office:value-type="float" office:value="0.3099">
            <text:p>0.3099</text:p>
          </table:table-cell>
          <table:table-cell office:value-type="float" office:value="-0.34814">
            <text:p>-0.3481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093">
            <text:p>1.2093</text:p>
          </table:table-cell>
          <table:table-cell office:value-type="float" office:value="0">
            <text:p>0</text:p>
          </table:table-cell>
          <table:table-cell office:value-type="float" office:value="0.038164">
            <text:p>0.038164</text:p>
          </table:table-cell>
        </table:table-row>
        <table:table-row table:style-name="ro2">
          <table:table-cell office:value-type="float" office:value="22.047">
            <text:p>22.047</text:p>
          </table:table-cell>
          <table:table-cell office:value-type="float" office:value="0.32414">
            <text:p>0.32414</text:p>
          </table:table-cell>
          <table:table-cell office:value-type="float" office:value="-0.57794">
            <text:p>-0.5779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0637">
            <text:p>-1.0637</text:p>
          </table:table-cell>
          <table:table-cell table:style-name="ce3" office:value-type="string">
            <text:p>2.2204e-16</text:p>
          </table:table-cell>
          <table:table-cell office:value-type="float" office:value="0.038598">
            <text:p>0.038598</text:p>
          </table:table-cell>
          <table:table-cell/>
          <table:table-cell office:value-type="float" office:value="22.047">
            <text:p>22.047</text:p>
          </table:table-cell>
          <table:table-cell office:value-type="float" office:value="0.31467">
            <text:p>0.31467</text:p>
          </table:table-cell>
          <table:table-cell office:value-type="float" office:value="-0.332">
            <text:p>-0.33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379">
            <text:p>1.2379</text:p>
          </table:table-cell>
          <table:table-cell table:style-name="ce3" office:value-type="string">
            <text:p>4.1613e-16</text:p>
          </table:table-cell>
          <table:table-cell office:value-type="float" office:value="0.038598">
            <text:p>0.038598</text:p>
          </table:table-cell>
        </table:table-row>
        <table:table-row table:style-name="ro2">
          <table:table-cell office:value-type="float" office:value="22.181">
            <text:p>22.181</text:p>
          </table:table-cell>
          <table:table-cell office:value-type="float" office:value="0.32925">
            <text:p>0.32925</text:p>
          </table:table-cell>
          <table:table-cell office:value-type="float" office:value="-0.59108">
            <text:p>-0.5910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1138">
            <text:p>-1.1138</text:p>
          </table:table-cell>
          <table:table-cell table:style-name="ce3" office:value-type="string">
            <text:p>-2.2204e-16</text:p>
          </table:table-cell>
          <table:table-cell office:value-type="float" office:value="0.039356">
            <text:p>0.039356</text:p>
          </table:table-cell>
          <table:table-cell/>
          <table:table-cell office:value-type="float" office:value="22.181">
            <text:p>22.181</text:p>
          </table:table-cell>
          <table:table-cell office:value-type="float" office:value="0.31927">
            <text:p>0.31927</text:p>
          </table:table-cell>
          <table:table-cell office:value-type="float" office:value="-0.31747">
            <text:p>-0.3174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62">
            <text:p>1.262</text:p>
          </table:table-cell>
          <table:table-cell table:style-name="ce3" office:value-type="string">
            <text:p>-4.1613e-16</text:p>
          </table:table-cell>
          <table:table-cell office:value-type="float" office:value="0.039356">
            <text:p>0.039356</text:p>
          </table:table-cell>
        </table:table-row>
        <table:table-row table:style-name="ro2">
          <table:table-cell office:value-type="float" office:value="22.314">
            <text:p>22.314</text:p>
          </table:table-cell>
          <table:table-cell office:value-type="float" office:value="0.33636">
            <text:p>0.33636</text:p>
          </table:table-cell>
          <table:table-cell office:value-type="float" office:value="-0.60843">
            <text:p>-0.6084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1443">
            <text:p>-1.1443</text:p>
          </table:table-cell>
          <table:table-cell table:style-name="ce3" office:value-type="string">
            <text:p>4.4409e-16</text:p>
          </table:table-cell>
          <table:table-cell office:value-type="float" office:value="0.040443">
            <text:p>0.040443</text:p>
          </table:table-cell>
          <table:table-cell/>
          <table:table-cell office:value-type="float" office:value="22.314">
            <text:p>22.314</text:p>
          </table:table-cell>
          <table:table-cell office:value-type="float" office:value="0.32436">
            <text:p>0.32436</text:p>
          </table:table-cell>
          <table:table-cell office:value-type="float" office:value="-0.30055">
            <text:p>-0.3005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  <table:table-cell table:style-name="ce3" office:value-type="string">
            <text:p>4.1613e-16</text:p>
          </table:table-cell>
          <table:table-cell office:value-type="float" office:value="0.040443">
            <text:p>0.040443</text:p>
          </table:table-cell>
        </table:table-row>
        <table:table-row table:style-name="ro2">
          <table:table-cell office:value-type="float" office:value="22.448">
            <text:p>22.448</text:p>
          </table:table-cell>
          <table:table-cell office:value-type="float" office:value="0.34178">
            <text:p>0.34178</text:p>
          </table:table-cell>
          <table:table-cell office:value-type="float" office:value="-0.62235">
            <text:p>-0.6223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1625">
            <text:p>-1.1625</text:p>
          </table:table-cell>
          <table:table-cell table:style-name="ce3" office:value-type="string">
            <text:p>-4.4409e-16</text:p>
          </table:table-cell>
          <table:table-cell office:value-type="float" office:value="0.040435">
            <text:p>0.040435</text:p>
          </table:table-cell>
          <table:table-cell/>
          <table:table-cell office:value-type="float" office:value="22.448">
            <text:p>22.448</text:p>
          </table:table-cell>
          <table:table-cell office:value-type="float" office:value="0.32927">
            <text:p>0.32927</text:p>
          </table:table-cell>
          <table:table-cell office:value-type="float" office:value="-0.28498">
            <text:p>-0.2849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908">
            <text:p>1.2908</text:p>
          </table:table-cell>
          <table:table-cell table:style-name="ce3" office:value-type="string">
            <text:p>-4.1613e-16</text:p>
          </table:table-cell>
          <table:table-cell office:value-type="float" office:value="0.040435">
            <text:p>0.040435</text:p>
          </table:table-cell>
        </table:table-row>
        <table:table-row table:style-name="ro2">
          <table:table-cell office:value-type="float" office:value="22.581">
            <text:p>22.581</text:p>
          </table:table-cell>
          <table:table-cell office:value-type="float" office:value="0.34747">
            <text:p>0.34747</text:p>
          </table:table-cell>
          <table:table-cell office:value-type="float" office:value="-0.63728">
            <text:p>-0.63728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1639">
            <text:p>-1.1639</text:p>
          </table:table-cell>
          <table:table-cell table:style-name="ce3" office:value-type="string">
            <text:p>2.2204e-16</text:p>
          </table:table-cell>
          <table:table-cell office:value-type="float" office:value="0.040461">
            <text:p>0.040461</text:p>
          </table:table-cell>
          <table:table-cell/>
          <table:table-cell office:value-type="float" office:value="22.581">
            <text:p>22.581</text:p>
          </table:table-cell>
          <table:table-cell office:value-type="float" office:value="0.33392">
            <text:p>0.33392</text:p>
          </table:table-cell>
          <table:table-cell office:value-type="float" office:value="-0.26981">
            <text:p>-0.2698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936">
            <text:p>1.2936</text:p>
          </table:table-cell>
          <table:table-cell table:style-name="ce3" office:value-type="string">
            <text:p>4.1613e-16</text:p>
          </table:table-cell>
          <table:table-cell office:value-type="float" office:value="0.040461">
            <text:p>0.040461</text:p>
          </table:table-cell>
        </table:table-row>
        <table:table-row table:style-name="ro2">
          <table:table-cell office:value-type="float" office:value="22.715">
            <text:p>22.715</text:p>
          </table:table-cell>
          <table:table-cell office:value-type="float" office:value="0.35337">
            <text:p>0.35337</text:p>
          </table:table-cell>
          <table:table-cell office:value-type="float" office:value="-0.65293">
            <text:p>-0.6529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1853">
            <text:p>-1.1853</text:p>
          </table:table-cell>
          <table:table-cell table:style-name="ce3" office:value-type="string">
            <text:p>-4.4409e-16</text:p>
          </table:table-cell>
          <table:table-cell office:value-type="float" office:value="0.040571">
            <text:p>0.040571</text:p>
          </table:table-cell>
          <table:table-cell/>
          <table:table-cell office:value-type="float" office:value="22.715">
            <text:p>22.715</text:p>
          </table:table-cell>
          <table:table-cell office:value-type="float" office:value="0.33908">
            <text:p>0.33908</text:p>
          </table:table-cell>
          <table:table-cell office:value-type="float" office:value="-0.25392">
            <text:p>-0.2539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901">
            <text:p>1.2901</text:p>
          </table:table-cell>
          <table:table-cell table:style-name="ce3" office:value-type="string">
            <text:p>-4.1613e-16</text:p>
          </table:table-cell>
          <table:table-cell office:value-type="float" office:value="0.040571">
            <text:p>0.040571</text:p>
          </table:table-cell>
        </table:table-row>
        <table:table-row table:style-name="ro2">
          <table:table-cell office:value-type="float" office:value="22.849">
            <text:p>22.849</text:p>
          </table:table-cell>
          <table:table-cell office:value-type="float" office:value="0.35961">
            <text:p>0.35961</text:p>
          </table:table-cell>
          <table:table-cell office:value-type="float" office:value="-0.6672">
            <text:p>-0.6672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-1.1804">
            <text:p>-1.1804</text:p>
          </table:table-cell>
          <table:table-cell office:value-type="float" office:value="0">
            <text:p>0</text:p>
          </table:table-cell>
          <table:table-cell office:value-type="float" office:value="0.039481">
            <text:p>0.039481</text:p>
          </table:table-cell>
          <table:table-cell/>
          <table:table-cell office:value-type="float" office:value="22.849">
            <text:p>22.849</text:p>
          </table:table-cell>
          <table:table-cell office:value-type="float" office:value="0.34401">
            <text:p>0.34401</text:p>
          </table:table-cell>
          <table:table-cell office:value-type="float" office:value="-0.23834">
            <text:p>-0.2383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2911">
            <text:p>1.2911</text:p>
          </table:table-cell>
          <table:table-cell office:value-type="float" office:value="0">
            <text:p>0</text:p>
          </table:table-cell>
          <table:table-cell office:value-type="float" office:value="0.039481">
            <text:p>0.039481</text:p>
          </table:table-cell>
        </table:table-row>
        <table:table-row table:style-name="ro2">
          <table:table-cell office:value-type="float" office:value="22.982">
            <text:p>22.982</text:p>
          </table:table-cell>
          <table:table-cell office:value-type="float" office:value="0.36601">
            <text:p>0.36601</text:p>
          </table:table-cell>
          <table:table-cell office:value-type="float" office:value="-0.68227">
            <text:p>-0.68227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-1.1778">
            <text:p>-1.1778</text:p>
          </table:table-cell>
          <table:table-cell office:value-type="float" office:value="0.86603">
            <text:p>0.86603</text:p>
          </table:table-cell>
          <table:table-cell office:value-type="float" office:value="0.038243">
            <text:p>0.038243</text:p>
          </table:table-cell>
          <table:table-cell/>
          <table:table-cell office:value-type="float" office:value="22.982">
            <text:p>22.982</text:p>
          </table:table-cell>
          <table:table-cell office:value-type="float" office:value="0.34864">
            <text:p>0.34864</text:p>
          </table:table-cell>
          <table:table-cell office:value-type="float" office:value="-0.22254">
            <text:p>-0.22254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.3464">
            <text:p>1.3464</text:p>
          </table:table-cell>
          <table:table-cell office:value-type="float" office:value="0.86603">
            <text:p>0.86603</text:p>
          </table:table-cell>
          <table:table-cell office:value-type="float" office:value="0.038243">
            <text:p>0.038243</text:p>
          </table:table-cell>
        </table:table-row>
        <table:table-row table:style-name="ro2">
          <table:table-cell office:value-type="float" office:value="23.116">
            <text:p>23.116</text:p>
          </table:table-cell>
          <table:table-cell office:value-type="float" office:value="0.37228">
            <text:p>0.37228</text:p>
          </table:table-cell>
          <table:table-cell office:value-type="float" office:value="-0.69776">
            <text:p>-0.6977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1.1833">
            <text:p>-1.1833</text:p>
          </table:table-cell>
          <table:table-cell office:value-type="float" office:value="-0.86603">
            <text:p>-0.86603</text:p>
          </table:table-cell>
          <table:table-cell office:value-type="float" office:value="0.036828">
            <text:p>0.036828</text:p>
          </table:table-cell>
          <table:table-cell/>
          <table:table-cell office:value-type="float" office:value="23.116">
            <text:p>23.116</text:p>
          </table:table-cell>
          <table:table-cell office:value-type="float" office:value="0.35253">
            <text:p>0.35253</text:p>
          </table:table-cell>
          <table:table-cell office:value-type="float" office:value="-0.21118">
            <text:p>-0.21118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1.3253">
            <text:p>1.3253</text:p>
          </table:table-cell>
          <table:table-cell office:value-type="float" office:value="-0.86603">
            <text:p>-0.86603</text:p>
          </table:table-cell>
          <table:table-cell office:value-type="float" office:value="0.036828">
            <text:p>0.036828</text:p>
          </table:table-cell>
        </table:table-row>
        <table:table-row table:style-name="ro2">
          <table:table-cell office:value-type="float" office:value="23.249">
            <text:p>23.249</text:p>
          </table:table-cell>
          <table:table-cell office:value-type="float" office:value="0.37811">
            <text:p>0.37811</text:p>
          </table:table-cell>
          <table:table-cell office:value-type="float" office:value="-0.71102">
            <text:p>-0.71102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1.2107">
            <text:p>-1.2107</text:p>
          </table:table-cell>
          <table:table-cell office:value-type="float" office:value="-0.86603">
            <text:p>-0.86603</text:p>
          </table:table-cell>
          <table:table-cell office:value-type="float" office:value="0.035034">
            <text:p>0.035034</text:p>
          </table:table-cell>
          <table:table-cell/>
          <table:table-cell office:value-type="float" office:value="23.249">
            <text:p>23.249</text:p>
          </table:table-cell>
          <table:table-cell office:value-type="float" office:value="0.35533">
            <text:p>0.35533</text:p>
          </table:table-cell>
          <table:table-cell office:value-type="float" office:value="-0.20243">
            <text:p>-0.20243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1.2538">
            <text:p>1.2538</text:p>
          </table:table-cell>
          <table:table-cell office:value-type="float" office:value="-0.86603">
            <text:p>-0.86603</text:p>
          </table:table-cell>
          <table:table-cell office:value-type="float" office:value="0.035034">
            <text:p>0.035034</text:p>
          </table:table-cell>
        </table:table-row>
        <table:table-row table:style-name="ro2">
          <table:table-cell office:value-type="float" office:value="23.383">
            <text:p>23.383</text:p>
          </table:table-cell>
          <table:table-cell office:value-type="float" office:value="0.38344">
            <text:p>0.38344</text:p>
          </table:table-cell>
          <table:table-cell office:value-type="float" office:value="-0.72492">
            <text:p>-0.72492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1.2879">
            <text:p>-1.2879</text:p>
          </table:table-cell>
          <table:table-cell office:value-type="float" office:value="-0.86603">
            <text:p>-0.86603</text:p>
          </table:table-cell>
          <table:table-cell office:value-type="float" office:value="0.03304">
            <text:p>0.03304</text:p>
          </table:table-cell>
          <table:table-cell/>
          <table:table-cell office:value-type="float" office:value="23.383">
            <text:p>23.383</text:p>
          </table:table-cell>
          <table:table-cell office:value-type="float" office:value="0.35628">
            <text:p>0.35628</text:p>
          </table:table-cell>
          <table:table-cell office:value-type="float" office:value="-0.1996">
            <text:p>-0.199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1.2588">
            <text:p>1.2588</text:p>
          </table:table-cell>
          <table:table-cell office:value-type="float" office:value="-0.86603">
            <text:p>-0.86603</text:p>
          </table:table-cell>
          <table:table-cell office:value-type="float" office:value="0.03304">
            <text:p>0.03304</text:p>
          </table:table-cell>
        </table:table-row>
        <table:table-row table:style-name="ro2">
          <table:table-cell office:value-type="float" office:value="23.517">
            <text:p>23.517</text:p>
          </table:table-cell>
          <table:table-cell office:value-type="float" office:value="0.38653">
            <text:p>0.38653</text:p>
          </table:table-cell>
          <table:table-cell office:value-type="float" office:value="-0.73219">
            <text:p>-0.7321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1.2592">
            <text:p>-1.2592</text:p>
          </table:table-cell>
          <table:table-cell office:value-type="float" office:value="-0.86603">
            <text:p>-0.86603</text:p>
          </table:table-cell>
          <table:table-cell office:value-type="float" office:value="0.031613">
            <text:p>0.031613</text:p>
          </table:table-cell>
          <table:table-cell/>
          <table:table-cell office:value-type="float" office:value="23.517">
            <text:p>23.517</text:p>
          </table:table-cell>
          <table:table-cell office:value-type="float" office:value="0.35412">
            <text:p>0.35412</text:p>
          </table:table-cell>
          <table:table-cell office:value-type="float" office:value="-0.20903">
            <text:p>-0.20903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1.2011">
            <text:p>1.2011</text:p>
          </table:table-cell>
          <table:table-cell office:value-type="float" office:value="-0.86603">
            <text:p>-0.86603</text:p>
          </table:table-cell>
          <table:table-cell office:value-type="float" office:value="0.031613">
            <text:p>0.031613</text:p>
          </table:table-cell>
        </table:table-row>
        <table:table-row table:style-name="ro2">
          <table:table-cell office:value-type="float" office:value="23.65">
            <text:p>23.65</text:p>
          </table:table-cell>
          <table:table-cell office:value-type="float" office:value="0.38761">
            <text:p>0.38761</text:p>
          </table:table-cell>
          <table:table-cell office:value-type="float" office:value="-0.73596">
            <text:p>-0.7359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1.22">
            <text:p>-1.22</text:p>
          </table:table-cell>
          <table:table-cell office:value-type="float" office:value="-0.86603">
            <text:p>-0.86603</text:p>
          </table:table-cell>
          <table:table-cell office:value-type="float" office:value="0.030631">
            <text:p>0.030631</text:p>
          </table:table-cell>
          <table:table-cell/>
          <table:table-cell office:value-type="float" office:value="23.65">
            <text:p>23.65</text:p>
          </table:table-cell>
          <table:table-cell office:value-type="float" office:value="0.35107">
            <text:p>0.35107</text:p>
          </table:table-cell>
          <table:table-cell office:value-type="float" office:value="-0.21731">
            <text:p>-0.21731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1.1428">
            <text:p>1.1428</text:p>
          </table:table-cell>
          <table:table-cell office:value-type="float" office:value="-0.86603">
            <text:p>-0.86603</text:p>
          </table:table-cell>
          <table:table-cell office:value-type="float" office:value="0.030631">
            <text:p>0.030631</text:p>
          </table:table-cell>
        </table:table-row>
        <table:table-row table:style-name="ro2">
          <table:table-cell office:value-type="float" office:value="23.784">
            <text:p>23.784</text:p>
          </table:table-cell>
          <table:table-cell office:value-type="float" office:value="0.38841">
            <text:p>0.38841</text:p>
          </table:table-cell>
          <table:table-cell office:value-type="float" office:value="-0.73962">
            <text:p>-0.73962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1.2621">
            <text:p>-1.2621</text:p>
          </table:table-cell>
          <table:table-cell office:value-type="float" office:value="-0.86603">
            <text:p>-0.86603</text:p>
          </table:table-cell>
          <table:table-cell office:value-type="float" office:value="0.029967">
            <text:p>0.029967</text:p>
          </table:table-cell>
          <table:table-cell/>
          <table:table-cell office:value-type="float" office:value="23.784">
            <text:p>23.784</text:p>
          </table:table-cell>
          <table:table-cell office:value-type="float" office:value="0.34785">
            <text:p>0.34785</text:p>
          </table:table-cell>
          <table:table-cell office:value-type="float" office:value="-0.22343">
            <text:p>-0.22343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1.0271">
            <text:p>1.0271</text:p>
          </table:table-cell>
          <table:table-cell office:value-type="float" office:value="-0.86603">
            <text:p>-0.86603</text:p>
          </table:table-cell>
          <table:table-cell office:value-type="float" office:value="0.029967">
            <text:p>0.029967</text:p>
          </table:table-cell>
        </table:table-row>
        <table:table-row table:style-name="ro2">
          <table:table-cell office:value-type="float" office:value="23.918">
            <text:p>23.918</text:p>
          </table:table-cell>
          <table:table-cell office:value-type="float" office:value="0.3867">
            <text:p>0.3867</text:p>
          </table:table-cell>
          <table:table-cell office:value-type="float" office:value="-0.7321">
            <text:p>-0.7321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1.1992">
            <text:p>-1.1992</text:p>
          </table:table-cell>
          <table:table-cell office:value-type="float" office:value="-0.86603">
            <text:p>-0.86603</text:p>
          </table:table-cell>
          <table:table-cell office:value-type="float" office:value="0.030104">
            <text:p>0.030104</text:p>
          </table:table-cell>
          <table:table-cell/>
          <table:table-cell office:value-type="float" office:value="23.918">
            <text:p>23.918</text:p>
          </table:table-cell>
          <table:table-cell office:value-type="float" office:value="0.34287">
            <text:p>0.34287</text:p>
          </table:table-cell>
          <table:table-cell office:value-type="float" office:value="-0.23029">
            <text:p>-0.2302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9068">
            <text:p>0.9068</text:p>
          </table:table-cell>
          <table:table-cell office:value-type="float" office:value="-0.86603">
            <text:p>-0.86603</text:p>
          </table:table-cell>
          <table:table-cell office:value-type="float" office:value="0.030104">
            <text:p>0.030104</text:p>
          </table:table-cell>
        </table:table-row>
        <table:table-row table:style-name="ro2">
          <table:table-cell office:value-type="float" office:value="24.051">
            <text:p>24.051</text:p>
          </table:table-cell>
          <table:table-cell office:value-type="float" office:value="0.38418">
            <text:p>0.38418</text:p>
          </table:table-cell>
          <table:table-cell office:value-type="float" office:value="-0.72489">
            <text:p>-0.7248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1.1078">
            <text:p>-1.1078</text:p>
          </table:table-cell>
          <table:table-cell office:value-type="float" office:value="-0.86603">
            <text:p>-0.86603</text:p>
          </table:table-cell>
          <table:table-cell office:value-type="float" office:value="0.030685">
            <text:p>0.030685</text:p>
          </table:table-cell>
          <table:table-cell/>
          <table:table-cell office:value-type="float" office:value="24.051">
            <text:p>24.051</text:p>
          </table:table-cell>
          <table:table-cell office:value-type="float" office:value="0.33738">
            <text:p>0.33738</text:p>
          </table:table-cell>
          <table:table-cell office:value-type="float" office:value="-0.23697">
            <text:p>-0.23697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77628">
            <text:p>0.77628</text:p>
          </table:table-cell>
          <table:table-cell office:value-type="float" office:value="-0.86603">
            <text:p>-0.86603</text:p>
          </table:table-cell>
          <table:table-cell office:value-type="float" office:value="0.030685">
            <text:p>0.030685</text:p>
          </table:table-cell>
        </table:table-row>
        <table:table-row table:style-name="ro2">
          <table:table-cell office:value-type="float" office:value="24.185">
            <text:p>24.185</text:p>
          </table:table-cell>
          <table:table-cell office:value-type="float" office:value="0.38086">
            <text:p>0.38086</text:p>
          </table:table-cell>
          <table:table-cell office:value-type="float" office:value="-0.71768">
            <text:p>-0.71768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98754">
            <text:p>-0.98754</text:p>
          </table:table-cell>
          <table:table-cell office:value-type="float" office:value="-0.86603">
            <text:p>-0.86603</text:p>
          </table:table-cell>
          <table:table-cell office:value-type="float" office:value="0.031372">
            <text:p>0.031372</text:p>
          </table:table-cell>
          <table:table-cell/>
          <table:table-cell office:value-type="float" office:value="24.185">
            <text:p>24.185</text:p>
          </table:table-cell>
          <table:table-cell office:value-type="float" office:value="0.33081">
            <text:p>0.33081</text:p>
          </table:table-cell>
          <table:table-cell office:value-type="float" office:value="-0.2426">
            <text:p>-0.242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66445">
            <text:p>0.66445</text:p>
          </table:table-cell>
          <table:table-cell office:value-type="float" office:value="-0.86603">
            <text:p>-0.86603</text:p>
          </table:table-cell>
          <table:table-cell office:value-type="float" office:value="0.031372">
            <text:p>0.031372</text:p>
          </table:table-cell>
        </table:table-row>
        <table:table-row table:style-name="ro2">
          <table:table-cell office:value-type="float" office:value="24.318">
            <text:p>24.318</text:p>
          </table:table-cell>
          <table:table-cell office:value-type="float" office:value="0.37639">
            <text:p>0.37639</text:p>
          </table:table-cell>
          <table:table-cell office:value-type="float" office:value="-0.71087">
            <text:p>-0.7108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87626">
            <text:p>-0.87626</text:p>
          </table:table-cell>
          <table:table-cell table:style-name="ce3" office:value-type="string">
            <text:p>4.1613e-16</text:p>
          </table:table-cell>
          <table:table-cell office:value-type="float" office:value="0.032384">
            <text:p>0.032384</text:p>
          </table:table-cell>
          <table:table-cell/>
          <table:table-cell office:value-type="float" office:value="24.318">
            <text:p>24.318</text:p>
          </table:table-cell>
          <table:table-cell office:value-type="float" office:value="0.3226">
            <text:p>0.3226</text:p>
          </table:table-cell>
          <table:table-cell office:value-type="float" office:value="-0.24879">
            <text:p>-0.2487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62008">
            <text:p>0.62008</text:p>
          </table:table-cell>
          <table:table-cell table:style-name="ce3" office:value-type="string">
            <text:p>4.1613e-16</text:p>
          </table:table-cell>
          <table:table-cell office:value-type="float" office:value="0.032384">
            <text:p>0.032384</text:p>
          </table:table-cell>
        </table:table-row>
        <table:table-row table:style-name="ro2">
          <table:table-cell office:value-type="float" office:value="24.452">
            <text:p>24.452</text:p>
          </table:table-cell>
          <table:table-cell office:value-type="float" office:value="0.37098">
            <text:p>0.37098</text:p>
          </table:table-cell>
          <table:table-cell office:value-type="float" office:value="-0.7047">
            <text:p>-0.704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76615">
            <text:p>-0.76615</text:p>
          </table:table-cell>
          <table:table-cell table:style-name="ce3" office:value-type="string">
            <text:p>-8.3225e-16</text:p>
          </table:table-cell>
          <table:table-cell office:value-type="float" office:value="0.033352">
            <text:p>0.033352</text:p>
          </table:table-cell>
          <table:table-cell/>
          <table:table-cell office:value-type="float" office:value="24.452">
            <text:p>24.452</text:p>
          </table:table-cell>
          <table:table-cell office:value-type="float" office:value="0.3147">
            <text:p>0.3147</text:p>
          </table:table-cell>
          <table:table-cell office:value-type="float" office:value="-0.25326">
            <text:p>-0.2532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55554">
            <text:p>0.55554</text:p>
          </table:table-cell>
          <table:table-cell table:style-name="ce3" office:value-type="string">
            <text:p>-8.3225e-16</text:p>
          </table:table-cell>
          <table:table-cell office:value-type="float" office:value="0.033352">
            <text:p>0.033352</text:p>
          </table:table-cell>
        </table:table-row>
        <table:table-row table:style-name="ro2">
          <table:table-cell office:value-type="float" office:value="24.586">
            <text:p>24.586</text:p>
          </table:table-cell>
          <table:table-cell office:value-type="float" office:value="0.36508">
            <text:p>0.36508</text:p>
          </table:table-cell>
          <table:table-cell office:value-type="float" office:value="-0.69948">
            <text:p>-0.6994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64782">
            <text:p>-0.64782</text:p>
          </table:table-cell>
          <table:table-cell table:style-name="ce3" office:value-type="string">
            <text:p>-1.2246e-16</text:p>
          </table:table-cell>
          <table:table-cell office:value-type="float" office:value="0.035167">
            <text:p>0.035167</text:p>
          </table:table-cell>
          <table:table-cell/>
          <table:table-cell office:value-type="float" office:value="24.586">
            <text:p>24.586</text:p>
          </table:table-cell>
          <table:table-cell office:value-type="float" office:value="0.29913">
            <text:p>0.29913</text:p>
          </table:table-cell>
          <table:table-cell office:value-type="float" office:value="-0.2614">
            <text:p>-0.261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51809">
            <text:p>0.51809</text:p>
          </table:table-cell>
          <table:table-cell office:value-type="float" office:value="0">
            <text:p>0</text:p>
          </table:table-cell>
          <table:table-cell office:value-type="float" office:value="0.035167">
            <text:p>0.035167</text:p>
          </table:table-cell>
        </table:table-row>
        <table:table-row table:style-name="ro2">
          <table:table-cell office:value-type="float" office:value="24.719">
            <text:p>24.719</text:p>
          </table:table-cell>
          <table:table-cell office:value-type="float" office:value="0.35626">
            <text:p>0.35626</text:p>
          </table:table-cell>
          <table:table-cell office:value-type="float" office:value="-0.69315">
            <text:p>-0.6931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61085">
            <text:p>-0.61085</text:p>
          </table:table-cell>
          <table:table-cell table:style-name="ce3" office:value-type="string">
            <text:p>-1.2246e-16</text:p>
          </table:table-cell>
          <table:table-cell office:value-type="float" office:value="0.036954">
            <text:p>0.036954</text:p>
          </table:table-cell>
          <table:table-cell/>
          <table:table-cell office:value-type="float" office:value="24.719">
            <text:p>24.719</text:p>
          </table:table-cell>
          <table:table-cell office:value-type="float" office:value="0.28276">
            <text:p>0.28276</text:p>
          </table:table-cell>
          <table:table-cell office:value-type="float" office:value="-0.26986">
            <text:p>-0.2698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49602">
            <text:p>0.49602</text:p>
          </table:table-cell>
          <table:table-cell office:value-type="float" office:value="0">
            <text:p>0</text:p>
          </table:table-cell>
          <table:table-cell office:value-type="float" office:value="0.036954">
            <text:p>0.036954</text:p>
          </table:table-cell>
        </table:table-row>
        <table:table-row table:style-name="ro2">
          <table:table-cell office:value-type="float" office:value="24.853">
            <text:p>24.853</text:p>
          </table:table-cell>
          <table:table-cell office:value-type="float" office:value="0.34564">
            <text:p>0.34564</text:p>
          </table:table-cell>
          <table:table-cell office:value-type="float" office:value="-0.68714">
            <text:p>-0.6871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5588">
            <text:p>-0.5588</text:p>
          </table:table-cell>
          <table:table-cell office:value-type="float" office:value="0">
            <text:p>0</text:p>
          </table:table-cell>
          <table:table-cell office:value-type="float" office:value="0.038252">
            <text:p>0.038252</text:p>
          </table:table-cell>
          <table:table-cell/>
          <table:table-cell office:value-type="float" office:value="24.853">
            <text:p>24.853</text:p>
          </table:table-cell>
          <table:table-cell office:value-type="float" office:value="0.26881">
            <text:p>0.26881</text:p>
          </table:table-cell>
          <table:table-cell office:value-type="float" office:value="-0.27713">
            <text:p>-0.2771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48829">
            <text:p>0.48829</text:p>
          </table:table-cell>
          <table:table-cell office:value-type="float" office:value="0">
            <text:p>0</text:p>
          </table:table-cell>
          <table:table-cell office:value-type="float" office:value="0.038252">
            <text:p>0.038252</text:p>
          </table:table-cell>
        </table:table-row>
        <table:table-row table:style-name="ro2">
          <table:table-cell office:value-type="float" office:value="24.986">
            <text:p>24.986</text:p>
          </table:table-cell>
          <table:table-cell office:value-type="float" office:value="0.33109">
            <text:p>0.33109</text:p>
          </table:table-cell>
          <table:table-cell office:value-type="float" office:value="-0.67911">
            <text:p>-0.6791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53856">
            <text:p>-0.53856</text:p>
          </table:table-cell>
          <table:table-cell office:value-type="float" office:value="0">
            <text:p>0</text:p>
          </table:table-cell>
          <table:table-cell office:value-type="float" office:value="0.039959">
            <text:p>0.039959</text:p>
          </table:table-cell>
          <table:table-cell/>
          <table:table-cell office:value-type="float" office:value="24.986">
            <text:p>24.986</text:p>
          </table:table-cell>
          <table:table-cell office:value-type="float" office:value="0.25392">
            <text:p>0.25392</text:p>
          </table:table-cell>
          <table:table-cell office:value-type="float" office:value="-0.28473">
            <text:p>-0.2847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47834">
            <text:p>0.47834</text:p>
          </table:table-cell>
          <table:table-cell office:value-type="float" office:value="0">
            <text:p>0</text:p>
          </table:table-cell>
          <table:table-cell office:value-type="float" office:value="0.039959">
            <text:p>0.039959</text:p>
          </table:table-cell>
        </table:table-row>
        <table:table-row table:style-name="ro2">
          <table:table-cell office:value-type="float" office:value="25.12">
            <text:p>25.12</text:p>
          </table:table-cell>
          <table:table-cell office:value-type="float" office:value="0.31719">
            <text:p>0.31719</text:p>
          </table:table-cell>
          <table:table-cell office:value-type="float" office:value="-0.67085">
            <text:p>-0.6708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51986">
            <text:p>-0.51986</text:p>
          </table:table-cell>
          <table:table-cell office:value-type="float" office:value="0">
            <text:p>0</text:p>
          </table:table-cell>
          <table:table-cell office:value-type="float" office:value="0.041321">
            <text:p>0.041321</text:p>
          </table:table-cell>
          <table:table-cell/>
          <table:table-cell office:value-type="float" office:value="25.12">
            <text:p>25.12</text:p>
          </table:table-cell>
          <table:table-cell office:value-type="float" office:value="0.23962">
            <text:p>0.23962</text:p>
          </table:table-cell>
          <table:table-cell office:value-type="float" office:value="-0.29234">
            <text:p>-0.2923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47242">
            <text:p>0.47242</text:p>
          </table:table-cell>
          <table:table-cell office:value-type="float" office:value="0">
            <text:p>0</text:p>
          </table:table-cell>
          <table:table-cell office:value-type="float" office:value="0.041321">
            <text:p>0.041321</text:p>
          </table:table-cell>
        </table:table-row>
        <table:table-row table:style-name="ro2">
          <table:table-cell office:value-type="float" office:value="25.254">
            <text:p>25.254</text:p>
          </table:table-cell>
          <table:table-cell office:value-type="float" office:value="0.30259">
            <text:p>0.30259</text:p>
          </table:table-cell>
          <table:table-cell office:value-type="float" office:value="-0.6631">
            <text:p>-0.663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51347">
            <text:p>-0.51347</text:p>
          </table:table-cell>
          <table:table-cell office:value-type="float" office:value="0">
            <text:p>0</text:p>
          </table:table-cell>
          <table:table-cell office:value-type="float" office:value="0.042551">
            <text:p>0.042551</text:p>
          </table:table-cell>
          <table:table-cell/>
          <table:table-cell office:value-type="float" office:value="25.254">
            <text:p>25.254</text:p>
          </table:table-cell>
          <table:table-cell office:value-type="float" office:value="0.22492">
            <text:p>0.22492</text:p>
          </table:table-cell>
          <table:table-cell office:value-type="float" office:value="-0.29987">
            <text:p>-0.2998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46889">
            <text:p>0.46889</text:p>
          </table:table-cell>
          <table:table-cell office:value-type="float" office:value="0">
            <text:p>0</text:p>
          </table:table-cell>
          <table:table-cell office:value-type="float" office:value="0.042551">
            <text:p>0.042551</text:p>
          </table:table-cell>
        </table:table-row>
        <table:table-row table:style-name="ro2">
          <table:table-cell office:value-type="float" office:value="25.387">
            <text:p>25.387</text:p>
          </table:table-cell>
          <table:table-cell office:value-type="float" office:value="0.2887">
            <text:p>0.2887</text:p>
          </table:table-cell>
          <table:table-cell office:value-type="float" office:value="-0.65521">
            <text:p>-0.6552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50954">
            <text:p>-0.50954</text:p>
          </table:table-cell>
          <table:table-cell office:value-type="float" office:value="0">
            <text:p>0</text:p>
          </table:table-cell>
          <table:table-cell office:value-type="float" office:value="0.043541">
            <text:p>0.043541</text:p>
          </table:table-cell>
          <table:table-cell/>
          <table:table-cell office:value-type="float" office:value="25.387">
            <text:p>25.387</text:p>
          </table:table-cell>
          <table:table-cell office:value-type="float" office:value="0.21027">
            <text:p>0.21027</text:p>
          </table:table-cell>
          <table:table-cell office:value-type="float" office:value="-0.30681">
            <text:p>-0.3068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48251">
            <text:p>0.48251</text:p>
          </table:table-cell>
          <table:table-cell office:value-type="float" office:value="0">
            <text:p>0</text:p>
          </table:table-cell>
          <table:table-cell office:value-type="float" office:value="0.043541">
            <text:p>0.043541</text:p>
          </table:table-cell>
        </table:table-row>
        <table:table-row table:style-name="ro2">
          <table:table-cell office:value-type="float" office:value="25.521">
            <text:p>25.521</text:p>
          </table:table-cell>
          <table:table-cell office:value-type="float" office:value="0.2745">
            <text:p>0.2745</text:p>
          </table:table-cell>
          <table:table-cell office:value-type="float" office:value="-0.64715">
            <text:p>-0.6471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50948">
            <text:p>-0.50948</text:p>
          </table:table-cell>
          <table:table-cell office:value-type="float" office:value="0">
            <text:p>0</text:p>
          </table:table-cell>
          <table:table-cell office:value-type="float" office:value="0.044133">
            <text:p>0.044133</text:p>
          </table:table-cell>
          <table:table-cell/>
          <table:table-cell office:value-type="float" office:value="25.521">
            <text:p>25.521</text:p>
          </table:table-cell>
          <table:table-cell office:value-type="float" office:value="0.19557">
            <text:p>0.19557</text:p>
          </table:table-cell>
          <table:table-cell office:value-type="float" office:value="-0.31465">
            <text:p>-0.3146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47491">
            <text:p>0.47491</text:p>
          </table:table-cell>
          <table:table-cell office:value-type="float" office:value="0">
            <text:p>0</text:p>
          </table:table-cell>
          <table:table-cell office:value-type="float" office:value="0.044133">
            <text:p>0.044133</text:p>
          </table:table-cell>
        </table:table-row>
        <table:table-row table:style-name="ro2">
          <table:table-cell office:value-type="float" office:value="25.655">
            <text:p>25.655</text:p>
          </table:table-cell>
          <table:table-cell office:value-type="float" office:value="0.2601">
            <text:p>0.2601</text:p>
          </table:table-cell>
          <table:table-cell office:value-type="float" office:value="-0.63825">
            <text:p>-0.6382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49495">
            <text:p>-0.49495</text:p>
          </table:table-cell>
          <table:table-cell office:value-type="float" office:value="0">
            <text:p>0</text:p>
          </table:table-cell>
          <table:table-cell office:value-type="float" office:value="0.044692">
            <text:p>0.044692</text:p>
          </table:table-cell>
          <table:table-cell/>
          <table:table-cell office:value-type="float" office:value="25.655">
            <text:p>25.655</text:p>
          </table:table-cell>
          <table:table-cell office:value-type="float" office:value="0.18057">
            <text:p>0.18057</text:p>
          </table:table-cell>
          <table:table-cell office:value-type="float" office:value="-0.32222">
            <text:p>-0.3222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47037">
            <text:p>0.47037</text:p>
          </table:table-cell>
          <table:table-cell office:value-type="float" office:value="0">
            <text:p>0</text:p>
          </table:table-cell>
          <table:table-cell office:value-type="float" office:value="0.044692">
            <text:p>0.044692</text:p>
          </table:table-cell>
        </table:table-row>
        <table:table-row table:style-name="ro2">
          <table:table-cell office:value-type="float" office:value="25.788">
            <text:p>25.788</text:p>
          </table:table-cell>
          <table:table-cell office:value-type="float" office:value="0.24616">
            <text:p>0.24616</text:p>
          </table:table-cell>
          <table:table-cell office:value-type="float" office:value="-0.63077">
            <text:p>-0.6307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50598">
            <text:p>-0.50598</text:p>
          </table:table-cell>
          <table:table-cell office:value-type="float" office:value="0">
            <text:p>0</text:p>
          </table:table-cell>
          <table:table-cell office:value-type="float" office:value="0.04495">
            <text:p>0.04495</text:p>
          </table:table-cell>
          <table:table-cell/>
          <table:table-cell office:value-type="float" office:value="25.788">
            <text:p>25.788</text:p>
          </table:table-cell>
          <table:table-cell office:value-type="float" office:value="0.16634">
            <text:p>0.16634</text:p>
          </table:table-cell>
          <table:table-cell office:value-type="float" office:value="-0.33001">
            <text:p>-0.3300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46767">
            <text:p>0.46767</text:p>
          </table:table-cell>
          <table:table-cell office:value-type="float" office:value="0">
            <text:p>0</text:p>
          </table:table-cell>
          <table:table-cell office:value-type="float" office:value="0.04495">
            <text:p>0.04495</text:p>
          </table:table-cell>
        </table:table-row>
        <table:table-row table:style-name="ro2">
          <table:table-cell office:value-type="float" office:value="25.922">
            <text:p>25.922</text:p>
          </table:table-cell>
          <table:table-cell office:value-type="float" office:value="0.2321">
            <text:p>0.2321</text:p>
          </table:table-cell>
          <table:table-cell office:value-type="float" office:value="-0.62267">
            <text:p>-0.6226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51075">
            <text:p>-0.51075</text:p>
          </table:table-cell>
          <table:table-cell table:style-name="ce3" office:value-type="string">
            <text:p>-8.3225e-16</text:p>
          </table:table-cell>
          <table:table-cell office:value-type="float" office:value="0.04536">
            <text:p>0.04536</text:p>
          </table:table-cell>
          <table:table-cell/>
          <table:table-cell office:value-type="float" office:value="25.922">
            <text:p>25.922</text:p>
          </table:table-cell>
          <table:table-cell office:value-type="float" office:value="0.15126">
            <text:p>0.15126</text:p>
          </table:table-cell>
          <table:table-cell office:value-type="float" office:value="-0.33768">
            <text:p>-0.3376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46604">
            <text:p>0.46604</text:p>
          </table:table-cell>
          <table:table-cell table:style-name="ce3" office:value-type="string">
            <text:p>-8.3225e-16</text:p>
          </table:table-cell>
          <table:table-cell office:value-type="float" office:value="0.04536">
            <text:p>0.04536</text:p>
          </table:table-cell>
        </table:table-row>
        <table:table-row table:style-name="ro2">
          <table:table-cell office:value-type="float" office:value="26.055">
            <text:p>26.055</text:p>
          </table:table-cell>
          <table:table-cell office:value-type="float" office:value="0.21787">
            <text:p>0.21787</text:p>
          </table:table-cell>
          <table:table-cell office:value-type="float" office:value="-0.61441">
            <text:p>-0.6144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50626">
            <text:p>-0.50626</text:p>
          </table:table-cell>
          <table:table-cell office:value-type="float" office:value="0">
            <text:p>0</text:p>
          </table:table-cell>
          <table:table-cell office:value-type="float" office:value="0.045567">
            <text:p>0.045567</text:p>
          </table:table-cell>
          <table:table-cell/>
          <table:table-cell office:value-type="float" office:value="26.055">
            <text:p>26.055</text:p>
          </table:table-cell>
          <table:table-cell office:value-type="float" office:value="0.13623">
            <text:p>0.13623</text:p>
          </table:table-cell>
          <table:table-cell office:value-type="float" office:value="-0.34493">
            <text:p>-0.3449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4812">
            <text:p>0.4812</text:p>
          </table:table-cell>
          <table:table-cell office:value-type="float" office:value="0">
            <text:p>0</text:p>
          </table:table-cell>
          <table:table-cell office:value-type="float" office:value="0.045567">
            <text:p>0.045567</text:p>
          </table:table-cell>
        </table:table-row>
        <table:table-row table:style-name="ro2">
          <table:table-cell office:value-type="float" office:value="26.189">
            <text:p>26.189</text:p>
          </table:table-cell>
          <table:table-cell office:value-type="float" office:value="0.20313">
            <text:p>0.20313</text:p>
          </table:table-cell>
          <table:table-cell office:value-type="float" office:value="-0.60604">
            <text:p>-0.6060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50695">
            <text:p>-0.50695</text:p>
          </table:table-cell>
          <table:table-cell office:value-type="float" office:value="0">
            <text:p>0</text:p>
          </table:table-cell>
          <table:table-cell office:value-type="float" office:value="0.045981">
            <text:p>0.045981</text:p>
          </table:table-cell>
          <table:table-cell/>
          <table:table-cell office:value-type="float" office:value="26.189">
            <text:p>26.189</text:p>
          </table:table-cell>
          <table:table-cell office:value-type="float" office:value="0.12175">
            <text:p>0.12175</text:p>
          </table:table-cell>
          <table:table-cell office:value-type="float" office:value="-0.3528">
            <text:p>-0.352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47413">
            <text:p>0.47413</text:p>
          </table:table-cell>
          <table:table-cell office:value-type="float" office:value="0">
            <text:p>0</text:p>
          </table:table-cell>
          <table:table-cell office:value-type="float" office:value="0.045981">
            <text:p>0.045981</text:p>
          </table:table-cell>
        </table:table-row>
        <table:table-row table:style-name="ro2">
          <table:table-cell office:value-type="float" office:value="26.323">
            <text:p>26.323</text:p>
          </table:table-cell>
          <table:table-cell office:value-type="float" office:value="0.19155">
            <text:p>0.19155</text:p>
          </table:table-cell>
          <table:table-cell office:value-type="float" office:value="-0.59946">
            <text:p>-0.5994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43217">
            <text:p>-0.43217</text:p>
          </table:table-cell>
          <table:table-cell table:style-name="ce3" office:value-type="string">
            <text:p>-8.3225e-16</text:p>
          </table:table-cell>
          <table:table-cell office:value-type="float" office:value="0.04583">
            <text:p>0.04583</text:p>
          </table:table-cell>
          <table:table-cell/>
          <table:table-cell office:value-type="float" office:value="26.323">
            <text:p>26.323</text:p>
          </table:table-cell>
          <table:table-cell office:value-type="float" office:value="0.10689">
            <text:p>0.10689</text:p>
          </table:table-cell>
          <table:table-cell office:value-type="float" office:value="-0.36033">
            <text:p>-0.3603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4699">
            <text:p>0.4699</text:p>
          </table:table-cell>
          <table:table-cell table:style-name="ce3" office:value-type="string">
            <text:p>-8.3225e-16</text:p>
          </table:table-cell>
          <table:table-cell office:value-type="float" office:value="0.04583">
            <text:p>0.04583</text:p>
          </table:table-cell>
        </table:table-row>
        <table:table-row table:style-name="ro2">
          <table:table-cell office:value-type="float" office:value="26.456">
            <text:p>26.456</text:p>
          </table:table-cell>
          <table:table-cell office:value-type="float" office:value="0.17909">
            <text:p>0.17909</text:p>
          </table:table-cell>
          <table:table-cell office:value-type="float" office:value="-0.59246">
            <text:p>-0.5924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39706">
            <text:p>-0.39706</text:p>
          </table:table-cell>
          <table:table-cell table:style-name="ce3" office:value-type="string">
            <text:p>-8.3225e-16</text:p>
          </table:table-cell>
          <table:table-cell office:value-type="float" office:value="0.045271">
            <text:p>0.045271</text:p>
          </table:table-cell>
          <table:table-cell/>
          <table:table-cell office:value-type="float" office:value="26.456">
            <text:p>26.456</text:p>
          </table:table-cell>
          <table:table-cell office:value-type="float" office:value="0.092782">
            <text:p>0.092782</text:p>
          </table:table-cell>
          <table:table-cell office:value-type="float" office:value="-0.36739">
            <text:p>-0.3673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46739">
            <text:p>0.46739</text:p>
          </table:table-cell>
          <table:table-cell table:style-name="ce3" office:value-type="string">
            <text:p>-8.3225e-16</text:p>
          </table:table-cell>
          <table:table-cell office:value-type="float" office:value="0.045271">
            <text:p>0.045271</text:p>
          </table:table-cell>
        </table:table-row>
        <table:table-row table:style-name="ro2">
          <table:table-cell office:value-type="float" office:value="26.59">
            <text:p>26.59</text:p>
          </table:table-cell>
          <table:table-cell office:value-type="float" office:value="0.17142">
            <text:p>0.17142</text:p>
          </table:table-cell>
          <table:table-cell office:value-type="float" office:value="-0.58838">
            <text:p>-0.5883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33635">
            <text:p>-0.33635</text:p>
          </table:table-cell>
          <table:table-cell office:value-type="float" office:value="0">
            <text:p>0</text:p>
          </table:table-cell>
          <table:table-cell office:value-type="float" office:value="0.044415">
            <text:p>0.044415</text:p>
          </table:table-cell>
          <table:table-cell/>
          <table:table-cell office:value-type="float" office:value="26.59">
            <text:p>26.59</text:p>
          </table:table-cell>
          <table:table-cell office:value-type="float" office:value="0.078082">
            <text:p>0.078082</text:p>
          </table:table-cell>
          <table:table-cell office:value-type="float" office:value="-0.37473">
            <text:p>-0.3747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46588">
            <text:p>0.46588</text:p>
          </table:table-cell>
          <table:table-cell office:value-type="float" office:value="0">
            <text:p>0</text:p>
          </table:table-cell>
          <table:table-cell office:value-type="float" office:value="0.044415">
            <text:p>0.044415</text:p>
          </table:table-cell>
        </table:table-row>
        <table:table-row table:style-name="ro2">
          <table:table-cell office:value-type="float" office:value="26.724">
            <text:p>26.724</text:p>
          </table:table-cell>
          <table:table-cell office:value-type="float" office:value="0.16428">
            <text:p>0.16428</text:p>
          </table:table-cell>
          <table:table-cell office:value-type="float" office:value="-0.58588">
            <text:p>-0.5858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23407">
            <text:p>-0.23407</text:p>
          </table:table-cell>
          <table:table-cell office:value-type="float" office:value="0">
            <text:p>0</text:p>
          </table:table-cell>
          <table:table-cell office:value-type="float" office:value="0.043838">
            <text:p>0.043838</text:p>
          </table:table-cell>
          <table:table-cell/>
          <table:table-cell office:value-type="float" office:value="26.724">
            <text:p>26.724</text:p>
          </table:table-cell>
          <table:table-cell office:value-type="float" office:value="0.063363">
            <text:p>0.063363</text:p>
          </table:table-cell>
          <table:table-cell office:value-type="float" office:value="-0.38209">
            <text:p>-0.3820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46497">
            <text:p>0.46497</text:p>
          </table:table-cell>
          <table:table-cell office:value-type="float" office:value="0">
            <text:p>0</text:p>
          </table:table-cell>
          <table:table-cell office:value-type="float" office:value="0.043838">
            <text:p>0.043838</text:p>
          </table:table-cell>
        </table:table-row>
        <table:table-row table:style-name="ro2">
          <table:table-cell office:value-type="float" office:value="26.857">
            <text:p>26.857</text:p>
          </table:table-cell>
          <table:table-cell office:value-type="float" office:value="0.15639">
            <text:p>0.15639</text:p>
          </table:table-cell>
          <table:table-cell office:value-type="float" office:value="-0.5838">
            <text:p>-0.583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-0.12438">
            <text:p>-0.12438</text:p>
          </table:table-cell>
          <table:table-cell table:style-name="ce3" office:value-type="string">
            <text:p>-8.3225e-16</text:p>
          </table:table-cell>
          <table:table-cell office:value-type="float" office:value="0.043611">
            <text:p>0.043611</text:p>
          </table:table-cell>
          <table:table-cell/>
          <table:table-cell office:value-type="float" office:value="26.857">
            <text:p>26.857</text:p>
          </table:table-cell>
          <table:table-cell office:value-type="float" office:value="0.048643">
            <text:p>0.048643</text:p>
          </table:table-cell>
          <table:table-cell office:value-type="float" office:value="-0.38944">
            <text:p>-0.3894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46444">
            <text:p>0.46444</text:p>
          </table:table-cell>
          <table:table-cell table:style-name="ce3" office:value-type="string">
            <text:p>-8.3225e-16</text:p>
          </table:table-cell>
          <table:table-cell office:value-type="float" office:value="0.043611">
            <text:p>0.043611</text:p>
          </table:table-cell>
        </table:table-row>
        <table:table-row table:style-name="ro2">
          <table:table-cell office:value-type="float" office:value="26.991">
            <text:p>26.991</text:p>
          </table:table-cell>
          <table:table-cell office:value-type="float" office:value="0.14822">
            <text:p>0.14822</text:p>
          </table:table-cell>
          <table:table-cell office:value-type="float" office:value="-0.58296">
            <text:p>-0.58296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-0.0083531">
            <text:p>-0.0083531</text:p>
          </table:table-cell>
          <table:table-cell office:value-type="float" office:value="-0.86603">
            <text:p>-0.86603</text:p>
          </table:table-cell>
          <table:table-cell office:value-type="float" office:value="0.042982">
            <text:p>0.042982</text:p>
          </table:table-cell>
          <table:table-cell/>
          <table:table-cell office:value-type="float" office:value="26.991">
            <text:p>26.991</text:p>
          </table:table-cell>
          <table:table-cell office:value-type="float" office:value="0.035995">
            <text:p>0.035995</text:p>
          </table:table-cell>
          <table:table-cell office:value-type="float" office:value="-0.39567">
            <text:p>-0.39567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38621">
            <text:p>0.38621</text:p>
          </table:table-cell>
          <table:table-cell office:value-type="float" office:value="-0.86603">
            <text:p>-0.86603</text:p>
          </table:table-cell>
          <table:table-cell office:value-type="float" office:value="0.042982">
            <text:p>0.042982</text:p>
          </table:table-cell>
        </table:table-row>
        <table:table-row table:style-name="ro2">
          <table:table-cell office:value-type="float" office:value="27.124">
            <text:p>27.124</text:p>
          </table:table-cell>
          <table:table-cell office:value-type="float" office:value="0.14004">
            <text:p>0.14004</text:p>
          </table:table-cell>
          <table:table-cell office:value-type="float" office:value="-0.58363">
            <text:p>-0.58363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083713">
            <text:p>0.083713</text:p>
          </table:table-cell>
          <table:table-cell office:value-type="float" office:value="-0.86603">
            <text:p>-0.86603</text:p>
          </table:table-cell>
          <table:table-cell office:value-type="float" office:value="0.042446">
            <text:p>0.042446</text:p>
          </table:table-cell>
          <table:table-cell/>
          <table:table-cell office:value-type="float" office:value="27.124">
            <text:p>27.124</text:p>
          </table:table-cell>
          <table:table-cell office:value-type="float" office:value="0.023121">
            <text:p>0.023121</text:p>
          </table:table-cell>
          <table:table-cell office:value-type="float" office:value="-0.40179">
            <text:p>-0.40179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33747">
            <text:p>0.33747</text:p>
          </table:table-cell>
          <table:table-cell office:value-type="float" office:value="-0.86603">
            <text:p>-0.86603</text:p>
          </table:table-cell>
          <table:table-cell office:value-type="float" office:value="0.042446">
            <text:p>0.042446</text:p>
          </table:table-cell>
        </table:table-row>
        <table:table-row table:style-name="ro2">
          <table:table-cell office:value-type="float" office:value="27.258">
            <text:p>27.258</text:p>
          </table:table-cell>
          <table:table-cell office:value-type="float" office:value="0.13204">
            <text:p>0.13204</text:p>
          </table:table-cell>
          <table:table-cell office:value-type="float" office:value="-0.58424">
            <text:p>-0.58424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19519">
            <text:p>0.19519</text:p>
          </table:table-cell>
          <table:table-cell office:value-type="float" office:value="-0.86603">
            <text:p>-0.86603</text:p>
          </table:table-cell>
          <table:table-cell office:value-type="float" office:value="0.041515">
            <text:p>0.041515</text:p>
          </table:table-cell>
          <table:table-cell/>
          <table:table-cell office:value-type="float" office:value="27.258">
            <text:p>27.258</text:p>
          </table:table-cell>
          <table:table-cell office:value-type="float" office:value="0.015928">
            <text:p>0.015928</text:p>
          </table:table-cell>
          <table:table-cell office:value-type="float" office:value="-0.40543">
            <text:p>-0.40543</text:p>
          </table:table-cell>
          <table:table-cell office:value-type="float" office:value="0">
            <text:p>0</text:p>
          </table:table-cell>
          <table:table-cell office:value-type="float" office:value="-0.06">
            <text:p>-0.06</text:p>
          </table:table-cell>
          <table:table-cell office:value-type="float" office:value="0">
            <text:p>0</text:p>
          </table:table-cell>
          <table:table-cell office:value-type="float" office:value="0.26389">
            <text:p>0.26389</text:p>
          </table:table-cell>
          <table:table-cell office:value-type="float" office:value="-0.86603">
            <text:p>-0.86603</text:p>
          </table:table-cell>
          <table:table-cell office:value-type="float" office:value="0.041515">
            <text:p>0.041515</text:p>
          </table:table-cell>
        </table:table-row>
        <table:table-row table:style-name="ro2">
          <table:table-cell office:value-type="float" office:value="27.392">
            <text:p>27.392</text:p>
          </table:table-cell>
          <table:table-cell office:value-type="float" office:value="0.12416">
            <text:p>0.12416</text:p>
          </table:table-cell>
          <table:table-cell office:value-type="float" office:value="-0.58579">
            <text:p>-0.5857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31563">
            <text:p>0.31563</text:p>
          </table:table-cell>
          <table:table-cell office:value-type="float" office:value="0">
            <text:p>0</text:p>
          </table:table-cell>
          <table:table-cell office:value-type="float" office:value="0.041036">
            <text:p>0.041036</text:p>
          </table:table-cell>
          <table:table-cell/>
          <table:table-cell office:value-type="float" office:value="27.392">
            <text:p>27.392</text:p>
          </table:table-cell>
          <table:table-cell office:value-type="float" office:value="0.0071716">
            <text:p>0.0071716</text:p>
          </table:table-cell>
          <table:table-cell office:value-type="float" office:value="-0.40804">
            <text:p>-0.4080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22942">
            <text:p>0.22942</text:p>
          </table:table-cell>
          <table:table-cell office:value-type="float" office:value="0">
            <text:p>0</text:p>
          </table:table-cell>
          <table:table-cell office:value-type="float" office:value="0.041036">
            <text:p>0.041036</text:p>
          </table:table-cell>
        </table:table-row>
        <table:table-row table:style-name="ro2">
          <table:table-cell office:value-type="float" office:value="27.525">
            <text:p>27.525</text:p>
          </table:table-cell>
          <table:table-cell office:value-type="float" office:value="0.11674">
            <text:p>0.11674</text:p>
          </table:table-cell>
          <table:table-cell office:value-type="float" office:value="-0.58864">
            <text:p>-0.5886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43202">
            <text:p>0.43202</text:p>
          </table:table-cell>
          <table:table-cell office:value-type="float" office:value="0">
            <text:p>0</text:p>
          </table:table-cell>
          <table:table-cell office:value-type="float" office:value="0.040717">
            <text:p>0.040717</text:p>
          </table:table-cell>
          <table:table-cell/>
          <table:table-cell office:value-type="float" office:value="27.525">
            <text:p>27.525</text:p>
          </table:table-cell>
          <table:table-cell office:value-type="float" office:value="-0.0017927">
            <text:p>-0.0017927</text:p>
          </table:table-cell>
          <table:table-cell office:value-type="float" office:value="-0.40924">
            <text:p>-0.4092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8106">
            <text:p>0.18106</text:p>
          </table:table-cell>
          <table:table-cell office:value-type="float" office:value="0">
            <text:p>0</text:p>
          </table:table-cell>
          <table:table-cell office:value-type="float" office:value="0.040717">
            <text:p>0.040717</text:p>
          </table:table-cell>
        </table:table-row>
        <table:table-row table:style-name="ro2">
          <table:table-cell office:value-type="float" office:value="27.659">
            <text:p>27.659</text:p>
          </table:table-cell>
          <table:table-cell office:value-type="float" office:value="0.10925">
            <text:p>0.10925</text:p>
          </table:table-cell>
          <table:table-cell office:value-type="float" office:value="-0.59226">
            <text:p>-0.5922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54042">
            <text:p>0.54042</text:p>
          </table:table-cell>
          <table:table-cell office:value-type="float" office:value="0">
            <text:p>0</text:p>
          </table:table-cell>
          <table:table-cell office:value-type="float" office:value="0.041168">
            <text:p>0.041168</text:p>
          </table:table-cell>
          <table:table-cell/>
          <table:table-cell office:value-type="float" office:value="27.659">
            <text:p>27.659</text:p>
          </table:table-cell>
          <table:table-cell office:value-type="float" office:value="-0.018517">
            <text:p>-0.018517</text:p>
          </table:table-cell>
          <table:table-cell office:value-type="float" office:value="-0.41253">
            <text:p>-0.4125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1488">
            <text:p>0.11488</text:p>
          </table:table-cell>
          <table:table-cell office:value-type="float" office:value="0">
            <text:p>0</text:p>
          </table:table-cell>
          <table:table-cell office:value-type="float" office:value="0.041168">
            <text:p>0.041168</text:p>
          </table:table-cell>
        </table:table-row>
        <table:table-row table:style-name="ro2">
          <table:table-cell office:value-type="float" office:value="27.792">
            <text:p>27.792</text:p>
          </table:table-cell>
          <table:table-cell office:value-type="float" office:value="0.10263">
            <text:p>0.10263</text:p>
          </table:table-cell>
          <table:table-cell office:value-type="float" office:value="-0.59642">
            <text:p>-0.5964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65825">
            <text:p>0.65825</text:p>
          </table:table-cell>
          <table:table-cell office:value-type="float" office:value="0">
            <text:p>0</text:p>
          </table:table-cell>
          <table:table-cell office:value-type="float" office:value="0.042127">
            <text:p>0.042127</text:p>
          </table:table-cell>
          <table:table-cell/>
          <table:table-cell office:value-type="float" office:value="27.792">
            <text:p>27.792</text:p>
          </table:table-cell>
          <table:table-cell office:value-type="float" office:value="-0.038408">
            <text:p>-0.038408</text:p>
          </table:table-cell>
          <table:table-cell office:value-type="float" office:value="-0.41381">
            <text:p>-0.4138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2578">
            <text:p>0.12578</text:p>
          </table:table-cell>
          <table:table-cell office:value-type="float" office:value="0">
            <text:p>0</text:p>
          </table:table-cell>
          <table:table-cell office:value-type="float" office:value="0.042127">
            <text:p>0.042127</text:p>
          </table:table-cell>
        </table:table-row>
        <table:table-row table:style-name="ro2">
          <table:table-cell office:value-type="float" office:value="27.926">
            <text:p>27.926</text:p>
          </table:table-cell>
          <table:table-cell office:value-type="float" office:value="0.096136">
            <text:p>0.096136</text:p>
          </table:table-cell>
          <table:table-cell office:value-type="float" office:value="-0.60166">
            <text:p>-0.6016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77793">
            <text:p>0.77793</text:p>
          </table:table-cell>
          <table:table-cell office:value-type="float" office:value="0">
            <text:p>0</text:p>
          </table:table-cell>
          <table:table-cell office:value-type="float" office:value="0.042307">
            <text:p>0.042307</text:p>
          </table:table-cell>
          <table:table-cell/>
          <table:table-cell office:value-type="float" office:value="27.926">
            <text:p>27.926</text:p>
          </table:table-cell>
          <table:table-cell office:value-type="float" office:value="-0.05321">
            <text:p>-0.05321</text:p>
          </table:table-cell>
          <table:table-cell office:value-type="float" office:value="-0.41576">
            <text:p>-0.4157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1796">
            <text:p>0.11796</text:p>
          </table:table-cell>
          <table:table-cell office:value-type="float" office:value="0">
            <text:p>0</text:p>
          </table:table-cell>
          <table:table-cell office:value-type="float" office:value="0.042307">
            <text:p>0.042307</text:p>
          </table:table-cell>
        </table:table-row>
        <table:table-row table:style-name="ro2">
          <table:table-cell office:value-type="float" office:value="28.06">
            <text:p>28.06</text:p>
          </table:table-cell>
          <table:table-cell office:value-type="float" office:value="0.090738">
            <text:p>0.090738</text:p>
          </table:table-cell>
          <table:table-cell office:value-type="float" office:value="-0.60773">
            <text:p>-0.6077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88477">
            <text:p>0.88477</text:p>
          </table:table-cell>
          <table:table-cell table:style-name="ce3" office:value-type="string">
            <text:p>-8.3225e-16</text:p>
          </table:table-cell>
          <table:table-cell office:value-type="float" office:value="0.042227">
            <text:p>0.042227</text:p>
          </table:table-cell>
          <table:table-cell/>
          <table:table-cell office:value-type="float" office:value="28.06">
            <text:p>28.06</text:p>
          </table:table-cell>
          <table:table-cell office:value-type="float" office:value="-0.069352">
            <text:p>-0.069352</text:p>
          </table:table-cell>
          <table:table-cell office:value-type="float" office:value="-0.41779">
            <text:p>-0.4177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0571">
            <text:p>0.10571</text:p>
          </table:table-cell>
          <table:table-cell table:style-name="ce3" office:value-type="string">
            <text:p>-8.3225e-16</text:p>
          </table:table-cell>
          <table:table-cell office:value-type="float" office:value="0.042227">
            <text:p>0.042227</text:p>
          </table:table-cell>
        </table:table-row>
        <table:table-row table:style-name="ro2">
          <table:table-cell office:value-type="float" office:value="28.193">
            <text:p>28.193</text:p>
          </table:table-cell>
          <table:table-cell office:value-type="float" office:value="0.085623">
            <text:p>0.085623</text:p>
          </table:table-cell>
          <table:table-cell office:value-type="float" office:value="-0.61384">
            <text:p>-0.6138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0003">
            <text:p>1.0003</text:p>
          </table:table-cell>
          <table:table-cell office:value-type="float" office:value="0">
            <text:p>0</text:p>
          </table:table-cell>
          <table:table-cell office:value-type="float" office:value="0.042317">
            <text:p>0.042317</text:p>
          </table:table-cell>
          <table:table-cell/>
          <table:table-cell office:value-type="float" office:value="28.193">
            <text:p>28.193</text:p>
          </table:table-cell>
          <table:table-cell office:value-type="float" office:value="-0.085964">
            <text:p>-0.085964</text:p>
          </table:table-cell>
          <table:table-cell office:value-type="float" office:value="-0.41931">
            <text:p>-0.4193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0938">
            <text:p>0.10938</text:p>
          </table:table-cell>
          <table:table-cell office:value-type="float" office:value="0">
            <text:p>0</text:p>
          </table:table-cell>
          <table:table-cell office:value-type="float" office:value="0.042317">
            <text:p>0.042317</text:p>
          </table:table-cell>
        </table:table-row>
        <table:table-row table:style-name="ro2">
          <table:table-cell office:value-type="float" office:value="28.327">
            <text:p>28.327</text:p>
          </table:table-cell>
          <table:table-cell office:value-type="float" office:value="0.081391">
            <text:p>0.081391</text:p>
          </table:table-cell>
          <table:table-cell office:value-type="float" office:value="-0.62072">
            <text:p>-0.6207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1205">
            <text:p>1.1205</text:p>
          </table:table-cell>
          <table:table-cell office:value-type="float" office:value="0">
            <text:p>0</text:p>
          </table:table-cell>
          <table:table-cell office:value-type="float" office:value="0.042449">
            <text:p>0.042449</text:p>
          </table:table-cell>
          <table:table-cell/>
          <table:table-cell office:value-type="float" office:value="28.327">
            <text:p>28.327</text:p>
          </table:table-cell>
          <table:table-cell office:value-type="float" office:value="-0.1024">
            <text:p>-0.1024</text:p>
          </table:table-cell>
          <table:table-cell office:value-type="float" office:value="-0.42164">
            <text:p>-0.4216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0769">
            <text:p>0.10769</text:p>
          </table:table-cell>
          <table:table-cell office:value-type="float" office:value="0">
            <text:p>0</text:p>
          </table:table-cell>
          <table:table-cell office:value-type="float" office:value="0.042449">
            <text:p>0.042449</text:p>
          </table:table-cell>
        </table:table-row>
        <table:table-row table:style-name="ro2">
          <table:table-cell office:value-type="float" office:value="28.461">
            <text:p>28.461</text:p>
          </table:table-cell>
          <table:table-cell office:value-type="float" office:value="0.077349">
            <text:p>0.077349</text:p>
          </table:table-cell>
          <table:table-cell office:value-type="float" office:value="-0.63002">
            <text:p>-0.6300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1916">
            <text:p>1.1916</text:p>
          </table:table-cell>
          <table:table-cell office:value-type="float" office:value="0">
            <text:p>0</text:p>
          </table:table-cell>
          <table:table-cell office:value-type="float" office:value="0.042664">
            <text:p>0.042664</text:p>
          </table:table-cell>
          <table:table-cell/>
          <table:table-cell office:value-type="float" office:value="28.461">
            <text:p>28.461</text:p>
          </table:table-cell>
          <table:table-cell office:value-type="float" office:value="-0.11837">
            <text:p>-0.11837</text:p>
          </table:table-cell>
          <table:table-cell office:value-type="float" office:value="-0.42383">
            <text:p>-0.4238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97973">
            <text:p>0.097973</text:p>
          </table:table-cell>
          <table:table-cell office:value-type="float" office:value="0">
            <text:p>0</text:p>
          </table:table-cell>
          <table:table-cell office:value-type="float" office:value="0.042664">
            <text:p>0.042664</text:p>
          </table:table-cell>
        </table:table-row>
        <table:table-row table:style-name="ro2">
          <table:table-cell office:value-type="float" office:value="28.594">
            <text:p>28.594</text:p>
          </table:table-cell>
          <table:table-cell office:value-type="float" office:value="0.074257">
            <text:p>0.074257</text:p>
          </table:table-cell>
          <table:table-cell office:value-type="float" office:value="-0.6396">
            <text:p>-0.639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2355">
            <text:p>1.2355</text:p>
          </table:table-cell>
          <table:table-cell office:value-type="float" office:value="0">
            <text:p>0</text:p>
          </table:table-cell>
          <table:table-cell office:value-type="float" office:value="0.042998">
            <text:p>0.042998</text:p>
          </table:table-cell>
          <table:table-cell/>
          <table:table-cell office:value-type="float" office:value="28.594">
            <text:p>28.594</text:p>
          </table:table-cell>
          <table:table-cell office:value-type="float" office:value="-0.13478">
            <text:p>-0.13478</text:p>
          </table:table-cell>
          <table:table-cell office:value-type="float" office:value="-0.42538">
            <text:p>-0.42538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98481">
            <text:p>0.098481</text:p>
          </table:table-cell>
          <table:table-cell office:value-type="float" office:value="0">
            <text:p>0</text:p>
          </table:table-cell>
          <table:table-cell office:value-type="float" office:value="0.042998">
            <text:p>0.042998</text:p>
          </table:table-cell>
        </table:table-row>
        <table:table-row table:style-name="ro2">
          <table:table-cell office:value-type="float" office:value="28.728">
            <text:p>28.728</text:p>
          </table:table-cell>
          <table:table-cell office:value-type="float" office:value="0.070001">
            <text:p>0.070001</text:p>
          </table:table-cell>
          <table:table-cell office:value-type="float" office:value="-0.65551">
            <text:p>-0.6555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2699">
            <text:p>1.2699</text:p>
          </table:table-cell>
          <table:table-cell office:value-type="float" office:value="0">
            <text:p>0</text:p>
          </table:table-cell>
          <table:table-cell office:value-type="float" office:value="0.043882">
            <text:p>0.043882</text:p>
          </table:table-cell>
          <table:table-cell/>
          <table:table-cell office:value-type="float" office:value="28.728">
            <text:p>28.728</text:p>
          </table:table-cell>
          <table:table-cell office:value-type="float" office:value="-0.15087">
            <text:p>-0.15087</text:p>
          </table:table-cell>
          <table:table-cell office:value-type="float" office:value="-0.42757">
            <text:p>-0.4275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85057">
            <text:p>0.085057</text:p>
          </table:table-cell>
          <table:table-cell office:value-type="float" office:value="0">
            <text:p>0</text:p>
          </table:table-cell>
          <table:table-cell office:value-type="float" office:value="0.043882">
            <text:p>0.043882</text:p>
          </table:table-cell>
        </table:table-row>
        <table:table-row table:style-name="ro2">
          <table:table-cell office:value-type="float" office:value="28.861">
            <text:p>28.861</text:p>
          </table:table-cell>
          <table:table-cell office:value-type="float" office:value="0.065726">
            <text:p>0.065726</text:p>
          </table:table-cell>
          <table:table-cell office:value-type="float" office:value="-0.6711">
            <text:p>-0.671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2923">
            <text:p>1.2923</text:p>
          </table:table-cell>
          <table:table-cell office:value-type="float" office:value="0">
            <text:p>0</text:p>
          </table:table-cell>
          <table:table-cell office:value-type="float" office:value="0.044391">
            <text:p>0.044391</text:p>
          </table:table-cell>
          <table:table-cell/>
          <table:table-cell office:value-type="float" office:value="28.861">
            <text:p>28.861</text:p>
          </table:table-cell>
          <table:table-cell office:value-type="float" office:value="-0.16734">
            <text:p>-0.16734</text:p>
          </table:table-cell>
          <table:table-cell office:value-type="float" office:value="-0.42933">
            <text:p>-0.42933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79314">
            <text:p>0.079314</text:p>
          </table:table-cell>
          <table:table-cell office:value-type="float" office:value="0">
            <text:p>0</text:p>
          </table:table-cell>
          <table:table-cell office:value-type="float" office:value="0.044391">
            <text:p>0.044391</text:p>
          </table:table-cell>
        </table:table-row>
        <table:table-row table:style-name="ro2">
          <table:table-cell office:value-type="float" office:value="28.995">
            <text:p>28.995</text:p>
          </table:table-cell>
          <table:table-cell office:value-type="float" office:value="0.061498">
            <text:p>0.061498</text:p>
          </table:table-cell>
          <table:table-cell office:value-type="float" office:value="-0.68655">
            <text:p>-0.6865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3098">
            <text:p>1.3098</text:p>
          </table:table-cell>
          <table:table-cell office:value-type="float" office:value="0">
            <text:p>0</text:p>
          </table:table-cell>
          <table:table-cell office:value-type="float" office:value="0.044995">
            <text:p>0.044995</text:p>
          </table:table-cell>
          <table:table-cell/>
          <table:table-cell office:value-type="float" office:value="28.995">
            <text:p>28.995</text:p>
          </table:table-cell>
          <table:table-cell office:value-type="float" office:value="-0.18405">
            <text:p>-0.18405</text:p>
          </table:table-cell>
          <table:table-cell office:value-type="float" office:value="-0.4307">
            <text:p>-0.430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0144">
            <text:p>0.10144</text:p>
          </table:table-cell>
          <table:table-cell office:value-type="float" office:value="0">
            <text:p>0</text:p>
          </table:table-cell>
          <table:table-cell office:value-type="float" office:value="0.044995">
            <text:p>0.044995</text:p>
          </table:table-cell>
        </table:table-row>
        <table:table-row table:style-name="ro2">
          <table:table-cell office:value-type="float" office:value="29.129">
            <text:p>29.129</text:p>
          </table:table-cell>
          <table:table-cell office:value-type="float" office:value="0.057169">
            <text:p>0.057169</text:p>
          </table:table-cell>
          <table:table-cell office:value-type="float" office:value="-0.7025">
            <text:p>-0.702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3162">
            <text:p>1.3162</text:p>
          </table:table-cell>
          <table:table-cell office:value-type="float" office:value="0">
            <text:p>0</text:p>
          </table:table-cell>
          <table:table-cell office:value-type="float" office:value="0.045736">
            <text:p>0.045736</text:p>
          </table:table-cell>
          <table:table-cell/>
          <table:table-cell office:value-type="float" office:value="29.129">
            <text:p>29.129</text:p>
          </table:table-cell>
          <table:table-cell office:value-type="float" office:value="-0.20061">
            <text:p>-0.20061</text:p>
          </table:table-cell>
          <table:table-cell office:value-type="float" office:value="-0.43272">
            <text:p>-0.4327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012">
            <text:p>0.1012</text:p>
          </table:table-cell>
          <table:table-cell office:value-type="float" office:value="0">
            <text:p>0</text:p>
          </table:table-cell>
          <table:table-cell office:value-type="float" office:value="0.045736">
            <text:p>0.045736</text:p>
          </table:table-cell>
        </table:table-row>
        <table:table-row table:style-name="ro2">
          <table:table-cell office:value-type="float" office:value="29.262">
            <text:p>29.262</text:p>
          </table:table-cell>
          <table:table-cell office:value-type="float" office:value="0.052928">
            <text:p>0.052928</text:p>
          </table:table-cell>
          <table:table-cell office:value-type="float" office:value="-0.7181">
            <text:p>-0.718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3201">
            <text:p>1.3201</text:p>
          </table:table-cell>
          <table:table-cell office:value-type="float" office:value="0">
            <text:p>0</text:p>
          </table:table-cell>
          <table:table-cell office:value-type="float" office:value="0.045705">
            <text:p>0.045705</text:p>
          </table:table-cell>
          <table:table-cell/>
          <table:table-cell office:value-type="float" office:value="29.262">
            <text:p>29.262</text:p>
          </table:table-cell>
          <table:table-cell office:value-type="float" office:value="-0.21634">
            <text:p>-0.21634</text:p>
          </table:table-cell>
          <table:table-cell office:value-type="float" office:value="-0.4346">
            <text:p>-0.434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95449">
            <text:p>0.095449</text:p>
          </table:table-cell>
          <table:table-cell office:value-type="float" office:value="0">
            <text:p>0</text:p>
          </table:table-cell>
          <table:table-cell office:value-type="float" office:value="0.045705">
            <text:p>0.045705</text:p>
          </table:table-cell>
        </table:table-row>
        <table:table-row table:style-name="ro2">
          <table:table-cell office:value-type="float" office:value="29.396">
            <text:p>29.396</text:p>
          </table:table-cell>
          <table:table-cell office:value-type="float" office:value="0.048666">
            <text:p>0.048666</text:p>
          </table:table-cell>
          <table:table-cell office:value-type="float" office:value="-0.73419">
            <text:p>-0.7341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3175">
            <text:p>1.3175</text:p>
          </table:table-cell>
          <table:table-cell table:style-name="ce3" office:value-type="string">
            <text:p>-8.3225e-16</text:p>
          </table:table-cell>
          <table:table-cell office:value-type="float" office:value="0.045957">
            <text:p>0.045957</text:p>
          </table:table-cell>
          <table:table-cell/>
          <table:table-cell office:value-type="float" office:value="29.396">
            <text:p>29.396</text:p>
          </table:table-cell>
          <table:table-cell office:value-type="float" office:value="-0.23234">
            <text:p>-0.23234</text:p>
          </table:table-cell>
          <table:table-cell office:value-type="float" office:value="-0.43655">
            <text:p>-0.4365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8917">
            <text:p>0.08917</text:p>
          </table:table-cell>
          <table:table-cell table:style-name="ce3" office:value-type="string">
            <text:p>-8.3225e-16</text:p>
          </table:table-cell>
          <table:table-cell office:value-type="float" office:value="0.045957">
            <text:p>0.045957</text:p>
          </table:table-cell>
        </table:table-row>
        <table:table-row table:style-name="ro2">
          <table:table-cell office:value-type="float" office:value="29.529">
            <text:p>29.529</text:p>
          </table:table-cell>
          <table:table-cell office:value-type="float" office:value="0.044269">
            <text:p>0.044269</text:p>
          </table:table-cell>
          <table:table-cell office:value-type="float" office:value="-0.74969">
            <text:p>-0.7496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3228">
            <text:p>1.3228</text:p>
          </table:table-cell>
          <table:table-cell office:value-type="float" office:value="0">
            <text:p>0</text:p>
          </table:table-cell>
          <table:table-cell office:value-type="float" office:value="0.046393">
            <text:p>0.046393</text:p>
          </table:table-cell>
          <table:table-cell/>
          <table:table-cell office:value-type="float" office:value="29.529">
            <text:p>29.529</text:p>
          </table:table-cell>
          <table:table-cell office:value-type="float" office:value="-0.24839">
            <text:p>-0.24839</text:p>
          </table:table-cell>
          <table:table-cell office:value-type="float" office:value="-0.43804">
            <text:p>-0.43804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94987">
            <text:p>0.094987</text:p>
          </table:table-cell>
          <table:table-cell office:value-type="float" office:value="0">
            <text:p>0</text:p>
          </table:table-cell>
          <table:table-cell office:value-type="float" office:value="0.046393">
            <text:p>0.046393</text:p>
          </table:table-cell>
        </table:table-row>
        <table:table-row table:style-name="ro2">
          <table:table-cell office:value-type="float" office:value="29.663">
            <text:p>29.663</text:p>
          </table:table-cell>
          <table:table-cell office:value-type="float" office:value="0.040052">
            <text:p>0.040052</text:p>
          </table:table-cell>
          <table:table-cell office:value-type="float" office:value="-0.76517">
            <text:p>-0.7651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324">
            <text:p>1.324</text:p>
          </table:table-cell>
          <table:table-cell table:style-name="ce3" office:value-type="string">
            <text:p>-8.3225e-16</text:p>
          </table:table-cell>
          <table:table-cell office:value-type="float" office:value="0.046112">
            <text:p>0.046112</text:p>
          </table:table-cell>
          <table:table-cell/>
          <table:table-cell office:value-type="float" office:value="29.663">
            <text:p>29.663</text:p>
          </table:table-cell>
          <table:table-cell office:value-type="float" office:value="-0.26513">
            <text:p>-0.26513</text:p>
          </table:table-cell>
          <table:table-cell office:value-type="float" office:value="-0.43977">
            <text:p>-0.43977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0154">
            <text:p>0.10154</text:p>
          </table:table-cell>
          <table:table-cell table:style-name="ce3" office:value-type="string">
            <text:p>-8.3225e-16</text:p>
          </table:table-cell>
          <table:table-cell office:value-type="float" office:value="0.046112">
            <text:p>0.046112</text:p>
          </table:table-cell>
        </table:table-row>
        <table:table-row table:style-name="ro2">
          <table:table-cell office:value-type="float" office:value="29.797">
            <text:p>29.797</text:p>
          </table:table-cell>
          <table:table-cell office:value-type="float" office:value="0.035678">
            <text:p>0.035678</text:p>
          </table:table-cell>
          <table:table-cell office:value-type="float" office:value="-0.78061">
            <text:p>-0.78061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322">
            <text:p>1.322</text:p>
          </table:table-cell>
          <table:table-cell office:value-type="float" office:value="0">
            <text:p>0</text:p>
          </table:table-cell>
          <table:table-cell office:value-type="float" office:value="0.045954">
            <text:p>0.045954</text:p>
          </table:table-cell>
          <table:table-cell/>
          <table:table-cell office:value-type="float" office:value="29.797">
            <text:p>29.797</text:p>
          </table:table-cell>
          <table:table-cell office:value-type="float" office:value="-0.28149">
            <text:p>-0.28149</text:p>
          </table:table-cell>
          <table:table-cell office:value-type="float" office:value="-0.44206">
            <text:p>-0.4420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92807">
            <text:p>0.092807</text:p>
          </table:table-cell>
          <table:table-cell office:value-type="float" office:value="0">
            <text:p>0</text:p>
          </table:table-cell>
          <table:table-cell office:value-type="float" office:value="0.045954">
            <text:p>0.045954</text:p>
          </table:table-cell>
        </table:table-row>
        <table:table-row table:style-name="ro2">
          <table:table-cell office:value-type="float" office:value="29.93">
            <text:p>29.93</text:p>
          </table:table-cell>
          <table:table-cell office:value-type="float" office:value="0.031301">
            <text:p>0.031301</text:p>
          </table:table-cell>
          <table:table-cell office:value-type="float" office:value="-0.79609">
            <text:p>-0.79609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3212">
            <text:p>1.3212</text:p>
          </table:table-cell>
          <table:table-cell office:value-type="float" office:value="0">
            <text:p>0</text:p>
          </table:table-cell>
          <table:table-cell office:value-type="float" office:value="0.046039">
            <text:p>0.046039</text:p>
          </table:table-cell>
          <table:table-cell/>
          <table:table-cell office:value-type="float" office:value="29.93">
            <text:p>29.93</text:p>
          </table:table-cell>
          <table:table-cell office:value-type="float" office:value="-0.29743">
            <text:p>-0.29743</text:p>
          </table:table-cell>
          <table:table-cell office:value-type="float" office:value="-0.4435">
            <text:p>-0.4435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99997">
            <text:p>0.099997</text:p>
          </table:table-cell>
          <table:table-cell office:value-type="float" office:value="0">
            <text:p>0</text:p>
          </table:table-cell>
          <table:table-cell office:value-type="float" office:value="0.046039">
            <text:p>0.046039</text:p>
          </table:table-cell>
        </table:table-row>
        <table:table-row table:style-name="ro2">
          <table:table-cell office:value-type="float" office:value="30.064">
            <text:p>30.064</text:p>
          </table:table-cell>
          <table:table-cell office:value-type="float" office:value="0.027013">
            <text:p>0.027013</text:p>
          </table:table-cell>
          <table:table-cell office:value-type="float" office:value="-0.81192">
            <text:p>-0.81192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1.3097">
            <text:p>1.3097</text:p>
          </table:table-cell>
          <table:table-cell table:style-name="ce3" office:value-type="string">
            <text:p>-8.3225e-16</text:p>
          </table:table-cell>
          <table:table-cell office:value-type="float" office:value="0.045601">
            <text:p>0.045601</text:p>
          </table:table-cell>
          <table:table-cell/>
          <table:table-cell office:value-type="float" office:value="30.064">
            <text:p>30.064</text:p>
          </table:table-cell>
          <table:table-cell office:value-type="float" office:value="-0.31386">
            <text:p>-0.31386</text:p>
          </table:table-cell>
          <table:table-cell office:value-type="float" office:value="-0.44566">
            <text:p>-0.44566</text:p>
          </table:table-cell>
          <table:table-cell office:value-type="float" office:value="0">
            <text:p>0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087549">
            <text:p>0.087549</text:p>
          </table:table-cell>
          <table:table-cell table:style-name="ce3" office:value-type="string">
            <text:p>-8.3225e-16</text:p>
          </table:table-cell>
          <table:table-cell office:value-type="float" office:value="0.045601">
            <text:p>0.045601</text:p>
          </table:table-cell>
        </table:table-row>
        <table:table-row table:style-name="ro2" table:number-rows-repeated="1048344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1T17:12:42</dc:date>
    <dc:creator>auvlab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4109" meta:object-count="0"/>
  </office:meta>
</office:document-meta>
</file>